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style-name="gr1" draw:text-style-name="P1" svg:width="21.614cm" svg:height="12.431cm" svg:x="32.104cm" svg:y="0cm">
            <draw:object draw:notify-on-update-of-ranges="Sheet1.C6:Sheet1.C9 Sheet1.B2:Sheet1.B2 Sheet1.D2:Sheet1.D5 Sheet1.B6:Sheet1.B6 Sheet1.D6:Sheet1.D9 Sheet1.B10:Sheet1.B10 Sheet1.D10:Sheet1.D13 Sheet1.B14:Sheet1.B14 Sheet1.D14:Sheet1.D17 Sheet1.B18:Sheet1.B18 Sheet1.D18:Sheet1.D21 Sheet1.B22:Sheet1.B22 Sheet1.D22:Sheet1.D25 Sheet1.B26:Sheet1.B26 Sheet1.D26:Sheet1.D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.063cm" svg:height="11.74cm" svg:x="62.861cm" svg:y="61.465cm">
            <draw:object draw:notify-on-update-of-ranges="Sheet1.C2:Sheet1.C5 Sheet1.B2:Sheet1.B2 Sheet1.E2:Sheet1.E5 Sheet1.B6:Sheet1.B6 Sheet1.E6:Sheet1.E9 Sheet1.B10:Sheet1.B10 Sheet1.E10:Sheet1.E13 Sheet1.B14:Sheet1.B14 Sheet1.E14:Sheet1.E17 Sheet1.B18:Sheet1.B18 Sheet1.E18:Sheet1.E21 Sheet1.B22:Sheet1.B22 Sheet1.E22:Sheet1.E25 Sheet1.B26:Sheet1.B26 Sheet1.E26:Sheet1.E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1.641cm" svg:height="12.537cm" svg:x="75.305cm" svg:y="0.292cm">
            <draw:object draw:notify-on-update-of-ranges="Sheet1.C2:Sheet1.C5 Sheet1.B2:Sheet1.B2 Sheet1.F2:Sheet1.F5 Sheet1.B6:Sheet1.B6 Sheet1.F6:Sheet1.F9 Sheet1.B10:Sheet1.B10 Sheet1.F10:Sheet1.F13 Sheet1.B14:Sheet1.B14 Sheet1.F14:Sheet1.F17 Sheet1.B18:Sheet1.B18 Sheet1.F18:Sheet1.F21 Sheet1.B22:Sheet1.B22 Sheet1.F22:Sheet1.F25 Sheet1.B26:Sheet1.B26 Sheet1.F26:Sheet1.F2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.485cm" svg:height="12.749cm" svg:x="39.152cm" svg:y="64.519cm">
            <draw:object draw:notify-on-update-of-ranges="Sheet1.C30:Sheet1.C33 Sheet1.B30:Sheet1.B30 Sheet1.D30:Sheet1.D33 Sheet1.B34:Sheet1.B34 Sheet1.D34:Sheet1.D37 Sheet1.B38:Sheet1.B38 Sheet1.D38:Sheet1.D41 Sheet1.B42:Sheet1.B42 Sheet1.D42:Sheet1.D45 Sheet1.B46:Sheet1.B46 Sheet1.D46:Sheet1.D49 Sheet1.B50:Sheet1.B50 Sheet1.D50:Sheet1.D53 Sheet1.B57:Sheet1.B57 Sheet1.D54:Sheet1.D5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1.119cm" svg:height="12.723cm" svg:x="106.389cm" svg:y="38.143cm">
            <draw:object draw:notify-on-update-of-ranges="Sheet1.C30:Sheet1.C33 Sheet1.B30:Sheet1.B30 Sheet1.E30:Sheet1.E33 Sheet1.B34:Sheet1.B34 Sheet1.E34:Sheet1.E37 Sheet1.B38:Sheet1.B38 Sheet1.E38:Sheet1.E41 Sheet1.B42:Sheet1.B42 Sheet1.E42:Sheet1.E45 Sheet1.B46:Sheet1.B46 Sheet1.E46:Sheet1.E49 Sheet1.B50:Sheet1.B50 Sheet1.E50:Sheet1.E53 Sheet1.B54:Sheet1.B54 Sheet1.E54:Sheet1.E5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1.421cm" svg:height="12.218cm" svg:x="75.579cm" svg:y="13.413cm">
            <draw:object draw:notify-on-update-of-ranges="Sheet1.C30:Sheet1.C33 Sheet1.B30:Sheet1.B30 Sheet1.F30:Sheet1.F33 Sheet1.B34:Sheet1.B34 Sheet1.F34:Sheet1.F37 Sheet1.B38:Sheet1.B38 Sheet1.F38:Sheet1.F41 Sheet1.B42:Sheet1.B42 Sheet1.F42:Sheet1.F45 Sheet1.B46:Sheet1.B46 Sheet1.F46:Sheet1.F49 Sheet1.B50:Sheet1.B50 Sheet1.F50:Sheet1.F53 Sheet1.B54:Sheet1.B54 Sheet1.F54:Sheet1.F5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9.825cm" svg:height="11.714cm" svg:x="27.974cm" svg:y="25.207cm">
            <draw:object draw:notify-on-update-of-ranges="Sheet1.C58:Sheet1.C61 Sheet1.B58:Sheet1.B58 Sheet1.D58:Sheet1.D61 Sheet1.B62:Sheet1.B62 Sheet1.D62:Sheet1.D65 Sheet1.B66:Sheet1.B66 Sheet1.D66:Sheet1.D69 Sheet1.B70:Sheet1.B70 Sheet1.D70:Sheet1.D73 Sheet1.B74:Sheet1.B74 Sheet1.D74:Sheet1.D77 Sheet1.B78:Sheet1.B78 Sheet1.D78:Sheet1.D81 Sheet1.B82:Sheet1.B82 Sheet1.D82:Sheet1.D8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9.301cm" svg:height="11.369cm" svg:x="29.406cm" svg:y="12.192cm">
            <draw:object draw:notify-on-update-of-ranges="Sheet1.C58:Sheet1.C61 Sheet1.B58:Sheet1.B58 Sheet1.E58:Sheet1.E61 Sheet1.B62:Sheet1.B62 Sheet1.E62:Sheet1.E65 Sheet1.B66:Sheet1.B66 Sheet1.E66:Sheet1.E69 Sheet1.B70:Sheet1.B70 Sheet1.E70:Sheet1.E73 Sheet1.B74:Sheet1.B74 Sheet1.E74:Sheet1.E77 Sheet1.B78:Sheet1.B78 Sheet1.E78:Sheet1.E81 Sheet1.B82:Sheet1.B82 Sheet1.E82:Sheet1.E8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9.411cm" svg:height="11.316cm" svg:x="76.324cm" svg:y="25.817cm">
            <draw:object draw:notify-on-update-of-ranges="Sheet1.C58:Sheet1.C61 Sheet1.B58:Sheet1.B58 Sheet1.F58:Sheet1.F61 Sheet1.B62:Sheet1.B62 Sheet1.F62:Sheet1.F65 Sheet1.B66:Sheet1.B66 Sheet1.F66:Sheet1.F69 Sheet1.B70:Sheet1.B70 Sheet1.F70:Sheet1.F73 Sheet1.B74:Sheet1.B74 Sheet1.F74:Sheet1.F77 Sheet1.B78:Sheet1.B78 Sheet1.F78:Sheet1.F81 Sheet1.B82:Sheet1.B82 Sheet1.F82:Sheet1.F8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21.614cm" svg:height="11.527cm" svg:x="18.971cm" svg:y="38.541cm">
            <draw:object draw:notify-on-update-of-ranges="Sheet1.C86:Sheet1.C89 Sheet1.B86:Sheet1.B86 Sheet1.D86:Sheet1.D89 Sheet1.B90:Sheet1.B90 Sheet1.D90:Sheet1.D93 Sheet1.B94:Sheet1.B94 Sheet1.D94:Sheet1.D97 Sheet1.B98:Sheet1.B98 Sheet1.D98:Sheet1.D101 Sheet1.B102:Sheet1.B102 Sheet1.D102:Sheet1.D105 Sheet1.B106:Sheet1.B106 Sheet1.D106:Sheet1.D109 Sheet1.B110:Sheet1.B110 Sheet1.D110:Sheet1.D11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21.614cm" svg:height="11.527cm" svg:x="37.557cm" svg:y="37.267cm">
            <draw:object draw:notify-on-update-of-ranges="Sheet1.C86:Sheet1.C89 Sheet1.B86:Sheet1.B86 Sheet1.E86:Sheet1.E89 Sheet1.B90:Sheet1.B90 Sheet1.E90:Sheet1.E93 Sheet1.B94:Sheet1.B94 Sheet1.E94:Sheet1.E97 Sheet1.B98:Sheet1.B98 Sheet1.E98:Sheet1.E101 Sheet1.B102:Sheet1.B102 Sheet1.E102:Sheet1.E105 Sheet1.B106:Sheet1.B106 Sheet1.E106:Sheet1.E109 Sheet1.B110:Sheet1.B110 Sheet1.E110:Sheet1.E11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21.614cm" svg:height="11.527cm" svg:x="59.113cm" svg:y="37.799cm">
            <draw:object draw:notify-on-update-of-ranges="Sheet1.C86:Sheet1.C89 Sheet1.B86:Sheet1.B86 Sheet1.F86:Sheet1.F89 Sheet1.B90:Sheet1.B90 Sheet1.F90:Sheet1.F93 Sheet1.B94:Sheet1.B94 Sheet1.F94:Sheet1.F97 Sheet1.B98:Sheet1.B98 Sheet1.F98:Sheet1.F101 Sheet1.B102:Sheet1.B102 Sheet1.F102:Sheet1.F105 Sheet1.B106:Sheet1.B106 Sheet1.F106:Sheet1.F109 Sheet1.B110:Sheet1.B110 Sheet1.F110:Sheet1.F11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draw:text-style-name="P1" svg:width="21.614cm" svg:height="11.527cm" svg:x="19.026cm" svg:y="51.213cm">
            <draw:object draw:notify-on-update-of-ranges="Sheet1.C86:Sheet1.C89 Sheet1.B86:Sheet1.B86 Sheet1.D114:Sheet1.D117 Sheet1.B90:Sheet1.B90 Sheet1.D118:Sheet1.D121 Sheet1.B94:Sheet1.B94 Sheet1.D122:Sheet1.D125 Sheet1.B98:Sheet1.B98 Sheet1.D126:Sheet1.D129 Sheet1.B102:Sheet1.B102 Sheet1.D130:Sheet1.D133 Sheet1.B106:Sheet1.B106 Sheet1.D134:Sheet1.D137 Sheet1.B138:Sheet1.B138 Sheet1.D138:Sheet1.D14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3" draw:style-name="gr1" draw:text-style-name="P1" svg:width="21.614cm" svg:height="11.527cm" svg:x="41.52cm" svg:y="52.515cm">
            <draw:object draw:notify-on-update-of-ranges="Sheet1.C86:Sheet1.C89 Sheet1.B86:Sheet1.B86 Sheet1.E114:Sheet1.E117 Sheet1.B90:Sheet1.B90 Sheet1.E118:Sheet1.E121 Sheet1.B94:Sheet1.B94 Sheet1.E122:Sheet1.E125 Sheet1.B98:Sheet1.B98 Sheet1.E126:Sheet1.E129 Sheet1.B102:Sheet1.B102 Sheet1.E130:Sheet1.E133 Sheet1.B106:Sheet1.B106 Sheet1.E134:Sheet1.E137 Sheet1.B138:Sheet1.B138 Sheet1.E138:Sheet1.E1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21.614cm" svg:height="11.527cm" svg:x="59.114cm" svg:y="51.238cm">
            <draw:object draw:notify-on-update-of-ranges="Sheet1.C86:Sheet1.C89 Sheet1.B86:Sheet1.B86 Sheet1.F114:Sheet1.F117 Sheet1.B90:Sheet1.B90 Sheet1.F118:Sheet1.F121 Sheet1.B94:Sheet1.B94 Sheet1.F122:Sheet1.F125 Sheet1.B98:Sheet1.B98 Sheet1.F126:Sheet1.F129 Sheet1.B102:Sheet1.B102 Sheet1.F130:Sheet1.F133 Sheet1.B106:Sheet1.B106 Sheet1.F134:Sheet1.F137 Sheet1.B138:Sheet1.B138 Sheet1.F138:Sheet1.F141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5" draw:style-name="gr1" draw:text-style-name="P1" svg:width="22.688cm" svg:height="11.156cm" svg:x="98.819cm" svg:y="0.424cm">
            <draw:object draw:notify-on-update-of-ranges="Sheet1.C2:Sheet1.C5 Sheet1.B2:Sheet1.B2 Sheet1.G2:Sheet1.G5 Sheet1.B6:Sheet1.B6 Sheet1.G6:Sheet1.G9 Sheet1.B10:Sheet1.B10 Sheet1.G10:Sheet1.G13 Sheet1.B14:Sheet1.B14 Sheet1.G14:Sheet1.G17 Sheet1.B18:Sheet1.B18 Sheet1.G18:Sheet1.G21 Sheet1.B22:Sheet1.B22 Sheet1.G22:Sheet1.G25 Sheet1.B26:Sheet1.B26 Sheet1.G26:Sheet1.G29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23.541cm" svg:height="12.032cm" svg:x="97.662cm" svg:y="13.599cm">
            <draw:object draw:notify-on-update-of-ranges="Sheet1.C30:Sheet1.C33 Sheet1.B30:Sheet1.B30 Sheet1.G30:Sheet1.G33 Sheet1.B34:Sheet1.B34 Sheet1.G34:Sheet1.G37 Sheet1.B38:Sheet1.B38 Sheet1.G38:Sheet1.G41 Sheet1.B42:Sheet1.B42 Sheet1.G42:Sheet1.G45 Sheet1.B46:Sheet1.B46 Sheet1.G46:Sheet1.G49 Sheet1.B50:Sheet1.B50 Sheet1.G50:Sheet1.G53 Sheet1.B54:Sheet1.B54 Sheet1.G54:Sheet1.G57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7" draw:style-name="gr1" draw:text-style-name="P1" svg:width="23.954cm" svg:height="11.9cm" svg:x="98.597cm" svg:y="26.057cm">
            <draw:object draw:notify-on-update-of-ranges="Sheet1.C58:Sheet1.C61 Sheet1.B58:Sheet1.B58 Sheet1.G58:Sheet1.G61 Sheet1.B62:Sheet1.B62 Sheet1.G62:Sheet1.G65 Sheet1.B66:Sheet1.B66 Sheet1.G66:Sheet1.G69 Sheet1.B70:Sheet1.B70 Sheet1.G70:Sheet1.G73 Sheet1.B74:Sheet1.B74 Sheet1.G74:Sheet1.G77 Sheet1.B78:Sheet1.B78 Sheet1.G78:Sheet1.G81 Sheet1.B82:Sheet1.B82 Sheet1.G82:Sheet1.G8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8" draw:style-name="gr1" draw:text-style-name="P1" svg:width="22.495cm" svg:height="11.635cm" svg:x="82.82cm" svg:y="37.743cm">
            <draw:object draw:notify-on-update-of-ranges="Sheet1.C86:Sheet1.C89 Sheet1.B86:Sheet1.B86 Sheet1.G86:Sheet1.G89 Sheet1.B90:Sheet1.B90 Sheet1.G90:Sheet1.G93 Sheet1.B94:Sheet1.B94 Sheet1.G94:Sheet1.G97 Sheet1.B98:Sheet1.B98 Sheet1.G98:Sheet1.G101 Sheet1.B102:Sheet1.B102 Sheet1.G102:Sheet1.G105 Sheet1.B106:Sheet1.B106 Sheet1.G106:Sheet1.G109 Sheet1.B110:Sheet1.B110 Sheet1.G110:Sheet1.G113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9" draw:style-name="gr1" draw:text-style-name="P1" svg:width="22.467cm" svg:height="9.536cm" svg:x="82.463cm" svg:y="51.61cm">
            <draw:object draw:notify-on-update-of-ranges="Sheet1.C114:Sheet1.C117 Sheet1.B114:Sheet1.B114 Sheet1.G114:Sheet1.G117 Sheet1.B118:Sheet1.B118 Sheet1.G118:Sheet1.G121 Sheet1.B122:Sheet1.B122 Sheet1.G122:Sheet1.G125 Sheet1.B126:Sheet1.B126 Sheet1.G126:Sheet1.G129 Sheet1.B130:Sheet1.B130 Sheet1.G130:Sheet1.G133 Sheet1.B134:Sheet1.B134 Sheet1.G134:Sheet1.G137 Sheet1.B138:Sheet1.B138 Sheet1.G138:Sheet1.G14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0" draw:style-name="gr1" draw:text-style-name="P1" svg:width="15.997cm" svg:height="9.004cm" svg:x="58.868cm" svg:y="26.536cm">
            <draw:object draw:notify-on-update-of-ranges="Sheet1.J2:Sheet1.J5 Sheet1.I2:Sheet1.I2 Sheet1.K2:Sheet1.K5 Sheet1.I6:Sheet1.I6 Sheet1.K6:Sheet1.K9 Sheet1.I10:Sheet1.I10 Sheet1.K10:Sheet1.K13 Sheet1.I14:Sheet1.I14 Sheet1.K14:Sheet1.K17 Sheet1.I18:Sheet1.I18 Sheet1.K18:Sheet1.K21 Sheet1.I22:Sheet1.I22 Sheet1.K22:Sheet1.K25 Sheet1.I26:Sheet1.I26 Sheet1.K26:Sheet1.K29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1" draw:style-name="gr1" draw:text-style-name="P1" svg:width="15.997cm" svg:height="9.005cm" svg:x="62.887cm" svg:y="2.736cm">
            <draw:object draw:notify-on-update-of-ranges="Sheet1.J2:Sheet1.J5 Sheet1.I2:Sheet1.I2 Sheet1.L2:Sheet1.L5 Sheet1.I6:Sheet1.I6 Sheet1.L6:Sheet1.L9 Sheet1.I10:Sheet1.I10 Sheet1.L10:Sheet1.L13 Sheet1.I14:Sheet1.I14 Sheet1.L14:Sheet1.L17 Sheet1.I18:Sheet1.I18 Sheet1.L18:Sheet1.L21 Sheet1.I22:Sheet1.I22 Sheet1.L22:Sheet1.L25 Sheet1.I26:Sheet1.I26 Sheet1.L26:Sheet1.L29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2" draw:style-name="gr1" draw:text-style-name="P1" svg:width="15.997cm" svg:height="9.005cm" svg:x="49.533cm" svg:y="13.811cm">
            <draw:object draw:notify-on-update-of-ranges="Sheet1.J2:Sheet1.J5 Sheet1.I2:Sheet1.I2 Sheet1.N2:Sheet1.N5 Sheet1.I6:Sheet1.I6 Sheet1.N6:Sheet1.N9 Sheet1.I10:Sheet1.I10 Sheet1.N10:Sheet1.N13 Sheet1.I14:Sheet1.I14 Sheet1.N14:Sheet1.N17 Sheet1.I18:Sheet1.I18 Sheet1.N18:Sheet1.N21 Sheet1.I22:Sheet1.I22 Sheet1.N22:Sheet1.N25 Sheet1.I26:Sheet1.I26 Sheet1.N26:Sheet1.N29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office:annotation draw:style-name="gr2" draw:text-style-name="P2" svg:width="2.899cm" svg:height="0.991cm" svg:x="2.857cm" svg:y="0cm" draw:caption-point-x="-0.61cm" draw:caption-point-y="0.01cm">
              <dc:date>2016-07-24T00:00:00</dc:date>
              <text:p text:style-name="P2">Risultati completi </text:p>
              <text:p text:style-name="P2"/>
            </office:annotation>
            <text:p>CutOff</text:p>
          </table:table-cell>
          <table:table-cell office:value-type="string" calcext:value-type="string">
            <text:p>Algorithm</text:p>
          </table:table-cell>
          <table:table-cell table:style-name="Default" office:value-type="string" calcext:value-type="string">
            <text:p>Cold Perc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AggregateDiversity</text:p>
          </table:table-cell>
          <table:table-cell/>
          <table:table-cell office:value-type="string" calcext:value-type="string">
            <office:annotation draw:style-name="gr3" draw:text-style-name="P2" svg:width="2.899cm" svg:height="1.781cm" svg:x="20.92cm" svg:y="0cm" draw:caption-point-x="-0.61cm" draw:caption-point-y="0.01cm">
              <dc:date>2016-07-24T00:00:00</dc:date>
              <text:p text:style-name="P2">Risultati medi per la presentazione</text:p>
              <text:p text:style-name="P2"/>
            </office:annotation>
            <text:p>Algorithm</text:p>
          </table:table-cell>
          <table:table-cell office:value-type="string" calcext:value-type="string">
            <text:p>Cold Perc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AggregateDiversi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coverage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38461538461538" calcext:value-type="float">
            <text:p>0,1384615385</text:p>
          </table:table-cell>
          <table:table-cell office:value-type="float" office:value="0.0437786626080718" calcext:value-type="float">
            <text:p>0,0437786626</text:p>
          </table:table-cell>
          <table:table-cell table:formula="of:=2*([.D2]*[.E2])/([.D2]+[.E2])" office:value-type="float" office:value="0.0665238618145167" calcext:value-type="float">
            <text:p>0,0665238618</text:p>
          </table:table-cell>
          <table:table-cell office:value-type="float" office:value="0.00114285714285714" calcext:value-type="float">
            <text:p>0,0011428571</text:p>
          </table:table-cell>
          <table:table-cell/>
          <table:table-cell office:value-type="string" calcext:value-type="string">
            <text:p>Cocoverage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2" table:formula="of:=AVERAGE([.D2];[.D30];[.D58];[.D86];[.D114])" office:value-type="float" office:value="0.0987922521342495" calcext:value-type="float">
            <text:p>0,0987922521</text:p>
          </table:table-cell>
          <table:table-cell table:formula="of:=AVERAGE([.E2];[.E30];[.E58];[.E86];[.E114])" office:value-type="float" office:value="0.0965766361732843" calcext:value-type="float">
            <text:p>0,0965766362</text:p>
          </table:table-cell>
          <table:table-cell table:formula="of:=AVERAGE([.F2];[.F30];[.F58];[.F86];[.F114])" office:value-type="float" office:value="0.0900246303905717" calcext:value-type="float">
            <text:p>0,0900246304</text:p>
          </table:table-cell>
          <table:table-cell table:formula="of:=AVERAGE([.G2];[.G30];[.G58];[.G86];[.G114])" office:value-type="float" office:value="0.00382857142857143" calcext:value-type="float">
            <text:p>0,0038285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coverage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12" calcext:value-type="float">
            <text:p>0,12</text:p>
          </table:table-cell>
          <table:table-cell office:value-type="float" office:value="0.0357695364927529" calcext:value-type="float">
            <text:p>0,0357695365</text:p>
          </table:table-cell>
          <table:table-cell table:formula="of:=2*([.D3]*[.E3])/([.D3]+[.E3])" office:value-type="float" office:value="0.0551114739861866" calcext:value-type="float">
            <text:p>0,055111474</text:p>
          </table:table-cell>
          <table:table-cell office:value-type="float" office:value="0.00157142857142857" calcext:value-type="float">
            <text:p>0,0015714286</text:p>
          </table:table-cell>
          <table:table-cell/>
          <table:table-cell office:value-type="string" calcext:value-type="string">
            <text:p>Cocoverage</text:p>
          </table:table-cell>
          <table:table-cell table:style-name="ce1" office:value-type="percentage" office:value="0.5" calcext:value-type="percentage">
            <text:p>50,00%</text:p>
          </table:table-cell>
          <table:table-cell table:style-name="ce2" table:formula="of:=AVERAGE([.D3];[.D31];[.D59];[.D87];[.D115])" office:value-type="float" office:value="0.0850564484263473" calcext:value-type="float">
            <text:p>0,0850564484</text:p>
          </table:table-cell>
          <table:table-cell table:formula="of:=AVERAGE([.E3];[.E31];[.E59];[.E87];[.E115])" office:value-type="float" office:value="0.0812235622119171" calcext:value-type="float">
            <text:p>0,0812235622</text:p>
          </table:table-cell>
          <table:table-cell table:formula="of:=AVERAGE([.F3];[.F31];[.F59];[.F87];[.F115])" office:value-type="float" office:value="0.0762963217059634" calcext:value-type="float">
            <text:p>0,0762963217</text:p>
          </table:table-cell>
          <table:table-cell table:formula="of:=AVERAGE([.G3];[.G31];[.G59];[.G87];[.G115])" office:value-type="float" office:value="0.00417142857142857" calcext:value-type="float">
            <text:p>0,0041714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coverage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124175824175824" calcext:value-type="float">
            <text:p>0,1241758242</text:p>
          </table:table-cell>
          <table:table-cell office:value-type="float" office:value="0.0373447124922154" calcext:value-type="float">
            <text:p>0,0373447125</text:p>
          </table:table-cell>
          <table:table-cell table:formula="of:=2*([.D4]*[.E4])/([.D4]+[.E4])" office:value-type="float" office:value="0.057420691485947" calcext:value-type="float">
            <text:p>0,0574206915</text:p>
          </table:table-cell>
          <table:table-cell office:value-type="float" office:value="0.00157142857142857" calcext:value-type="float">
            <text:p>0,0015714286</text:p>
          </table:table-cell>
          <table:table-cell/>
          <table:table-cell office:value-type="string" calcext:value-type="string">
            <text:p>Cocoverage</text:p>
          </table:table-cell>
          <table:table-cell table:style-name="ce1" office:value-type="percentage" office:value="0.8" calcext:value-type="percentage">
            <text:p>80,00%</text:p>
          </table:table-cell>
          <table:table-cell table:style-name="ce2" table:formula="of:=AVERAGE([.D4];[.D32];[.D60];[.D88];[.D116])" office:value-type="float" office:value="0.0753806874019166" calcext:value-type="float">
            <text:p>0,0753806874</text:p>
          </table:table-cell>
          <table:table-cell table:formula="of:=AVERAGE([.E4];[.E32];[.E60];[.E88];[.E116])" office:value-type="float" office:value="0.0621399898948742" calcext:value-type="float">
            <text:p>0,0621399899</text:p>
          </table:table-cell>
          <table:table-cell table:formula="of:=AVERAGE([.F4];[.F32];[.F60];[.F88];[.F116])" office:value-type="float" office:value="0.0619406564655454" calcext:value-type="float">
            <text:p>0,0619406565</text:p>
          </table:table-cell>
          <table:table-cell table:formula="of:=AVERAGE([.G4];[.G32];[.G60];[.G88];[.G116])" office:value-type="float" office:value="0.00431428571428572" calcext:value-type="float">
            <text:p>0,00431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coverage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121698113207547" calcext:value-type="float">
            <text:p>0,1216981132</text:p>
          </table:table-cell>
          <table:table-cell office:value-type="float" office:value="0.0368729592483753" calcext:value-type="float">
            <text:p>0,0368729592</text:p>
          </table:table-cell>
          <table:table-cell table:formula="of:=2*([.D5]*[.E5])/([.D5]+[.E5])" office:value-type="float" office:value="0.0565975811275842" calcext:value-type="float">
            <text:p>0,0565975811</text:p>
          </table:table-cell>
          <table:table-cell office:value-type="float" office:value="0.00142857142857143" calcext:value-type="float">
            <text:p>0,0014285714</text:p>
          </table:table-cell>
          <table:table-cell/>
          <table:table-cell office:value-type="string" calcext:value-type="string">
            <text:p>Cocoverage</text:p>
          </table:table-cell>
          <table:table-cell table:style-name="ce1" office:value-type="percentage" office:value="1" calcext:value-type="percentage">
            <text:p>100,00%</text:p>
          </table:table-cell>
          <table:table-cell table:style-name="ce2" table:formula="of:=AVERAGE([.D5];[.D33];[.D61];[.D89];[.D117])" office:value-type="float" office:value="0.0707808932132243" calcext:value-type="float">
            <text:p>0,0707808932</text:p>
          </table:table-cell>
          <table:table-cell table:formula="of:=AVERAGE([.E5];[.E33];[.E61];[.E89];[.E117])" office:value-type="float" office:value="0.0530228489455072" calcext:value-type="float">
            <text:p>0,0530228489</text:p>
          </table:table-cell>
          <table:table-cell table:formula="of:=AVERAGE([.F5];[.F33];[.F61];[.F89];[.F117])" office:value-type="float" office:value="0.0559474902495376" calcext:value-type="float">
            <text:p>0,0559474902</text:p>
          </table:table-cell>
          <table:table-cell table:formula="of:=AVERAGE([.G5];[.G33];[.G61];[.G89];[.G117])" office:value-type="float" office:value="0.00425714285714286" calcext:value-type="float">
            <text:p>0,00425714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kSVD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" calcext:value-type="float">
            <text:p>0,1</text:p>
          </table:table-cell>
          <table:table-cell office:value-type="float" office:value="0.0400453551923657" calcext:value-type="float">
            <text:p>0,0400453552</text:p>
          </table:table-cell>
          <table:table-cell table:formula="of:=2*([.D6]*[.E6])/([.D6]+[.E6])" office:value-type="float" office:value="0.0571891229628567" calcext:value-type="float">
            <text:p>0,057189123</text:p>
          </table:table-cell>
          <table:table-cell office:value-type="float" office:value="0.00157142857142857" calcext:value-type="float">
            <text:p>0,0015714286</text:p>
          </table:table-cell>
          <table:table-cell/>
          <table:table-cell office:value-type="string" calcext:value-type="string">
            <text:p>FunkSVD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2" table:formula="of:=AVERAGE([.D6];[.D34];[.D62];[.D90];[.D118])" office:value-type="float" office:value="0.0493879678053485" calcext:value-type="float">
            <text:p>0,0493879678</text:p>
          </table:table-cell>
          <table:table-cell table:formula="of:=AVERAGE([.E6];[.E34];[.E62];[.E90];[.E118])" office:value-type="float" office:value="0.0512351699009942" calcext:value-type="float">
            <text:p>0,0512351699</text:p>
          </table:table-cell>
          <table:table-cell table:formula="of:=AVERAGE([.F6];[.F34];[.F62];[.F90];[.F118])" office:value-type="float" office:value="0.0461935917611258" calcext:value-type="float">
            <text:p>0,0461935918</text:p>
          </table:table-cell>
          <table:table-cell table:formula="of:=AVERAGE([.G6];[.G34];[.G62];[.G90];[.G118])" office:value-type="float" office:value="0.00305714285714286" calcext:value-type="float">
            <text:p>0,00305714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kSVD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107142857142857" calcext:value-type="float">
            <text:p>0,1071428571</text:p>
          </table:table-cell>
          <table:table-cell office:value-type="float" office:value="0.0472155909250581" calcext:value-type="float">
            <text:p>0,0472155909</text:p>
          </table:table-cell>
          <table:table-cell table:formula="of:=2*([.D7]*[.E7])/([.D7]+[.E7])" office:value-type="float" office:value="0.0655463096023521" calcext:value-type="float">
            <text:p>0,0655463096</text:p>
          </table:table-cell>
          <table:table-cell office:value-type="float" office:value="0.00157142857142857" calcext:value-type="float">
            <text:p>0,0015714286</text:p>
          </table:table-cell>
          <table:table-cell/>
          <table:table-cell office:value-type="string" calcext:value-type="string">
            <text:p>FunkSVD</text:p>
          </table:table-cell>
          <table:table-cell table:style-name="ce1" office:value-type="percentage" office:value="0.5" calcext:value-type="percentage">
            <text:p>50,00%</text:p>
          </table:table-cell>
          <table:table-cell table:style-name="ce2" table:formula="of:=AVERAGE([.D7];[.D35];[.D63];[.D91];[.D119])" office:value-type="float" office:value="0.0500676424668227" calcext:value-type="float">
            <text:p>0,0500676425</text:p>
          </table:table-cell>
          <table:table-cell table:formula="of:=AVERAGE([.E7];[.E35];[.E63];[.E91];[.E119])" office:value-type="float" office:value="0.0478712045911187" calcext:value-type="float">
            <text:p>0,0478712046</text:p>
          </table:table-cell>
          <table:table-cell table:formula="of:=AVERAGE([.F7];[.F35];[.F63];[.F91];[.F119])" office:value-type="float" office:value="0.0449912774362204" calcext:value-type="float">
            <text:p>0,0449912774</text:p>
          </table:table-cell>
          <table:table-cell table:formula="of:=AVERAGE([.G7];[.G35];[.G63];[.G91];[.G119])" office:value-type="float" office:value="0.00377142857142857" calcext:value-type="float">
            <text:p>0,0037714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kSVD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113372093023256" calcext:value-type="float">
            <text:p>0,113372093</text:p>
          </table:table-cell>
          <table:table-cell office:value-type="float" office:value="0.0490847766526758" calcext:value-type="float">
            <text:p>0,0490847767</text:p>
          </table:table-cell>
          <table:table-cell table:formula="of:=2*([.D8]*[.E8])/([.D8]+[.E8])" office:value-type="float" office:value="0.0685085693919085" calcext:value-type="float">
            <text:p>0,0685085694</text:p>
          </table:table-cell>
          <table:table-cell office:value-type="float" office:value="0.00171428571428571" calcext:value-type="float">
            <text:p>0,0017142857</text:p>
          </table:table-cell>
          <table:table-cell/>
          <table:table-cell office:value-type="string" calcext:value-type="string">
            <text:p>FunkSVD</text:p>
          </table:table-cell>
          <table:table-cell table:style-name="ce1" office:value-type="percentage" office:value="0.8" calcext:value-type="percentage">
            <text:p>80,00%</text:p>
          </table:table-cell>
          <table:table-cell table:style-name="ce2" table:formula="of:=AVERAGE([.D8];[.D36];[.D64];[.D92];[.D120])" office:value-type="float" office:value="0.0555474960630442" calcext:value-type="float">
            <text:p>0,0555474961</text:p>
          </table:table-cell>
          <table:table-cell table:formula="of:=AVERAGE([.E8];[.E36];[.E64];[.E92];[.E120])" office:value-type="float" office:value="0.0531481285010874" calcext:value-type="float">
            <text:p>0,0531481285</text:p>
          </table:table-cell>
          <table:table-cell table:formula="of:=AVERAGE([.F8];[.F36];[.F64];[.F92];[.F120])" office:value-type="float" office:value="0.0498822914507156" calcext:value-type="float">
            <text:p>0,0498822915</text:p>
          </table:table-cell>
          <table:table-cell table:formula="of:=AVERAGE([.G8];[.G36];[.G64];[.G92];[.G120])" office:value-type="float" office:value="0.00422857142857143" calcext:value-type="float">
            <text:p>0,0042285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kSVD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116326530612245" calcext:value-type="float">
            <text:p>0,1163265306</text:p>
          </table:table-cell>
          <table:table-cell office:value-type="float" office:value="0.047979463091693" calcext:value-type="float">
            <text:p>0,0479794631</text:p>
          </table:table-cell>
          <table:table-cell table:formula="of:=2*([.D9]*[.E9])/([.D9]+[.E9])" office:value-type="float" office:value="0.0679376857322903" calcext:value-type="float">
            <text:p>0,0679376857</text:p>
          </table:table-cell>
          <table:table-cell office:value-type="float" office:value="0.00142857142857143" calcext:value-type="float">
            <text:p>0,0014285714</text:p>
          </table:table-cell>
          <table:table-cell/>
          <table:table-cell office:value-type="string" calcext:value-type="string">
            <text:p>FunkSVD</text:p>
          </table:table-cell>
          <table:table-cell table:style-name="ce1" office:value-type="percentage" office:value="1" calcext:value-type="percentage">
            <text:p>100,00%</text:p>
          </table:table-cell>
          <table:table-cell table:style-name="ce2" table:formula="of:=AVERAGE([.D9];[.D37];[.D65];[.D93];[.D121])" office:value-type="float" office:value="0.0538262699287269" calcext:value-type="float">
            <text:p>0,0538262699</text:p>
          </table:table-cell>
          <table:table-cell table:formula="of:=AVERAGE([.E9];[.E37];[.E65];[.E93];[.E121])" office:value-type="float" office:value="0.0472242389688316" calcext:value-type="float">
            <text:p>0,047224239</text:p>
          </table:table-cell>
          <table:table-cell table:formula="of:=AVERAGE([.F9];[.F37];[.F65];[.F93];[.F121])" office:value-type="float" office:value="0.0464079397654735" calcext:value-type="float">
            <text:p>0,0464079398</text:p>
          </table:table-cell>
          <table:table-cell table:formula="of:=AVERAGE([.G9];[.G37];[.G65];[.G93];[.G121])" office:value-type="float" office:value="0.00385714285714286" calcext:value-type="float">
            <text:p>0,00385714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emItem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25" calcext:value-type="float">
            <text:p>0,125</text:p>
          </table:table-cell>
          <table:table-cell office:value-type="float" office:value="0.0382101850546718" calcext:value-type="float">
            <text:p>0,0382101851</text:p>
          </table:table-cell>
          <table:table-cell table:formula="of:=2*([.D10]*[.E10])/([.D10]+[.E10])" office:value-type="float" office:value="0.0585291062593187" calcext:value-type="float">
            <text:p>0,0585291063</text:p>
          </table:table-cell>
          <table:table-cell office:value-type="float" office:value="0.00257142857142857" calcext:value-type="float">
            <text:p>0,0025714286</text:p>
          </table:table-cell>
          <table:table-cell/>
          <table:table-cell office:value-type="string" calcext:value-type="string">
            <text:p>ItemItem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2" table:formula="of:=AVERAGE([.D10];[.D38];[.D66];[.D94];[.D122])" office:value-type="float" office:value="0.0698278538426865" calcext:value-type="float">
            <text:p>0,0698278538</text:p>
          </table:table-cell>
          <table:table-cell table:formula="of:=AVERAGE([.E10];[.E38];[.E66];[.E94];[.E122])" office:value-type="float" office:value="0.0530885544632771" calcext:value-type="float">
            <text:p>0,0530885545</text:p>
          </table:table-cell>
          <table:table-cell table:formula="of:=AVERAGE([.F10];[.F38];[.F66];[.F94];[.F122])" office:value-type="float" office:value="0.0551428330077672" calcext:value-type="float">
            <text:p>0,055142833</text:p>
          </table:table-cell>
          <table:table-cell table:formula="of:=AVERAGE([.G10];[.G38];[.G66];[.G94];[.G122])" office:value-type="float" office:value="0.00831428571428572" calcext:value-type="float">
            <text:p>0,00831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emItem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137837837837838" calcext:value-type="float">
            <text:p>0,1378378378</text:p>
          </table:table-cell>
          <table:table-cell office:value-type="float" office:value="0.0444700291141618" calcext:value-type="float">
            <text:p>0,0444700291</text:p>
          </table:table-cell>
          <table:table-cell table:formula="of:=2*([.D11]*[.E11])/([.D11]+[.E11])" office:value-type="float" office:value="0.0672450702667226" calcext:value-type="float">
            <text:p>0,0672450703</text:p>
          </table:table-cell>
          <table:table-cell office:value-type="float" office:value="0.00885714285714286" calcext:value-type="float">
            <text:p>0,0088571429</text:p>
          </table:table-cell>
          <table:table-cell/>
          <table:table-cell office:value-type="string" calcext:value-type="string">
            <text:p>ItemItem</text:p>
          </table:table-cell>
          <table:table-cell table:style-name="ce1" office:value-type="percentage" office:value="0.5" calcext:value-type="percentage">
            <text:p>50,00%</text:p>
          </table:table-cell>
          <table:table-cell table:style-name="ce2" table:formula="of:=AVERAGE([.D11];[.D39];[.D67];[.D95];[.D123])" office:value-type="float" office:value="0.0736022719343824" calcext:value-type="float">
            <text:p>0,0736022719</text:p>
          </table:table-cell>
          <table:table-cell table:formula="of:=AVERAGE([.E11];[.E39];[.E67];[.E95];[.E123])" office:value-type="float" office:value="0.0582440708419356" calcext:value-type="float">
            <text:p>0,0582440708</text:p>
          </table:table-cell>
          <table:table-cell table:formula="of:=AVERAGE([.F11];[.F39];[.F67];[.F95];[.F123])" office:value-type="float" office:value="0.0598471837546023" calcext:value-type="float">
            <text:p>0,0598471838</text:p>
          </table:table-cell>
          <table:table-cell table:formula="of:=AVERAGE([.G11];[.G39];[.G67];[.G95];[.G123])" office:value-type="float" office:value="0.0212571428571429" calcext:value-type="float">
            <text:p>0,02125714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emItem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123255813953488" calcext:value-type="float">
            <text:p>0,123255814</text:p>
          </table:table-cell>
          <table:table-cell office:value-type="float" office:value="0.0480733961045912" calcext:value-type="float">
            <text:p>0,0480733961</text:p>
          </table:table-cell>
          <table:table-cell table:formula="of:=2*([.D12]*[.E12])/([.D12]+[.E12])" office:value-type="float" office:value="0.069168889115536" calcext:value-type="float">
            <text:p>0,0691688891</text:p>
          </table:table-cell>
          <table:table-cell office:value-type="float" office:value="0.0128571428571429" calcext:value-type="float">
            <text:p>0,0128571429</text:p>
          </table:table-cell>
          <table:table-cell/>
          <table:table-cell office:value-type="string" calcext:value-type="string">
            <text:p>ItemItem</text:p>
          </table:table-cell>
          <table:table-cell table:style-name="ce1" office:value-type="percentage" office:value="0.8" calcext:value-type="percentage">
            <text:p>80,00%</text:p>
          </table:table-cell>
          <table:table-cell table:style-name="ce2" table:formula="of:=AVERAGE([.D12];[.D40];[.D68];[.D96];[.D124])" office:value-type="float" office:value="0.0668929656405851" calcext:value-type="float">
            <text:p>0,0668929656</text:p>
          </table:table-cell>
          <table:table-cell table:formula="of:=AVERAGE([.E12];[.E40];[.E68];[.E96];[.E124])" office:value-type="float" office:value="0.0564156921206641" calcext:value-type="float">
            <text:p>0,0564156921</text:p>
          </table:table-cell>
          <table:table-cell table:formula="of:=AVERAGE([.F12];[.F40];[.F68];[.F96];[.F124])" office:value-type="float" office:value="0.0570014267397164" calcext:value-type="float">
            <text:p>0,0570014267</text:p>
          </table:table-cell>
          <table:table-cell table:formula="of:=AVERAGE([.G12];[.G40];[.G68];[.G96];[.G124])" office:value-type="float" office:value="0.0307142857142857" calcext:value-type="float">
            <text:p>0,03071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emIte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121198156682028" calcext:value-type="float">
            <text:p>0,1211981567</text:p>
          </table:table-cell>
          <table:table-cell office:value-type="float" office:value="0.0419461467786934" calcext:value-type="float">
            <text:p>0,0419461468</text:p>
          </table:table-cell>
          <table:table-cell table:formula="of:=2*([.D13]*[.E13])/([.D13]+[.E13])" office:value-type="float" office:value="0.0623226868686273" calcext:value-type="float">
            <text:p>0,0623226869</text:p>
          </table:table-cell>
          <table:table-cell office:value-type="float" office:value="0.0161428571428571" calcext:value-type="float">
            <text:p>0,0161428571</text:p>
          </table:table-cell>
          <table:table-cell/>
          <table:table-cell office:value-type="string" calcext:value-type="string">
            <text:p>ItemItem</text:p>
          </table:table-cell>
          <table:table-cell table:style-name="ce1" office:value-type="percentage" office:value="1" calcext:value-type="percentage">
            <text:p>100,00%</text:p>
          </table:table-cell>
          <table:table-cell table:style-name="ce2" table:formula="of:=AVERAGE([.D13];[.D41];[.D69];[.D97];[.D125])" office:value-type="float" office:value="0.0631749326232476" calcext:value-type="float">
            <text:p>0,0631749326</text:p>
          </table:table-cell>
          <table:table-cell table:formula="of:=AVERAGE([.E13];[.E41];[.E69];[.E97];[.E125])" office:value-type="float" office:value="0.0523130084961171" calcext:value-type="float">
            <text:p>0,0523130085</text:p>
          </table:table-cell>
          <table:table-cell table:formula="of:=AVERAGE([.F13];[.F41];[.F69];[.F97];[.F125])" office:value-type="float" office:value="0.052589668428897" calcext:value-type="float">
            <text:p>0,0525896684</text:p>
          </table:table-cell>
          <table:table-cell table:formula="of:=AVERAGE([.G13];[.G41];[.G69];[.G97];[.G125])" office:value-type="float" office:value="0.0370571428571428" calcext:value-type="float">
            <text:p>0,03705714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pularity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28671875" calcext:value-type="float">
            <text:p>0,28671875</text:p>
          </table:table-cell>
          <table:table-cell office:value-type="float" office:value="0.0981438582428284" calcext:value-type="float">
            <text:p>0,0981438582</text:p>
          </table:table-cell>
          <table:table-cell table:formula="of:=2*([.D14]*[.E14])/([.D14]+[.E14])" office:value-type="float" office:value="0.146232363201188" calcext:value-type="float">
            <text:p>0,1462323632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Popularity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2" table:formula="of:=AVERAGE([.D14];[.D42];[.D70];[.D98];[.D126])" office:value-type="float" office:value="0.199765367271966" calcext:value-type="float">
            <text:p>0,1997653673</text:p>
          </table:table-cell>
          <table:table-cell table:formula="of:=AVERAGE([.E14];[.E42];[.E70];[.E98];[.E126])" office:value-type="float" office:value="0.177142495222247" calcext:value-type="float">
            <text:p>0,1771424952</text:p>
          </table:table-cell>
          <table:table-cell table:formula="of:=AVERAGE([.F14];[.F42];[.F70];[.F98];[.F126])" office:value-type="float" office:value="0.17429727586261" calcext:value-type="float">
            <text:p>0,1742972759</text:p>
          </table:table-cell>
          <table:table-cell table:formula="of:=AVERAGE([.G14];[.G42];[.G70];[.G98];[.G126])" office:value-type="float" office:value="0.00494285714285715" calcext:value-type="float">
            <text:p>0,0049428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pularity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285066162570887" calcext:value-type="float">
            <text:p>0,2850661626</text:p>
          </table:table-cell>
          <table:table-cell office:value-type="float" office:value="0.0935703706580145" calcext:value-type="float">
            <text:p>0,0935703707</text:p>
          </table:table-cell>
          <table:table-cell table:formula="of:=2*([.D15]*[.E15])/([.D15]+[.E15])" office:value-type="float" office:value="0.140893675876175" calcext:value-type="float">
            <text:p>0,1408936759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Popularity</text:p>
          </table:table-cell>
          <table:table-cell table:style-name="ce1" office:value-type="percentage" office:value="0.5" calcext:value-type="percentage">
            <text:p>50,00%</text:p>
          </table:table-cell>
          <table:table-cell table:style-name="ce2" table:formula="of:=AVERAGE([.D15];[.D43];[.D71];[.D99];[.D127])" office:value-type="float" office:value="0.18311469181267" calcext:value-type="float">
            <text:p>0,1831146918</text:p>
          </table:table-cell>
          <table:table-cell table:formula="of:=AVERAGE([.E15];[.E43];[.E71];[.E99];[.E127])" office:value-type="float" office:value="0.158928517251649" calcext:value-type="float">
            <text:p>0,1589285173</text:p>
          </table:table-cell>
          <table:table-cell table:formula="of:=AVERAGE([.F15];[.F43];[.F71];[.F99];[.F127])" office:value-type="float" office:value="0.157173166910403" calcext:value-type="float">
            <text:p>0,1571731669</text:p>
          </table:table-cell>
          <table:table-cell table:formula="of:=AVERAGE([.G15];[.G43];[.G71];[.G99];[.G127])" office:value-type="float" office:value="0.00525714285714286" calcext:value-type="float">
            <text:p>0,00525714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pularity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195149253731343" calcext:value-type="float">
            <text:p>0,1951492537</text:p>
          </table:table-cell>
          <table:table-cell office:value-type="float" office:value="0.0578436579181427" calcext:value-type="float">
            <text:p>0,0578436579</text:p>
          </table:table-cell>
          <table:table-cell table:formula="of:=2*([.D16]*[.E16])/([.D16]+[.E16])" office:value-type="float" office:value="0.0892368612402551" calcext:value-type="float">
            <text:p>0,0892368612</text:p>
          </table:table-cell>
          <table:table-cell office:value-type="float" office:value="0.00185714285714286" calcext:value-type="float">
            <text:p>0,0018571429</text:p>
          </table:table-cell>
          <table:table-cell/>
          <table:table-cell office:value-type="string" calcext:value-type="string">
            <text:p>Popularity</text:p>
          </table:table-cell>
          <table:table-cell table:style-name="ce1" office:value-type="percentage" office:value="0.8" calcext:value-type="percentage">
            <text:p>80,00%</text:p>
          </table:table-cell>
          <table:table-cell table:style-name="ce2" table:formula="of:=AVERAGE([.D16];[.D44];[.D72];[.D100];[.D128])" office:value-type="float" office:value="0.129692865101003" calcext:value-type="float">
            <text:p>0,1296928651</text:p>
          </table:table-cell>
          <table:table-cell table:formula="of:=AVERAGE([.E16];[.E44];[.E72];[.E100];[.E128])" office:value-type="float" office:value="0.109283630314818" calcext:value-type="float">
            <text:p>0,1092836303</text:p>
          </table:table-cell>
          <table:table-cell table:formula="of:=AVERAGE([.F16];[.F44];[.F72];[.F100];[.F128])" office:value-type="float" office:value="0.109067274585532" calcext:value-type="float">
            <text:p>0,1090672746</text:p>
          </table:table-cell>
          <table:table-cell table:formula="of:=AVERAGE([.G16];[.G44];[.G72];[.G100];[.G128])" office:value-type="float" office:value="0.00514285714285714" calcext:value-type="float">
            <text:p>0,0051428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pularity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151006711409397" calcext:value-type="float">
            <text:p>0,1510067114</text:p>
          </table:table-cell>
          <table:table-cell office:value-type="float" office:value="0.0423688814245352" calcext:value-type="float">
            <text:p>0,0423688814</text:p>
          </table:table-cell>
          <table:table-cell table:formula="of:=2*([.D17]*[.E17])/([.D17]+[.E17])" office:value-type="float" office:value="0.0661715923530043" calcext:value-type="float">
            <text:p>0,0661715924</text:p>
          </table:table-cell>
          <table:table-cell office:value-type="float" office:value="0.00242857142857143" calcext:value-type="float">
            <text:p>0,0024285714</text:p>
          </table:table-cell>
          <table:table-cell/>
          <table:table-cell office:value-type="string" calcext:value-type="string">
            <text:p>Popularity</text:p>
          </table:table-cell>
          <table:table-cell table:style-name="ce1" office:value-type="percentage" office:value="1" calcext:value-type="percentage">
            <text:p>100,00%</text:p>
          </table:table-cell>
          <table:table-cell table:style-name="ce2" table:formula="of:=AVERAGE([.D17];[.D45];[.D73];[.D101];[.D129])" office:value-type="float" office:value="0.0953614073134655" calcext:value-type="float">
            <text:p>0,0953614073</text:p>
          </table:table-cell>
          <table:table-cell table:formula="of:=AVERAGE([.E17];[.E45];[.E73];[.E101];[.E129])" office:value-type="float" office:value="0.071705092487939" calcext:value-type="float">
            <text:p>0,0717050925</text:p>
          </table:table-cell>
          <table:table-cell table:formula="of:=AVERAGE([.F17];[.F45];[.F73];[.F101];[.F129])" office:value-type="float" office:value="0.0755699904618584" calcext:value-type="float">
            <text:p>0,0755699905</text:p>
          </table:table-cell>
          <table:table-cell table:formula="of:=AVERAGE([.G17];[.G45];[.G73];[.G101];[.G129])" office:value-type="float" office:value="0.00511428571428572" calcext:value-type="float">
            <text:p>0,00511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Popularity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02564102564102" calcext:value-type="float">
            <text:p>0,1025641026</text:p>
          </table:table-cell>
          <table:table-cell office:value-type="float" office:value="0.0351021720157311" calcext:value-type="float">
            <text:p>0,035102172</text:p>
          </table:table-cell>
          <table:table-cell table:formula="of:=2*([.D18]*[.E18])/([.D18]+[.E18])" office:value-type="float" office:value="0.0523036274764073" calcext:value-type="float">
            <text:p>0,0523036275</text:p>
          </table:table-cell>
          <table:table-cell office:value-type="float" office:value="0.00228571428571429" calcext:value-type="float">
            <text:p>0,0022857143</text:p>
          </table:table-cell>
          <table:table-cell/>
          <table:table-cell office:value-type="string" calcext:value-type="string">
            <text:p>RandomPopularity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2" table:formula="of:=AVERAGE([.D18];[.D46];[.D74];[.D102];[.D130])" office:value-type="float" office:value="0.0497665838361953" calcext:value-type="float">
            <text:p>0,0497665838</text:p>
          </table:table-cell>
          <table:table-cell table:formula="of:=AVERAGE([.E18];[.E46];[.E74];[.E102];[.E130])" office:value-type="float" office:value="0.038207517728614" calcext:value-type="float">
            <text:p>0,0382075177</text:p>
          </table:table-cell>
          <table:table-cell table:formula="of:=AVERAGE([.F18];[.F46];[.F74];[.F102];[.F130])" office:value-type="float" office:value="0.0396802300422921" calcext:value-type="float">
            <text:p>0,03968023</text:p>
          </table:table-cell>
          <table:table-cell table:formula="of:=AVERAGE([.G18];[.G46];[.G74];[.G102];[.G130])" office:value-type="float" office:value="0.00545714285714286" calcext:value-type="float">
            <text:p>0,00545714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Popularity</text:p>
          </table:table-cell>
          <table:table-cell office:value-type="percentage" office:value="0.5" calcext:value-type="percentage">
            <text:p>50,00%</text:p>
          </table:table-cell>
          <table:table-cell table:style-name="ce2" office:value-type="float" office:value="0.105732484076433" calcext:value-type="float">
            <text:p>0,1057324841</text:p>
          </table:table-cell>
          <table:table-cell office:value-type="float" office:value="0.0327480013331268" calcext:value-type="float">
            <text:p>0,0327480013</text:p>
          </table:table-cell>
          <table:table-cell table:formula="of:=2*([.D19]*[.E19])/([.D19]+[.E19])" office:value-type="float" office:value="0.0500074435650528" calcext:value-type="float">
            <text:p>0,0500074436</text:p>
          </table:table-cell>
          <table:table-cell office:value-type="float" office:value="0.00485714285714286" calcext:value-type="float">
            <text:p>0,0048571429</text:p>
          </table:table-cell>
          <table:table-cell/>
          <table:table-cell office:value-type="string" calcext:value-type="string">
            <text:p>RandomPopularity</text:p>
          </table:table-cell>
          <table:table-cell table:style-name="ce1" office:value-type="percentage" office:value="0.5" calcext:value-type="percentage">
            <text:p>50,00%</text:p>
          </table:table-cell>
          <table:table-cell table:style-name="ce2" table:formula="of:=AVERAGE([.D19];[.D47];[.D75];[.D103];[.D131])" office:value-type="float" office:value="0.0497142722122589" calcext:value-type="float">
            <text:p>0,0497142722</text:p>
          </table:table-cell>
          <table:table-cell table:formula="of:=AVERAGE([.E19];[.E47];[.E75];[.E103];[.E131])" office:value-type="float" office:value="0.0363913809613913" calcext:value-type="float">
            <text:p>0,036391381</text:p>
          </table:table-cell>
          <table:table-cell table:formula="of:=AVERAGE([.F19];[.F47];[.F75];[.F103];[.F131])" office:value-type="float" office:value="0.0382589899829842" calcext:value-type="float">
            <text:p>0,03825899</text:p>
          </table:table-cell>
          <table:table-cell table:formula="of:=AVERAGE([.G19];[.G47];[.G75];[.G103];[.G131])" office:value-type="float" office:value="0.0130285714285714" calcext:value-type="float">
            <text:p>0,0130285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Popularity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103636363636363" calcext:value-type="float">
            <text:p>0,1036363636</text:p>
          </table:table-cell>
          <table:table-cell office:value-type="float" office:value="0.0333049088025175" calcext:value-type="float">
            <text:p>0,0333049088</text:p>
          </table:table-cell>
          <table:table-cell table:formula="of:=2*([.D20]*[.E20])/([.D20]+[.E20])" office:value-type="float" office:value="0.0504099250439509" calcext:value-type="float">
            <text:p>0,050409925</text:p>
          </table:table-cell>
          <table:table-cell office:value-type="float" office:value="0.00628571428571429" calcext:value-type="float">
            <text:p>0,0062857143</text:p>
          </table:table-cell>
          <table:table-cell/>
          <table:table-cell office:value-type="string" calcext:value-type="string">
            <text:p>RandomPopularity</text:p>
          </table:table-cell>
          <table:table-cell table:style-name="ce1" office:value-type="percentage" office:value="0.8" calcext:value-type="percentage">
            <text:p>80,00%</text:p>
          </table:table-cell>
          <table:table-cell table:style-name="ce2" table:formula="of:=AVERAGE([.D20];[.D48];[.D76];[.D104];[.D132])" office:value-type="float" office:value="0.0488251970500642" calcext:value-type="float">
            <text:p>0,0488251971</text:p>
          </table:table-cell>
          <table:table-cell table:formula="of:=AVERAGE([.E20];[.E48];[.E76];[.E104];[.E132])" office:value-type="float" office:value="0.0359824796526117" calcext:value-type="float">
            <text:p>0,0359824797</text:p>
          </table:table-cell>
          <table:table-cell table:formula="of:=AVERAGE([.F20];[.F48];[.F76];[.F104];[.F132])" office:value-type="float" office:value="0.0377396861432094" calcext:value-type="float">
            <text:p>0,0377396861</text:p>
          </table:table-cell>
          <table:table-cell table:formula="of:=AVERAGE([.G20];[.G48];[.G76];[.G104];[.G132])" office:value-type="float" office:value="0.0194" calcext:value-type="float">
            <text:p>0,01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Popularity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104379562043795" calcext:value-type="float">
            <text:p>0,104379562</text:p>
          </table:table-cell>
          <table:table-cell office:value-type="float" office:value="0.0321708455237696" calcext:value-type="float">
            <text:p>0,0321708455</text:p>
          </table:table-cell>
          <table:table-cell table:formula="of:=2*([.D21]*[.E21])/([.D21]+[.E21])" office:value-type="float" office:value="0.0491829914852234" calcext:value-type="float">
            <text:p>0,0491829915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string" calcext:value-type="string">
            <text:p>RandomPopularity</text:p>
          </table:table-cell>
          <table:table-cell table:style-name="ce1" office:value-type="percentage" office:value="1" calcext:value-type="percentage">
            <text:p>100,00%</text:p>
          </table:table-cell>
          <table:table-cell table:style-name="ce2" table:formula="of:=AVERAGE([.D21];[.D49];[.D77];[.D105];[.D133])" office:value-type="float" office:value="0.0489309632099933" calcext:value-type="float">
            <text:p>0,0489309632</text:p>
          </table:table-cell>
          <table:table-cell table:formula="of:=AVERAGE([.E21];[.E49];[.E77];[.E105];[.E133])" office:value-type="float" office:value="0.0362976007301542" calcext:value-type="float">
            <text:p>0,0362976007</text:p>
          </table:table-cell>
          <table:table-cell table:formula="of:=AVERAGE([.F21];[.F49];[.F77];[.F105];[.F133])" office:value-type="float" office:value="0.0378496033651825" calcext:value-type="float">
            <text:p>0,0378496034</text:p>
          </table:table-cell>
          <table:table-cell table:formula="of:=AVERAGE([.G21];[.G49];[.G77];[.G105];[.G133])" office:value-type="float" office:value="0.0242857142857143" calcext:value-type="float">
            <text:p>0,0242857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edRec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77292576419214" calcext:value-type="float">
            <text:p>0,1772925764</text:p>
          </table:table-cell>
          <table:table-cell office:value-type="float" office:value="0.0660696818259547" calcext:value-type="float">
            <text:p>0,0660696818</text:p>
          </table:table-cell>
          <table:table-cell table:formula="of:=2*([.D22]*[.E22])/([.D22]+[.E22])" office:value-type="float" office:value="0.0962652483469365" calcext:value-type="float">
            <text:p>0,0962652483</text:p>
          </table:table-cell>
          <table:table-cell office:value-type="float" office:value="0.0187142857142857" calcext:value-type="float">
            <text:p>0,0187142857</text:p>
          </table:table-cell>
          <table:table-cell/>
          <table:table-cell office:value-type="string" calcext:value-type="string">
            <text:p>SeedRec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2" table:formula="of:=AVERAGE([.D22];[.D50];[.D78];[.D106];[.D134])" office:value-type="float" office:value="0.116903995511887" calcext:value-type="float">
            <text:p>0,1169039955</text:p>
          </table:table-cell>
          <table:table-cell table:formula="of:=AVERAGE([.E22];[.E50];[.E78];[.E106];[.E134])" office:value-type="float" office:value="0.11441991635709" calcext:value-type="float">
            <text:p>0,1144199164</text:p>
          </table:table-cell>
          <table:table-cell table:formula="of:=AVERAGE([.F22];[.F50];[.F78];[.F106];[.F134])" office:value-type="float" office:value="0.106820033186469" calcext:value-type="float">
            <text:p>0,1068200332</text:p>
          </table:table-cell>
          <table:table-cell table:formula="of:=AVERAGE([.G22];[.G50];[.G78];[.G106];[.G134])" office:value-type="float" office:value="0.0376285714285714" calcext:value-type="float">
            <text:p>0,0376285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edRec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152443609022557" calcext:value-type="float">
            <text:p>0,152443609</text:p>
          </table:table-cell>
          <table:table-cell office:value-type="float" office:value="0.0597314965564598" calcext:value-type="float">
            <text:p>0,0597314966</text:p>
          </table:table-cell>
          <table:table-cell table:formula="of:=2*([.D23]*[.E23])/([.D23]+[.E23])" office:value-type="float" office:value="0.0858317933438623" calcext:value-type="float">
            <text:p>0,0858317933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string" calcext:value-type="string">
            <text:p>SeedRec</text:p>
          </table:table-cell>
          <table:table-cell table:style-name="ce1" office:value-type="percentage" office:value="0.5" calcext:value-type="percentage">
            <text:p>50,00%</text:p>
          </table:table-cell>
          <table:table-cell table:style-name="ce2" table:formula="of:=AVERAGE([.D23];[.D51];[.D79];[.D107];[.D135])" office:value-type="float" office:value="0.104820241947054" calcext:value-type="float">
            <text:p>0,1048202419</text:p>
          </table:table-cell>
          <table:table-cell table:formula="of:=AVERAGE([.E23];[.E51];[.E79];[.E107];[.E135])" office:value-type="float" office:value="0.105374194534107" calcext:value-type="float">
            <text:p>0,1053741945</text:p>
          </table:table-cell>
          <table:table-cell table:formula="of:=AVERAGE([.F23];[.F51];[.F79];[.F107];[.F135])" office:value-type="float" office:value="0.0977535145405735" calcext:value-type="float">
            <text:p>0,0977535145</text:p>
          </table:table-cell>
          <table:table-cell table:formula="of:=AVERAGE([.G23];[.G51];[.G79];[.G107];[.G135])" office:value-type="float" office:value="0.0667142857142857" calcext:value-type="float">
            <text:p>0,06671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edRec</text:p>
          </table:table-cell>
          <table:table-cell office:value-type="percentage" office:value="0.8" calcext:value-type="percentage">
            <text:p>80,00%</text:p>
          </table:table-cell>
          <table:table-cell table:style-name="ce2" office:value-type="float" office:value="0.136150845253575" calcext:value-type="float">
            <text:p>0,1361508453</text:p>
          </table:table-cell>
          <table:table-cell office:value-type="float" office:value="0.0559896405161948" calcext:value-type="float">
            <text:p>0,0559896405</text:p>
          </table:table-cell>
          <table:table-cell table:formula="of:=2*([.D24]*[.E24])/([.D24]+[.E24])" office:value-type="float" office:value="0.0793485750926845" calcext:value-type="float">
            <text:p>0,0793485751</text:p>
          </table:table-cell>
          <table:table-cell office:value-type="float" office:value="0.0421428571428571" calcext:value-type="float">
            <text:p>0,0421428571</text:p>
          </table:table-cell>
          <table:table-cell/>
          <table:table-cell office:value-type="string" calcext:value-type="string">
            <text:p>SeedRec</text:p>
          </table:table-cell>
          <table:table-cell table:style-name="ce1" office:value-type="percentage" office:value="0.8" calcext:value-type="percentage">
            <text:p>80,00%</text:p>
          </table:table-cell>
          <table:table-cell table:style-name="ce2" table:formula="of:=AVERAGE([.D24];[.D52];[.D80];[.D108];[.D136])" office:value-type="float" office:value="0.0879611445020905" calcext:value-type="float">
            <text:p>0,0879611445</text:p>
          </table:table-cell>
          <table:table-cell table:formula="of:=AVERAGE([.E24];[.E52];[.E80];[.E108];[.E136])" office:value-type="float" office:value="0.0908044571044352" calcext:value-type="float">
            <text:p>0,0908044571</text:p>
          </table:table-cell>
          <table:table-cell table:formula="of:=AVERAGE([.F24];[.F52];[.F80];[.F108];[.F136])" office:value-type="float" office:value="0.0828927354608448" calcext:value-type="float">
            <text:p>0,0828927355</text:p>
          </table:table-cell>
          <table:table-cell table:formula="of:=AVERAGE([.G24];[.G52];[.G80];[.G108];[.G136])" office:value-type="float" office:value="0.0915142857142858" calcext:value-type="float">
            <text:p>0,09151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edRec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141883116883116" calcext:value-type="float">
            <text:p>0,1418831169</text:p>
          </table:table-cell>
          <table:table-cell office:value-type="float" office:value="0.0546664942090845" calcext:value-type="float">
            <text:p>0,0546664942</text:p>
          </table:table-cell>
          <table:table-cell table:formula="of:=2*([.D25]*[.E25])/([.D25]+[.E25])" office:value-type="float" office:value="0.0789241204229023" calcext:value-type="float">
            <text:p>0,0789241204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string" calcext:value-type="string">
            <text:p>SeedRec</text:p>
          </table:table-cell>
          <table:table-cell table:style-name="ce1" office:value-type="percentage" office:value="1" calcext:value-type="percentage">
            <text:p>100,00%</text:p>
          </table:table-cell>
          <table:table-cell table:style-name="ce2" table:formula="of:=AVERAGE([.D25];[.D53];[.D81];[.D109];[.D137])" office:value-type="float" office:value="0.0822243452382408" calcext:value-type="float">
            <text:p>0,0822243452</text:p>
          </table:table-cell>
          <table:table-cell table:formula="of:=AVERAGE([.E25];[.E53];[.E81];[.E109];[.E137])" office:value-type="float" office:value="0.0814978936500915" calcext:value-type="float">
            <text:p>0,0814978937</text:p>
          </table:table-cell>
          <table:table-cell table:formula="of:=AVERAGE([.F25];[.F53];[.F81];[.F109];[.F137])" office:value-type="float" office:value="0.0751919689223159" calcext:value-type="float">
            <text:p>0,0751919689</text:p>
          </table:table-cell>
          <table:table-cell table:formula="of:=AVERAGE([.G25];[.G53];[.G81];[.G109];[.G137])" office:value-type="float" office:value="0.103685714285714" calcext:value-type="float">
            <text:p>0,1036857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sRec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202074688796681" calcext:value-type="float">
            <text:p>0,2020746888</text:p>
          </table:table-cell>
          <table:table-cell office:value-type="float" office:value="0.0744023170203133" calcext:value-type="float">
            <text:p>0,074402317</text:p>
          </table:table-cell>
          <table:table-cell table:formula="of:=2*([.D26]*[.E26])/([.D26]+[.E26])" office:value-type="float" office:value="0.108760039651064" calcext:value-type="float">
            <text:p>0,1087600397</text:p>
          </table:table-cell>
          <table:table-cell office:value-type="float" office:value="0.0302857142857143" calcext:value-type="float">
            <text:p>0,0302857143</text:p>
          </table:table-cell>
          <table:table-cell/>
          <table:table-cell office:value-type="string" calcext:value-type="string">
            <text:p>PosRec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2" table:formula="of:=AVERAGE([.D26];[.D54];[.D82];[.D110];[.D138])" office:value-type="float" office:value="0.138494599818549" calcext:value-type="float">
            <text:p>0,1384945998</text:p>
          </table:table-cell>
          <table:table-cell table:formula="of:=AVERAGE([.E26];[.E54];[.E82];[.E110];[.E138])" office:value-type="float" office:value="0.140511730251967" calcext:value-type="float">
            <text:p>0,1405117303</text:p>
          </table:table-cell>
          <table:table-cell table:formula="of:=AVERAGE([.F26];[.F54];[.F82];[.F110];[.F138])" office:value-type="float" office:value="0.128727340800103" calcext:value-type="float">
            <text:p>0,1287273408</text:p>
          </table:table-cell>
          <table:table-cell table:formula="of:=AVERAGE([.G26];[.G54];[.G82];[.G110];[.G138])" office:value-type="float" office:value="0.0565428571428571" calcext:value-type="float">
            <text:p>0,0565428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sRec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185480943738657" calcext:value-type="float">
            <text:p>0,1854809437</text:p>
          </table:table-cell>
          <table:table-cell office:value-type="float" office:value="0.0724073770917255" calcext:value-type="float">
            <text:p>0,0724073771</text:p>
          </table:table-cell>
          <table:table-cell table:formula="of:=2*([.D27]*[.E27])/([.D27]+[.E27])" office:value-type="float" office:value="0.104155074517293" calcext:value-type="float">
            <text:p>0,1041550745</text:p>
          </table:table-cell>
          <table:table-cell office:value-type="float" office:value="0.054" calcext:value-type="float">
            <text:p>0,054</text:p>
          </table:table-cell>
          <table:table-cell/>
          <table:table-cell office:value-type="string" calcext:value-type="string">
            <text:p>PosRec</text:p>
          </table:table-cell>
          <table:table-cell table:style-name="ce1" office:value-type="percentage" office:value="0.5" calcext:value-type="percentage">
            <text:p>50,00%</text:p>
          </table:table-cell>
          <table:table-cell table:style-name="ce2" table:formula="of:=AVERAGE([.D27];[.D55];[.D83];[.D111];[.D139])" office:value-type="float" office:value="0.129824405667592" calcext:value-type="float">
            <text:p>0,1298244057</text:p>
          </table:table-cell>
          <table:table-cell table:formula="of:=AVERAGE([.E27];[.E55];[.E83];[.E111];[.E139])" office:value-type="float" office:value="0.133366208196133" calcext:value-type="float">
            <text:p>0,1333662082</text:p>
          </table:table-cell>
          <table:table-cell table:formula="of:=AVERAGE([.F27];[.F55];[.F83];[.F111];[.F139])" office:value-type="float" office:value="0.122250509661377" calcext:value-type="float">
            <text:p>0,1222505097</text:p>
          </table:table-cell>
          <table:table-cell table:formula="of:=AVERAGE([.G27];[.G55];[.G83];[.G111];[.G139])" office:value-type="float" office:value="0.0988571428571428" calcext:value-type="float">
            <text:p>0,09885714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sRec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17005988023952" calcext:value-type="float">
            <text:p>0,1700598802</text:p>
          </table:table-cell>
          <table:table-cell office:value-type="float" office:value="0.0688143428038649" calcext:value-type="float">
            <text:p>0,0688143428</text:p>
          </table:table-cell>
          <table:table-cell table:formula="of:=2*([.D28]*[.E28])/([.D28]+[.E28])" office:value-type="float" office:value="0.0979809269237149" calcext:value-type="float">
            <text:p>0,0979809269</text:p>
          </table:table-cell>
          <table:table-cell office:value-type="float" office:value="0.0695714285714286" calcext:value-type="float">
            <text:p>0,0695714286</text:p>
          </table:table-cell>
          <table:table-cell/>
          <table:table-cell office:value-type="string" calcext:value-type="string">
            <text:p>PosRec</text:p>
          </table:table-cell>
          <table:table-cell table:style-name="ce1" office:value-type="percentage" office:value="0.8" calcext:value-type="percentage">
            <text:p>80,00%</text:p>
          </table:table-cell>
          <table:table-cell table:style-name="ce2" table:formula="of:=AVERAGE([.D28];[.D56];[.D84];[.D112];[.D140])" office:value-type="float" office:value="0.114221820159674" calcext:value-type="float">
            <text:p>0,1142218202</text:p>
          </table:table-cell>
          <table:table-cell table:formula="of:=AVERAGE([.E28];[.E56];[.E84];[.E112];[.E140])" office:value-type="float" office:value="0.118418643021001" calcext:value-type="float">
            <text:p>0,118418643</text:p>
          </table:table-cell>
          <table:table-cell table:formula="of:=AVERAGE([.F28];[.F56];[.F84];[.F112];[.F140])" office:value-type="float" office:value="0.107899983272385" calcext:value-type="float">
            <text:p>0,1078999833</text:p>
          </table:table-cell>
          <table:table-cell table:formula="of:=AVERAGE([.G28];[.G56];[.G84];[.G112];[.G140])" office:value-type="float" office:value="0.131571428571428" calcext:value-type="float">
            <text:p>0,1315714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sRec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162692702980471" calcext:value-type="float">
            <text:p>0,162692703</text:p>
          </table:table-cell>
          <table:table-cell office:value-type="float" office:value="0.0645005293709681" calcext:value-type="float">
            <text:p>0,0645005294</text:p>
          </table:table-cell>
          <table:table-cell table:formula="of:=2*([.D29]*[.E29])/([.D29]+[.E29])" office:value-type="float" office:value="0.0923774476767999" calcext:value-type="float">
            <text:p>0,0923774477</text:p>
          </table:table-cell>
          <table:table-cell office:value-type="float" office:value="0.0747142857142857" calcext:value-type="float">
            <text:p>0,0747142857</text:p>
          </table:table-cell>
          <table:table-cell/>
          <table:table-cell office:value-type="string" calcext:value-type="string">
            <text:p>PosRec</text:p>
          </table:table-cell>
          <table:table-cell table:style-name="ce1" office:value-type="percentage" office:value="1" calcext:value-type="percentage">
            <text:p>100,00%</text:p>
          </table:table-cell>
          <table:table-cell table:style-name="ce2" table:formula="of:=AVERAGE([.D29];[.D57];[.D85];[.D113];[.D141])" office:value-type="float" office:value="0.102457050674337" calcext:value-type="float">
            <text:p>0,1024570507</text:p>
          </table:table-cell>
          <table:table-cell table:formula="of:=AVERAGE([.E29];[.E57];[.E85];[.E113];[.E141])" office:value-type="float" office:value="0.103688572041804" calcext:value-type="float">
            <text:p>0,103688572</text:p>
          </table:table-cell>
          <table:table-cell table:formula="of:=AVERAGE([.F29];[.F57];[.F85];[.F113];[.F141])" office:value-type="float" office:value="0.0951948464022371" calcext:value-type="float">
            <text:p>0,0951948464</text:p>
          </table:table-cell>
          <table:table-cell table:formula="of:=AVERAGE([.G29];[.G57];[.G85];[.G113];[.G141])" office:value-type="float" office:value="0.146285714285714" calcext:value-type="float">
            <text:p>0,1462857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coverage</text:p>
          </table:table-cell>
          <table:table-cell office:value-type="percentage" office:value="0.2" calcext:value-type="percentage">
            <text:p>20,00%</text:p>
          </table:table-cell>
          <table:table-cell table:style-name="ce2" office:value-type="float" office:value="0.0833333333333335" calcext:value-type="float">
            <text:p>0,0833333333</text:p>
          </table:table-cell>
          <table:table-cell office:value-type="float" office:value="0.0593526280021685" calcext:value-type="float">
            <text:p>0,059352628</text:p>
          </table:table-cell>
          <table:table-cell table:formula="of:=2*([.D30]*[.E30])/([.D30]+[.E30])" office:value-type="float" office:value="0.0693278061446317" calcext:value-type="float">
            <text:p>0,0693278061</text:p>
          </table:table-cell>
          <table:table-cell table:style-name="ce2" office:value-type="float" office:value="0.00228571428571429" calcext:value-type="float">
            <text:p>0,002285714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coverage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743127147766323" calcext:value-type="float">
            <text:p>0,0743127148</text:p>
          </table:table-cell>
          <table:table-cell office:value-type="float" office:value="0.0526724780795461" calcext:value-type="float">
            <text:p>0,0526724781</text:p>
          </table:table-cell>
          <table:table-cell table:formula="of:=2*([.D31]*[.E31])/([.D31]+[.E31])" office:value-type="float" office:value="0.0616486812684835" calcext:value-type="float">
            <text:p>0,0616486813</text:p>
          </table:table-cell>
          <table:table-cell office:value-type="float" office:value="0.00285714285714286" calcext:value-type="float">
            <text:p>0,002857142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coverage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76175548589342" calcext:value-type="float">
            <text:p>0,0761755486</text:p>
          </table:table-cell>
          <table:table-cell office:value-type="float" office:value="0.0435800448439965" calcext:value-type="float">
            <text:p>0,0435800448</text:p>
          </table:table-cell>
          <table:table-cell table:formula="of:=2*([.D32]*[.E32])/([.D32]+[.E32])" office:value-type="float" office:value="0.0554418165926834" calcext:value-type="float">
            <text:p>0,0554418166</text:p>
          </table:table-cell>
          <table:table-cell office:value-type="float" office:value="0.003" calcext:value-type="float">
            <text:p>0,00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coverage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762422360248451" calcext:value-type="float">
            <text:p>0,076242236</text:p>
          </table:table-cell>
          <table:table-cell office:value-type="float" office:value="0.0459600608116463" calcext:value-type="float">
            <text:p>0,0459600608</text:p>
          </table:table-cell>
          <table:table-cell table:formula="of:=2*([.D33]*[.E33])/([.D33]+[.E33])" office:value-type="float" office:value="0.0573491316420396" calcext:value-type="float">
            <text:p>0,0573491316</text:p>
          </table:table-cell>
          <table:table-cell office:value-type="float" office:value="0.00271428571428571" calcext:value-type="float">
            <text:p>0,002714285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nkSVD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0578947368421053" calcext:value-type="float">
            <text:p>0,0578947368</text:p>
          </table:table-cell>
          <table:table-cell office:value-type="float" office:value="0.076183766813757" calcext:value-type="float">
            <text:p>0,0761837668</text:p>
          </table:table-cell>
          <table:table-cell table:formula="of:=2*([.D34]*[.E34])/([.D34]+[.E34])" office:value-type="float" office:value="0.0657918907365421" calcext:value-type="float">
            <text:p>0,0657918907</text:p>
          </table:table-cell>
          <table:table-cell office:value-type="float" office:value="0.00214285714285714" calcext:value-type="float">
            <text:p>0,002142857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nkSVD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553333333333333" calcext:value-type="float">
            <text:p>0,0553333333</text:p>
          </table:table-cell>
          <table:table-cell office:value-type="float" office:value="0.0463724857299077" calcext:value-type="float">
            <text:p>0,0463724857</text:p>
          </table:table-cell>
          <table:table-cell table:formula="of:=2*([.D35]*[.E35])/([.D35]+[.E35])" office:value-type="float" office:value="0.0504581593073394" calcext:value-type="float">
            <text:p>0,0504581593</text:p>
          </table:table-cell>
          <table:table-cell office:value-type="float" office:value="0.00257142857142857" calcext:value-type="float">
            <text:p>0,002571428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nkSVD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630952380952384" calcext:value-type="float">
            <text:p>0,0630952381</text:p>
          </table:table-cell>
          <table:table-cell office:value-type="float" office:value="0.0516257789258508" calcext:value-type="float">
            <text:p>0,0516257789</text:p>
          </table:table-cell>
          <table:table-cell table:formula="of:=2*([.D36]*[.E36])/([.D36]+[.E36])" office:value-type="float" office:value="0.0567871676482767" calcext:value-type="float">
            <text:p>0,0567871676</text:p>
          </table:table-cell>
          <table:table-cell office:value-type="float" office:value="0.00328571428571429" calcext:value-type="float">
            <text:p>0,003285714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nkSVD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586567164179107" calcext:value-type="float">
            <text:p>0,0586567164</text:p>
          </table:table-cell>
          <table:table-cell office:value-type="float" office:value="0.0480938677150841" calcext:value-type="float">
            <text:p>0,0480938677</text:p>
          </table:table-cell>
          <table:table-cell table:formula="of:=2*([.D37]*[.E37])/([.D37]+[.E37])" office:value-type="float" office:value="0.052852701142874" calcext:value-type="float">
            <text:p>0,0528527011</text:p>
          </table:table-cell>
          <table:table-cell office:value-type="float" office:value="0.00257142857142857" calcext:value-type="float">
            <text:p>0,002571428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mItem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0796875" calcext:value-type="float">
            <text:p>0,0796875</text:p>
          </table:table-cell>
          <table:table-cell office:value-type="float" office:value="0.0463232847213512" calcext:value-type="float">
            <text:p>0,0463232847</text:p>
          </table:table-cell>
          <table:table-cell table:formula="of:=2*([.D38]*[.E38])/([.D38]+[.E38])" office:value-type="float" office:value="0.0585884257350745" calcext:value-type="float">
            <text:p>0,0585884257</text:p>
          </table:table-cell>
          <table:table-cell office:value-type="float" office:value="0.00542857142857143" calcext:value-type="float">
            <text:p>0,005428571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mItem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787735849056603" calcext:value-type="float">
            <text:p>0,0787735849</text:p>
          </table:table-cell>
          <table:table-cell office:value-type="float" office:value="0.054925760430743" calcext:value-type="float">
            <text:p>0,0549257604</text:p>
          </table:table-cell>
          <table:table-cell table:formula="of:=2*([.D39]*[.E39])/([.D39]+[.E39])" office:value-type="float" office:value="0.0647228158359729" calcext:value-type="float">
            <text:p>0,0647228158</text:p>
          </table:table-cell>
          <table:table-cell office:value-type="float" office:value="0.0151428571428571" calcext:value-type="float">
            <text:p>0,015142857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mItem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736111111111113" calcext:value-type="float">
            <text:p>0,0736111111</text:p>
          </table:table-cell>
          <table:table-cell office:value-type="float" office:value="0.0507619627284765" calcext:value-type="float">
            <text:p>0,0507619627</text:p>
          </table:table-cell>
          <table:table-cell table:formula="of:=2*([.D40]*[.E40])/([.D40]+[.E40])" office:value-type="float" office:value="0.0600876759457336" calcext:value-type="float">
            <text:p>0,0600876759</text:p>
          </table:table-cell>
          <table:table-cell office:value-type="float" office:value="0.0227142857142857" calcext:value-type="float">
            <text:p>0,022714285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mIte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690277777777781" calcext:value-type="float">
            <text:p>0,0690277778</text:p>
          </table:table-cell>
          <table:table-cell office:value-type="float" office:value="0.0490162528501068" calcext:value-type="float">
            <text:p>0,0490162529</text:p>
          </table:table-cell>
          <table:table-cell table:formula="of:=2*([.D41]*[.E41])/([.D41]+[.E41])" office:value-type="float" office:value="0.0573257790544691" calcext:value-type="float">
            <text:p>0,0573257791</text:p>
          </table:table-cell>
          <table:table-cell office:value-type="float" office:value="0.03" calcext:value-type="float">
            <text:p>0,0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pularity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236851211072664" calcext:value-type="float">
            <text:p>0,2368512111</text:p>
          </table:table-cell>
          <table:table-cell office:value-type="float" office:value="0.156876207597136" calcext:value-type="float">
            <text:p>0,1568762076</text:p>
          </table:table-cell>
          <table:table-cell table:formula="of:=2*([.D42]*[.E42])/([.D42]+[.E42])" office:value-type="float" office:value="0.18874133726018" calcext:value-type="float">
            <text:p>0,1887413373</text:p>
          </table:table-cell>
          <table:table-cell office:value-type="float" office:value="0.00342857142857143" calcext:value-type="float">
            <text:p>0,003428571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pularity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188872832369942" calcext:value-type="float">
            <text:p>0,1888728324</text:p>
          </table:table-cell>
          <table:table-cell office:value-type="float" office:value="0.125484170188945" calcext:value-type="float">
            <text:p>0,1254841702</text:p>
          </table:table-cell>
          <table:table-cell table:formula="of:=2*([.D43]*[.E43])/([.D43]+[.E43])" office:value-type="float" office:value="0.150787483327897" calcext:value-type="float">
            <text:p>0,1507874833</text:p>
          </table:table-cell>
          <table:table-cell office:value-type="float" office:value="0.00371428571428571" calcext:value-type="float">
            <text:p>0,003714285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pularity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138478260869565" calcext:value-type="float">
            <text:p>0,1384782609</text:p>
          </table:table-cell>
          <table:table-cell office:value-type="float" office:value="0.0878880753366512" calcext:value-type="float">
            <text:p>0,0878880753</text:p>
          </table:table-cell>
          <table:table-cell table:formula="of:=2*([.D44]*[.E44])/([.D44]+[.E44])" office:value-type="float" office:value="0.10753001552939" calcext:value-type="float">
            <text:p>0,1075300155</text:p>
          </table:table-cell>
          <table:table-cell office:value-type="float" office:value="0.00357142857142857" calcext:value-type="float">
            <text:p>0,003571428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pularity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109670329670329" calcext:value-type="float">
            <text:p>0,1096703297</text:p>
          </table:table-cell>
          <table:table-cell office:value-type="float" office:value="0.0659659073346293" calcext:value-type="float">
            <text:p>0,0659659073</text:p>
          </table:table-cell>
          <table:table-cell table:formula="of:=2*([.D45]*[.E45])/([.D45]+[.E45])" office:value-type="float" office:value="0.0823805261118972" calcext:value-type="float">
            <text:p>0,0823805261</text:p>
          </table:table-cell>
          <table:table-cell office:value-type="float" office:value="0.00328571428571429" calcext:value-type="float">
            <text:p>0,003285714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ndomPopularity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053956834532374" calcext:value-type="float">
            <text:p>0,0539568345</text:p>
          </table:table-cell>
          <table:table-cell office:value-type="float" office:value="0.035459432615409" calcext:value-type="float">
            <text:p>0,0354594326</text:p>
          </table:table-cell>
          <table:table-cell table:formula="of:=2*([.D46]*[.E46])/([.D46]+[.E46])" office:value-type="float" office:value="0.0427948694185436" calcext:value-type="float">
            <text:p>0,0427948694</text:p>
          </table:table-cell>
          <table:table-cell office:value-type="float" office:value="0.00457142857142857" calcext:value-type="float">
            <text:p>0,004571428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ndomPopularity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53968253968254" calcext:value-type="float">
            <text:p>0,053968254</text:p>
          </table:table-cell>
          <table:table-cell office:value-type="float" office:value="0.0344620475499629" calcext:value-type="float">
            <text:p>0,0344620475</text:p>
          </table:table-cell>
          <table:table-cell table:formula="of:=2*([.D47]*[.E47])/([.D47]+[.E47])" office:value-type="float" office:value="0.0420637836241983" calcext:value-type="float">
            <text:p>0,0420637836</text:p>
          </table:table-cell>
          <table:table-cell office:value-type="float" office:value="0.00942857142857143" calcext:value-type="float">
            <text:p>0,009428571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ndomPopularity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531055900621117" calcext:value-type="float">
            <text:p>0,0531055901</text:p>
          </table:table-cell>
          <table:table-cell office:value-type="float" office:value="0.0333464949964924" calcext:value-type="float">
            <text:p>0,033346495</text:p>
          </table:table-cell>
          <table:table-cell table:formula="of:=2*([.D48]*[.E48])/([.D48]+[.E48])" office:value-type="float" office:value="0.040968018112959" calcext:value-type="float">
            <text:p>0,0409680181</text:p>
          </table:table-cell>
          <table:table-cell office:value-type="float" office:value="0.0144285714285714" calcext:value-type="float">
            <text:p>0,014428571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ndomPopularity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53494623655914" calcext:value-type="float">
            <text:p>0,0534946237</text:p>
          </table:table-cell>
          <table:table-cell office:value-type="float" office:value="0.0357262529216919" calcext:value-type="float">
            <text:p>0,0357262529</text:p>
          </table:table-cell>
          <table:table-cell table:formula="of:=2*([.D49]*[.E49])/([.D49]+[.E49])" office:value-type="float" office:value="0.042841149470652" calcext:value-type="float">
            <text:p>0,0428411495</text:p>
          </table:table-cell>
          <table:table-cell office:value-type="float" office:value="0.0162857142857143" calcext:value-type="float">
            <text:p>0,016285714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edRec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26071428571429" calcext:value-type="float">
            <text:p>0,1260714286</text:p>
          </table:table-cell>
          <table:table-cell office:value-type="float" office:value="0.0914763340373001" calcext:value-type="float">
            <text:p>0,091476334</text:p>
          </table:table-cell>
          <table:table-cell table:formula="of:=2*([.D50]*[.E50])/([.D50]+[.E50])" office:value-type="float" office:value="0.106023173709229" calcext:value-type="float">
            <text:p>0,1060231737</text:p>
          </table:table-cell>
          <table:table-cell office:value-type="float" office:value="0.028" calcext:value-type="float">
            <text:p>0,02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edRec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113859910581222" calcext:value-type="float">
            <text:p>0,1138599106</text:p>
          </table:table-cell>
          <table:table-cell office:value-type="float" office:value="0.0864780612462457" calcext:value-type="float">
            <text:p>0,0864780612</text:p>
          </table:table-cell>
          <table:table-cell table:formula="of:=2*([.D51]*[.E51])/([.D51]+[.E51])" office:value-type="float" office:value="0.0982977338835669" calcext:value-type="float">
            <text:p>0,0982977339</text:p>
          </table:table-cell>
          <table:table-cell office:value-type="float" office:value="0.0502857142857143" calcext:value-type="float">
            <text:p>0,050285714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edRec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856605800214814" calcext:value-type="float">
            <text:p>0,08566058</text:p>
          </table:table-cell>
          <table:table-cell office:value-type="float" office:value="0.0660672217270689" calcext:value-type="float">
            <text:p>0,0660672217</text:p>
          </table:table-cell>
          <table:table-cell table:formula="of:=2*([.D52]*[.E52])/([.D52]+[.E52])" office:value-type="float" office:value="0.0745988074476616" calcext:value-type="float">
            <text:p>0,0745988074</text:p>
          </table:table-cell>
          <table:table-cell office:value-type="float" office:value="0.0667142857142857" calcext:value-type="float">
            <text:p>0,066714285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edRec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847114556416869" calcext:value-type="float">
            <text:p>0,0847114556</text:p>
          </table:table-cell>
          <table:table-cell office:value-type="float" office:value="0.0673367043908406" calcext:value-type="float">
            <text:p>0,0673367044</text:p>
          </table:table-cell>
          <table:table-cell table:formula="of:=2*([.D53]*[.E53])/([.D53]+[.E53])" office:value-type="float" office:value="0.0750313617190999" calcext:value-type="float">
            <text:p>0,0750313617</text:p>
          </table:table-cell>
          <table:table-cell office:value-type="float" office:value="0.08" calcext:value-type="float">
            <text:p>0,0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sRec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46206896551724" calcext:value-type="float">
            <text:p>0,1462068966</text:p>
          </table:table-cell>
          <table:table-cell office:value-type="float" office:value="0.109543615069365" calcext:value-type="float">
            <text:p>0,1095436151</text:p>
          </table:table-cell>
          <table:table-cell table:formula="of:=2*([.D54]*[.E54])/([.D54]+[.E54])" office:value-type="float" office:value="0.125247311489858" calcext:value-type="float">
            <text:p>0,1252473115</text:p>
          </table:table-cell>
          <table:table-cell office:value-type="float" office:value="0.0444285714285714" calcext:value-type="float">
            <text:p>0,044428571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sRec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134609826589595" calcext:value-type="float">
            <text:p>0,1346098266</text:p>
          </table:table-cell>
          <table:table-cell office:value-type="float" office:value="0.10381657086668" calcext:value-type="float">
            <text:p>0,1038165709</text:p>
          </table:table-cell>
          <table:table-cell table:formula="of:=2*([.D55]*[.E55])/([.D55]+[.E55])" office:value-type="float" office:value="0.117224692824149" calcext:value-type="float">
            <text:p>0,1172246928</text:p>
          </table:table-cell>
          <table:table-cell office:value-type="float" office:value="0.0782857142857143" calcext:value-type="float">
            <text:p>0,078285714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sRec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115904669260699" calcext:value-type="float">
            <text:p>0,1159046693</text:p>
          </table:table-cell>
          <table:table-cell office:value-type="float" office:value="0.0899450212044903" calcext:value-type="float">
            <text:p>0,0899450212</text:p>
          </table:table-cell>
          <table:table-cell table:formula="of:=2*([.D56]*[.E56])/([.D56]+[.E56])" office:value-type="float" office:value="0.101287963181232" calcext:value-type="float">
            <text:p>0,1012879632</text:p>
          </table:table-cell>
          <table:table-cell office:value-type="float" office:value="0.107285714285714" calcext:value-type="float">
            <text:p>0,107285714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sRec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112408462164361" calcext:value-type="float">
            <text:p>0,1124084622</text:p>
          </table:table-cell>
          <table:table-cell office:value-type="float" office:value="0.0884888275780545" calcext:value-type="float">
            <text:p>0,0884888276</text:p>
          </table:table-cell>
          <table:table-cell table:formula="of:=2*([.D57]*[.E57])/([.D57]+[.E57])" office:value-type="float" office:value="0.0990246612040413" calcext:value-type="float">
            <text:p>0,0990246612</text:p>
          </table:table-cell>
          <table:table-cell office:value-type="float" office:value="0.124285714285714" calcext:value-type="float">
            <text:p>0,124285714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coverage</text:p>
          </table:table-cell>
          <table:table-cell office:value-type="percentage" office:value="0.2" calcext:value-type="percentage">
            <text:p>20,00%</text:p>
          </table:table-cell>
          <table:table-cell table:style-name="ce2" office:value-type="float" office:value="0.0900355871886123" calcext:value-type="float">
            <text:p>0,0900355872</text:p>
          </table:table-cell>
          <table:table-cell office:value-type="float" office:value="0.0952679174612951" calcext:value-type="float">
            <text:p>0,0952679175</text:p>
          </table:table-cell>
          <table:table-cell table:formula="of:=2*([.D58]*[.E58])/([.D58]+[.E58])" office:value-type="float" office:value="0.0925778808670605" calcext:value-type="float">
            <text:p>0,0925778809</text:p>
          </table:table-cell>
          <table:table-cell office:value-type="float" office:value="0.00371428571428571" calcext:value-type="float">
            <text:p>0,003714285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coverage</text:p>
          </table:table-cell>
          <table:table-cell office:value-type="percentage" office:value="0.5" calcext:value-type="percentage">
            <text:p>50,00%</text:p>
          </table:table-cell>
          <table:table-cell table:style-name="ce2" office:value-type="float" office:value="0.0810531264692058" calcext:value-type="float">
            <text:p>0,0810531265</text:p>
          </table:table-cell>
          <table:table-cell office:value-type="float" office:value="0.0841354389109927" calcext:value-type="float">
            <text:p>0,0841354389</text:p>
          </table:table-cell>
          <table:table-cell table:formula="of:=2*([.D59]*[.E59])/([.D59]+[.E59])" office:value-type="float" office:value="0.0825655257057192" calcext:value-type="float">
            <text:p>0,0825655257</text:p>
          </table:table-cell>
          <table:table-cell office:value-type="float" office:value="0.004" calcext:value-type="float">
            <text:p>0,00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coverage</text:p>
          </table:table-cell>
          <table:table-cell office:value-type="percentage" office:value="0.8" calcext:value-type="percentage">
            <text:p>80,00%</text:p>
          </table:table-cell>
          <table:table-cell table:style-name="ce2" office:value-type="float" office:value="0.0587448559670786" calcext:value-type="float">
            <text:p>0,058744856</text:p>
          </table:table-cell>
          <table:table-cell office:value-type="float" office:value="0.0536836911970368" calcext:value-type="float">
            <text:p>0,0536836912</text:p>
          </table:table-cell>
          <table:table-cell table:formula="of:=2*([.D60]*[.E60])/([.D60]+[.E60])" office:value-type="float" office:value="0.0561003550556886" calcext:value-type="float">
            <text:p>0,0561003551</text:p>
          </table:table-cell>
          <table:table-cell office:value-type="float" office:value="0.004" calcext:value-type="float">
            <text:p>0,00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coverage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581488933601614" calcext:value-type="float">
            <text:p>0,0581488934</text:p>
          </table:table-cell>
          <table:table-cell office:value-type="float" office:value="0.0501430172815313" calcext:value-type="float">
            <text:p>0,0501430173</text:p>
          </table:table-cell>
          <table:table-cell table:formula="of:=2*([.D61]*[.E61])/([.D61]+[.E61])" office:value-type="float" office:value="0.0538500234668113" calcext:value-type="float">
            <text:p>0,0538500235</text:p>
          </table:table-cell>
          <table:table-cell office:value-type="float" office:value="0.00414285714285714" calcext:value-type="float">
            <text:p>0,004142857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unkSVD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0366666666666667" calcext:value-type="float">
            <text:p>0,0366666667</text:p>
          </table:table-cell>
          <table:table-cell office:value-type="float" office:value="0.0463980062235192" calcext:value-type="float">
            <text:p>0,0463980062</text:p>
          </table:table-cell>
          <table:table-cell table:formula="of:=2*([.D62]*[.E62])/([.D62]+[.E62])" office:value-type="float" office:value="0.0409623048885012" calcext:value-type="float">
            <text:p>0,0409623049</text:p>
          </table:table-cell>
          <table:table-cell office:value-type="float" office:value="0.00371428571428571" calcext:value-type="float">
            <text:p>0,003714285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unkSVD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366120218579235" calcext:value-type="float">
            <text:p>0,0366120219</text:p>
          </table:table-cell>
          <table:table-cell office:value-type="float" office:value="0.0504274502506222" calcext:value-type="float">
            <text:p>0,0504274503</text:p>
          </table:table-cell>
          <table:table-cell table:formula="of:=2*([.D63]*[.E63])/([.D63]+[.E63])" office:value-type="float" office:value="0.0424233021200472" calcext:value-type="float">
            <text:p>0,0424233021</text:p>
          </table:table-cell>
          <table:table-cell office:value-type="float" office:value="0.00371428571428571" calcext:value-type="float">
            <text:p>0,003714285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unkSVD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402714932126696" calcext:value-type="float">
            <text:p>0,0402714932</text:p>
          </table:table-cell>
          <table:table-cell office:value-type="float" office:value="0.0505686221350525" calcext:value-type="float">
            <text:p>0,0505686221</text:p>
          </table:table-cell>
          <table:table-cell table:formula="of:=2*([.D64]*[.E64])/([.D64]+[.E64])" office:value-type="float" office:value="0.0448364451165767" calcext:value-type="float">
            <text:p>0,0448364451</text:p>
          </table:table-cell>
          <table:table-cell office:value-type="float" office:value="0.00385714285714286" calcext:value-type="float">
            <text:p>0,00385714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unkSVD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375275938189846" calcext:value-type="float">
            <text:p>0,0375275938</text:p>
          </table:table-cell>
          <table:table-cell office:value-type="float" office:value="0.042035172189582" calcext:value-type="float">
            <text:p>0,0420351722</text:p>
          </table:table-cell>
          <table:table-cell table:formula="of:=2*([.D65]*[.E65])/([.D65]+[.E65])" office:value-type="float" office:value="0.0396536959982478" calcext:value-type="float">
            <text:p>0,039653696</text:p>
          </table:table-cell>
          <table:table-cell office:value-type="float" office:value="0.00371428571428571" calcext:value-type="float">
            <text:p>0,003714285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temItem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0660130718954248" calcext:value-type="float">
            <text:p>0,0660130719</text:p>
          </table:table-cell>
          <table:table-cell office:value-type="float" office:value="0.0629558990540242" calcext:value-type="float">
            <text:p>0,0629558991</text:p>
          </table:table-cell>
          <table:table-cell table:formula="of:=2*([.D66]*[.E66])/([.D66]+[.E66])" office:value-type="float" office:value="0.0644482507675954" calcext:value-type="float">
            <text:p>0,0644482508</text:p>
          </table:table-cell>
          <table:table-cell office:value-type="float" office:value="0.0105714285714286" calcext:value-type="float">
            <text:p>0,010571428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temItem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60485651214128" calcext:value-type="float">
            <text:p>0,0604856512</text:p>
          </table:table-cell>
          <table:table-cell office:value-type="float" office:value="0.0588701899541415" calcext:value-type="float">
            <text:p>0,05887019</text:p>
          </table:table-cell>
          <table:table-cell table:formula="of:=2*([.D67]*[.E67])/([.D67]+[.E67])" office:value-type="float" office:value="0.059666988085746" calcext:value-type="float">
            <text:p>0,0596669881</text:p>
          </table:table-cell>
          <table:table-cell office:value-type="float" office:value="0.0208571428571429" calcext:value-type="float">
            <text:p>0,02085714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temItem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524492234169652" calcext:value-type="float">
            <text:p>0,0524492234</text:p>
          </table:table-cell>
          <table:table-cell office:value-type="float" office:value="0.0552306373657547" calcext:value-type="float">
            <text:p>0,0552306374</text:p>
          </table:table-cell>
          <table:table-cell table:formula="of:=2*([.D68]*[.E68])/([.D68]+[.E68])" office:value-type="float" office:value="0.053804007872988" calcext:value-type="float">
            <text:p>0,0538040079</text:p>
          </table:table-cell>
          <table:table-cell office:value-type="float" office:value="0.0295714285714286" calcext:value-type="float">
            <text:p>0,029571428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temIte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503253796095448" calcext:value-type="float">
            <text:p>0,0503253796</text:p>
          </table:table-cell>
          <table:table-cell office:value-type="float" office:value="0.053334130502176" calcext:value-type="float">
            <text:p>0,0533341305</text:p>
          </table:table-cell>
          <table:table-cell table:formula="of:=2*([.D69]*[.E69])/([.D69]+[.E69])" office:value-type="float" office:value="0.0517860900707367" calcext:value-type="float">
            <text:p>0,0517860901</text:p>
          </table:table-cell>
          <table:table-cell office:value-type="float" office:value="0.0367142857142857" calcext:value-type="float">
            <text:p>0,036714285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pularity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82274247491639" calcext:value-type="float">
            <text:p>0,1822742475</text:p>
          </table:table-cell>
          <table:table-cell office:value-type="float" office:value="0.184209935882985" calcext:value-type="float">
            <text:p>0,1842099359</text:p>
          </table:table-cell>
          <table:table-cell table:formula="of:=2*([.D70]*[.E70])/([.D70]+[.E70])" office:value-type="float" office:value="0.183236979748355" calcext:value-type="float">
            <text:p>0,1832369797</text:p>
          </table:table-cell>
          <table:table-cell office:value-type="float" office:value="0.00485714285714286" calcext:value-type="float">
            <text:p>0,00485714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pularity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166946778711484" calcext:value-type="float">
            <text:p>0,1669467787</text:p>
          </table:table-cell>
          <table:table-cell office:value-type="float" office:value="0.164852980231627" calcext:value-type="float">
            <text:p>0,1648529802</text:p>
          </table:table-cell>
          <table:table-cell table:formula="of:=2*([.D71]*[.E71])/([.D71]+[.E71])" office:value-type="float" office:value="0.165893273089308" calcext:value-type="float">
            <text:p>0,1658932731</text:p>
          </table:table-cell>
          <table:table-cell office:value-type="float" office:value="0.00542857142857143" calcext:value-type="float">
            <text:p>0,005428571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pularity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111646981627296" calcext:value-type="float">
            <text:p>0,1116469816</text:p>
          </table:table-cell>
          <table:table-cell office:value-type="float" office:value="0.106213771000043" calcext:value-type="float">
            <text:p>0,106213771</text:p>
          </table:table-cell>
          <table:table-cell table:formula="of:=2*([.D72]*[.E72])/([.D72]+[.E72])" office:value-type="float" office:value="0.108862627126714" calcext:value-type="float">
            <text:p>0,1088626271</text:p>
          </table:table-cell>
          <table:table-cell office:value-type="float" office:value="0.00542857142857143" calcext:value-type="float">
            <text:p>0,005428571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pularity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845379359942466" calcext:value-type="float">
            <text:p>0,084537936</text:p>
          </table:table-cell>
          <table:table-cell office:value-type="float" office:value="0.0749477187654463" calcext:value-type="float">
            <text:p>0,0749477188</text:p>
          </table:table-cell>
          <table:table-cell table:formula="of:=2*([.D73]*[.E73])/([.D73]+[.E73])" office:value-type="float" office:value="0.0794544871318343" calcext:value-type="float">
            <text:p>0,0794544871</text:p>
          </table:table-cell>
          <table:table-cell office:value-type="float" office:value="0.00528571428571429" calcext:value-type="float">
            <text:p>0,005285714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ndomPopularity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0396825396825397" calcext:value-type="float">
            <text:p>0,0396825397</text:p>
          </table:table-cell>
          <table:table-cell office:value-type="float" office:value="0.0399817866588885" calcext:value-type="float">
            <text:p>0,0399817867</text:p>
          </table:table-cell>
          <table:table-cell table:formula="of:=2*([.D74]*[.E74])/([.D74]+[.E74])" office:value-type="float" office:value="0.039831601132742" calcext:value-type="float">
            <text:p>0,0398316011</text:p>
          </table:table-cell>
          <table:table-cell office:value-type="float" office:value="0.00571428571428571" calcext:value-type="float">
            <text:p>0,005714285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ndomPopularity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374784110535405" calcext:value-type="float">
            <text:p>0,0374784111</text:p>
          </table:table-cell>
          <table:table-cell office:value-type="float" office:value="0.0382648755996687" calcext:value-type="float">
            <text:p>0,0382648756</text:p>
          </table:table-cell>
          <table:table-cell table:formula="of:=2*([.D75]*[.E75])/([.D75]+[.E75])" office:value-type="float" office:value="0.037867560281693" calcext:value-type="float">
            <text:p>0,0378675603</text:p>
          </table:table-cell>
          <table:table-cell office:value-type="float" office:value="0.0117142857142857" calcext:value-type="float">
            <text:p>0,011714285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ndomPopularity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366043613707164" calcext:value-type="float">
            <text:p>0,0366043614</text:p>
          </table:table-cell>
          <table:table-cell office:value-type="float" office:value="0.03546929179009" calcext:value-type="float">
            <text:p>0,0354692918</text:p>
          </table:table-cell>
          <table:table-cell table:formula="of:=2*([.D76]*[.E76])/([.D76]+[.E76])" office:value-type="float" office:value="0.0360278886197452" calcext:value-type="float">
            <text:p>0,0360278886</text:p>
          </table:table-cell>
          <table:table-cell office:value-type="float" office:value="0.0201428571428571" calcext:value-type="float">
            <text:p>0,020142857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ndomPopularity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363970588235293" calcext:value-type="float">
            <text:p>0,0363970588</text:p>
          </table:table-cell>
          <table:table-cell office:value-type="float" office:value="0.0367047684014493" calcext:value-type="float">
            <text:p>0,0367047684</text:p>
          </table:table-cell>
          <table:table-cell table:formula="of:=2*([.D77]*[.E77])/([.D77]+[.E77])" office:value-type="float" office:value="0.0365502659871977" calcext:value-type="float">
            <text:p>0,036550266</text:p>
          </table:table-cell>
          <table:table-cell office:value-type="float" office:value="0.0251428571428571" calcext:value-type="float">
            <text:p>0,025142857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edRec</text:p>
          </table:table-cell>
          <table:table-cell office:value-type="percentage" office:value="0.2" calcext:value-type="percentage">
            <text:p>20,00%</text:p>
          </table:table-cell>
          <table:table-cell table:style-name="ce2" office:value-type="float" office:value="0.105685618729097" calcext:value-type="float">
            <text:p>0,1056856187</text:p>
          </table:table-cell>
          <table:table-cell office:value-type="float" office:value="0.11936296479175" calcext:value-type="float">
            <text:p>0,1193629648</text:p>
          </table:table-cell>
          <table:table-cell table:formula="of:=2*([.D78]*[.E78])/([.D78]+[.E78])" office:value-type="float" office:value="0.112108670847839" calcext:value-type="float">
            <text:p>0,1121086708</text:p>
          </table:table-cell>
          <table:table-cell office:value-type="float" office:value="0.0385714285714286" calcext:value-type="float">
            <text:p>0,038571428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edRec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94519927536232" calcext:value-type="float">
            <text:p>0,0945199275</text:p>
          </table:table-cell>
          <table:table-cell office:value-type="float" office:value="0.108568300685034" calcext:value-type="float">
            <text:p>0,1085683007</text:p>
          </table:table-cell>
          <table:table-cell table:formula="of:=2*([.D79]*[.E79])/([.D79]+[.E79])" office:value-type="float" office:value="0.101058224825329" calcext:value-type="float">
            <text:p>0,1010582248</text:p>
          </table:table-cell>
          <table:table-cell office:value-type="float" office:value="0.0694285714285714" calcext:value-type="float">
            <text:p>0,069428571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edRec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768090154211148" calcext:value-type="float">
            <text:p>0,0768090154</text:p>
          </table:table-cell>
          <table:table-cell office:value-type="float" office:value="0.08852249506737" calcext:value-type="float">
            <text:p>0,0885224951</text:p>
          </table:table-cell>
          <table:table-cell table:formula="of:=2*([.D80]*[.E80])/([.D80]+[.E80])" office:value-type="float" office:value="0.0822508143626831" calcext:value-type="float">
            <text:p>0,0822508144</text:p>
          </table:table-cell>
          <table:table-cell office:value-type="float" office:value="0.095" calcext:value-type="float">
            <text:p>0,095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edRec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679298788347508" calcext:value-type="float">
            <text:p>0,0679298788</text:p>
          </table:table-cell>
          <table:table-cell office:value-type="float" office:value="0.08125271284525" calcext:value-type="float">
            <text:p>0,0812527128</text:p>
          </table:table-cell>
          <table:table-cell table:formula="of:=2*([.D81]*[.E81])/([.D81]+[.E81])" office:value-type="float" office:value="0.0739963943033249" calcext:value-type="float">
            <text:p>0,0739963943</text:p>
          </table:table-cell>
          <table:table-cell office:value-type="float" office:value="0.105857142857143" calcext:value-type="float">
            <text:p>0,10585714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sRec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27015250544663" calcext:value-type="float">
            <text:p>0,1270152505</text:p>
          </table:table-cell>
          <table:table-cell office:value-type="float" office:value="0.145622705793982" calcext:value-type="float">
            <text:p>0,1456227058</text:p>
          </table:table-cell>
          <table:table-cell table:formula="of:=2*([.D82]*[.E82])/([.D82]+[.E82])" office:value-type="float" office:value="0.135684001668792" calcext:value-type="float">
            <text:p>0,1356840017</text:p>
          </table:table-cell>
          <table:table-cell office:value-type="float" office:value="0.0572857142857143" calcext:value-type="float">
            <text:p>0,057285714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sRec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124312133513757" calcext:value-type="float">
            <text:p>0,1243121335</text:p>
          </table:table-cell>
          <table:table-cell office:value-type="float" office:value="0.142778773432987" calcext:value-type="float">
            <text:p>0,1427787734</text:p>
          </table:table-cell>
          <table:table-cell table:formula="of:=2*([.D83]*[.E83])/([.D83]+[.E83])" office:value-type="float" office:value="0.132907062608994" calcext:value-type="float">
            <text:p>0,1329070626</text:p>
          </table:table-cell>
          <table:table-cell office:value-type="float" office:value="0.104714285714286" calcext:value-type="float">
            <text:p>0,104714285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sRec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105637895960476" calcext:value-type="float">
            <text:p>0,105637896</text:p>
          </table:table-cell>
          <table:table-cell office:value-type="float" office:value="0.121694396297436" calcext:value-type="float">
            <text:p>0,1216943963</text:p>
          </table:table-cell>
          <table:table-cell table:formula="of:=2*([.D84]*[.E84])/([.D84]+[.E84])" office:value-type="float" office:value="0.113099110094369" calcext:value-type="float">
            <text:p>0,1130991101</text:p>
          </table:table-cell>
          <table:table-cell office:value-type="float" office:value="0.139428571428571" calcext:value-type="float">
            <text:p>0,139428571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sRec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910965550703535" calcext:value-type="float">
            <text:p>0,0910965551</text:p>
          </table:table-cell>
          <table:table-cell office:value-type="float" office:value="0.107017519914092" calcext:value-type="float">
            <text:p>0,1070175199</text:p>
          </table:table-cell>
          <table:table-cell table:formula="of:=2*([.D85]*[.E85])/([.D85]+[.E85])" office:value-type="float" office:value="0.0984173123198051" calcext:value-type="float">
            <text:p>0,0984173123</text:p>
          </table:table-cell>
          <table:table-cell office:value-type="float" office:value="0.154571428571429" calcext:value-type="float">
            <text:p>0,154571428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coverage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0883333333333334" calcext:value-type="float">
            <text:p>0,0883333333</text:p>
          </table:table-cell>
          <table:table-cell office:value-type="float" office:value="0.125826842026407" calcext:value-type="float">
            <text:p>0,125826842</text:p>
          </table:table-cell>
          <table:table-cell table:formula="of:=2*([.D86]*[.E86])/([.D86]+[.E86])" office:value-type="float" office:value="0.103798050784457" calcext:value-type="float">
            <text:p>0,1037980508</text:p>
          </table:table-cell>
          <table:table-cell office:value-type="float" office:value="0.006" calcext:value-type="float">
            <text:p>0,00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coverage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792199488491047" calcext:value-type="float">
            <text:p>0,0792199488</text:p>
          </table:table-cell>
          <table:table-cell office:value-type="float" office:value="0.111475779963977" calcext:value-type="float">
            <text:p>0,11147578</text:p>
          </table:table-cell>
          <table:table-cell table:formula="of:=2*([.D87]*[.E87])/([.D87]+[.E87])" office:value-type="float" office:value="0.092619857210504" calcext:value-type="float">
            <text:p>0,0926198572</text:p>
          </table:table-cell>
          <table:table-cell office:value-type="float" office:value="0.00571428571428571" calcext:value-type="float">
            <text:p>0,005714285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coverage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603889943074" calcext:value-type="float">
            <text:p>0,0603889943</text:p>
          </table:table-cell>
          <table:table-cell office:value-type="float" office:value="0.0803635870567852" calcext:value-type="float">
            <text:p>0,0803635871</text:p>
          </table:table-cell>
          <table:table-cell table:formula="of:=2*([.D88]*[.E88])/([.D88]+[.E88])" office:value-type="float" office:value="0.0689589655018479" calcext:value-type="float">
            <text:p>0,0689589655</text:p>
          </table:table-cell>
          <table:table-cell office:value-type="float" office:value="0.00542857142857143" calcext:value-type="float">
            <text:p>0,005428571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coverage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48577844311377" calcext:value-type="float">
            <text:p>0,0485778443</text:p>
          </table:table-cell>
          <table:table-cell office:value-type="float" office:value="0.0569710341602927" calcext:value-type="float">
            <text:p>0,0569710342</text:p>
          </table:table-cell>
          <table:table-cell table:formula="of:=2*([.D89]*[.E89])/([.D89]+[.E89])" office:value-type="float" office:value="0.0524407282724405" calcext:value-type="float">
            <text:p>0,0524407283</text:p>
          </table:table-cell>
          <table:table-cell office:value-type="float" office:value="0.00557142857142857" calcext:value-type="float">
            <text:p>0,005571428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unkSVD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0277272727272727" calcext:value-type="float">
            <text:p>0,0277272727</text:p>
          </table:table-cell>
          <table:table-cell office:value-type="float" office:value="0.0452102059392874" calcext:value-type="float">
            <text:p>0,0452102059</text:p>
          </table:table-cell>
          <table:table-cell table:formula="of:=2*([.D90]*[.E90])/([.D90]+[.E90])" office:value-type="float" office:value="0.0343734314114564" calcext:value-type="float">
            <text:p>0,0343734314</text:p>
          </table:table-cell>
          <table:table-cell office:value-type="float" office:value="0.00385714285714286" calcext:value-type="float">
            <text:p>0,003857142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unkSVD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277777777777777" calcext:value-type="float">
            <text:p>0,0277777778</text:p>
          </table:table-cell>
          <table:table-cell office:value-type="float" office:value="0.0471606805508407" calcext:value-type="float">
            <text:p>0,0471606806</text:p>
          </table:table-cell>
          <table:table-cell table:formula="of:=2*([.D91]*[.E91])/([.D91]+[.E91])" office:value-type="float" office:value="0.0349625261423274" calcext:value-type="float">
            <text:p>0,0349625261</text:p>
          </table:table-cell>
          <table:table-cell office:value-type="float" office:value="0.00485714285714286" calcext:value-type="float">
            <text:p>0,004857142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unkSVD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331799591002047" calcext:value-type="float">
            <text:p>0,0331799591</text:p>
          </table:table-cell>
          <table:table-cell office:value-type="float" office:value="0.0548125636601765" calcext:value-type="float">
            <text:p>0,0548125637</text:p>
          </table:table-cell>
          <table:table-cell table:formula="of:=2*([.D92]*[.E92])/([.D92]+[.E92])" office:value-type="float" office:value="0.0413371173679063" calcext:value-type="float">
            <text:p>0,0413371174</text:p>
          </table:table-cell>
          <table:table-cell office:value-type="float" office:value="0.00571428571428571" calcext:value-type="float">
            <text:p>0,005714285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unkSVD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320021881838077" calcext:value-type="float">
            <text:p>0,0320021882</text:p>
          </table:table-cell>
          <table:table-cell office:value-type="float" office:value="0.0502987697283821" calcext:value-type="float">
            <text:p>0,0502987697</text:p>
          </table:table-cell>
          <table:table-cell table:formula="of:=2*([.D93]*[.E93])/([.D93]+[.E93])" office:value-type="float" office:value="0.0391166940238804" calcext:value-type="float">
            <text:p>0,039116694</text:p>
          </table:table-cell>
          <table:table-cell office:value-type="float" office:value="0.00571428571428571" calcext:value-type="float">
            <text:p>0,005714285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temItem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0448275862068965" calcext:value-type="float">
            <text:p>0,0448275862</text:p>
          </table:table-cell>
          <table:table-cell office:value-type="float" office:value="0.0640915734944164" calcext:value-type="float">
            <text:p>0,0640915735</text:p>
          </table:table-cell>
          <table:table-cell table:formula="of:=2*([.D94]*[.E94])/([.D94]+[.E94])" office:value-type="float" office:value="0.0527560172853952" calcext:value-type="float">
            <text:p>0,0527560173</text:p>
          </table:table-cell>
          <table:table-cell office:value-type="float" office:value="0.0107142857142857" calcext:value-type="float">
            <text:p>0,010714285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temItem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500000000000001" calcext:value-type="float">
            <text:p>0,05</text:p>
          </table:table-cell>
          <table:table-cell office:value-type="float" office:value="0.065031397903925" calcext:value-type="float">
            <text:p>0,0650313979</text:p>
          </table:table-cell>
          <table:table-cell table:formula="of:=2*([.D95]*[.E95])/([.D95]+[.E95])" office:value-type="float" office:value="0.0565336065534383" calcext:value-type="float">
            <text:p>0,0565336066</text:p>
          </table:table-cell>
          <table:table-cell office:value-type="float" office:value="0.0305714285714286" calcext:value-type="float">
            <text:p>0,030571428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temItem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473650385604113" calcext:value-type="float">
            <text:p>0,0473650386</text:p>
          </table:table-cell>
          <table:table-cell office:value-type="float" office:value="0.0638560650114667" calcext:value-type="float">
            <text:p>0,063856065</text:p>
          </table:table-cell>
          <table:table-cell table:formula="of:=2*([.D96]*[.E96])/([.D96]+[.E96])" office:value-type="float" office:value="0.0543879692693321" calcext:value-type="float">
            <text:p>0,0543879693</text:p>
          </table:table-cell>
          <table:table-cell office:value-type="float" office:value="0.042" calcext:value-type="float">
            <text:p>0,04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temIte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402675276752767" calcext:value-type="float">
            <text:p>0,0402675277</text:p>
          </table:table-cell>
          <table:table-cell office:value-type="float" office:value="0.0568816949401657" calcext:value-type="float">
            <text:p>0,0568816949</text:p>
          </table:table-cell>
          <table:table-cell table:formula="of:=2*([.D97]*[.E97])/([.D97]+[.E97])" office:value-type="float" office:value="0.047153958900659" calcext:value-type="float">
            <text:p>0,0471539589</text:p>
          </table:table-cell>
          <table:table-cell office:value-type="float" office:value="0.0474285714285714" calcext:value-type="float">
            <text:p>0,047428571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pularity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49920127795527" calcext:value-type="float">
            <text:p>0,1499201278</text:p>
          </table:table-cell>
          <table:table-cell office:value-type="float" office:value="0.210890754663575" calcext:value-type="float">
            <text:p>0,2108907547</text:p>
          </table:table-cell>
          <table:table-cell table:formula="of:=2*([.D98]*[.E98])/([.D98]+[.E98])" office:value-type="float" office:value="0.175253965038829" calcext:value-type="float">
            <text:p>0,175253965</text:p>
          </table:table-cell>
          <table:table-cell office:value-type="float" office:value="0.00628571428571429" calcext:value-type="float">
            <text:p>0,006285714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pularity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144383116883117" calcext:value-type="float">
            <text:p>0,1443831169</text:p>
          </table:table-cell>
          <table:table-cell office:value-type="float" office:value="0.19376349637637" calcext:value-type="float">
            <text:p>0,1937634964</text:p>
          </table:table-cell>
          <table:table-cell table:formula="of:=2*([.D99]*[.E99])/([.D99]+[.E99])" office:value-type="float" office:value="0.165467737649778" calcext:value-type="float">
            <text:p>0,1654677376</text:p>
          </table:table-cell>
          <table:table-cell office:value-type="float" office:value="0.00685714285714286" calcext:value-type="float">
            <text:p>0,006857142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pularity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106872693726938" calcext:value-type="float">
            <text:p>0,1068726937</text:p>
          </table:table-cell>
          <table:table-cell office:value-type="float" office:value="0.138127662814528" calcext:value-type="float">
            <text:p>0,1381276628</text:p>
          </table:table-cell>
          <table:table-cell table:formula="of:=2*([.D100]*[.E100])/([.D100]+[.E100])" office:value-type="float" office:value="0.120506562615523" calcext:value-type="float">
            <text:p>0,1205065626</text:p>
          </table:table-cell>
          <table:table-cell office:value-type="float" office:value="0.00671428571428571" calcext:value-type="float">
            <text:p>0,006714285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pularity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699092741935481" calcext:value-type="float">
            <text:p>0,0699092742</text:p>
          </table:table-cell>
          <table:table-cell office:value-type="float" office:value="0.0832073185115406" calcext:value-type="float">
            <text:p>0,0832073185</text:p>
          </table:table-cell>
          <table:table-cell table:formula="of:=2*([.D101]*[.E101])/([.D101]+[.E101])" office:value-type="float" office:value="0.0759808344995893" calcext:value-type="float">
            <text:p>0,0759808345</text:p>
          </table:table-cell>
          <table:table-cell office:value-type="float" office:value="0.00642857142857143" calcext:value-type="float">
            <text:p>0,006428571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andomPopularity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0294921874999999" calcext:value-type="float">
            <text:p>0,0294921875</text:p>
          </table:table-cell>
          <table:table-cell office:value-type="float" office:value="0.040803199365797" calcext:value-type="float">
            <text:p>0,0408031994</text:p>
          </table:table-cell>
          <table:table-cell table:formula="of:=2*([.D102]*[.E102])/([.D102]+[.E102])" office:value-type="float" office:value="0.0342376835792472" calcext:value-type="float">
            <text:p>0,0342376836</text:p>
          </table:table-cell>
          <table:table-cell office:value-type="float" office:value="0.00585714285714286" calcext:value-type="float">
            <text:p>0,005857142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andomPopularity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282978723404256" calcext:value-type="float">
            <text:p>0,0282978723</text:p>
          </table:table-cell>
          <table:table-cell office:value-type="float" office:value="0.0386773257001532" calcext:value-type="float">
            <text:p>0,0386773257</text:p>
          </table:table-cell>
          <table:table-cell table:formula="of:=2*([.D103]*[.E103])/([.D103]+[.E103])" office:value-type="float" office:value="0.0326833232943596" calcext:value-type="float">
            <text:p>0,0326833233</text:p>
          </table:table-cell>
          <table:table-cell office:value-type="float" office:value="0.0178571428571429" calcext:value-type="float">
            <text:p>0,017857142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andomPopularity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273722627737227" calcext:value-type="float">
            <text:p>0,0273722628</text:p>
          </table:table-cell>
          <table:table-cell office:value-type="float" office:value="0.03792992398355" calcext:value-type="float">
            <text:p>0,037929924</text:p>
          </table:table-cell>
          <table:table-cell table:formula="of:=2*([.D104]*[.E104])/([.D104]+[.E104])" office:value-type="float" office:value="0.0317976440857681" calcext:value-type="float">
            <text:p>0,0317976441</text:p>
          </table:table-cell>
          <table:table-cell office:value-type="float" office:value="0.026" calcext:value-type="float">
            <text:p>0,02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andomPopularity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273026315789475" calcext:value-type="float">
            <text:p>0,0273026316</text:p>
          </table:table-cell>
          <table:table-cell office:value-type="float" office:value="0.0371385593831587" calcext:value-type="float">
            <text:p>0,0371385594</text:p>
          </table:table-cell>
          <table:table-cell table:formula="of:=2*([.D105]*[.E105])/([.D105]+[.E105])" office:value-type="float" office:value="0.0314699461345307" calcext:value-type="float">
            <text:p>0,0314699461</text:p>
          </table:table-cell>
          <table:table-cell office:value-type="float" office:value="0.03" calcext:value-type="float">
            <text:p>0,0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edRec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08698738170347" calcext:value-type="float">
            <text:p>0,0869873817</text:p>
          </table:table-cell>
          <table:table-cell office:value-type="float" office:value="0.133335398466198" calcext:value-type="float">
            <text:p>0,1333353985</text:p>
          </table:table-cell>
          <table:table-cell table:formula="of:=2*([.D106]*[.E106])/([.D106]+[.E106])" office:value-type="float" office:value="0.105286409258558" calcext:value-type="float">
            <text:p>0,1052864093</text:p>
          </table:table-cell>
          <table:table-cell office:value-type="float" office:value="0.0471428571428571" calcext:value-type="float">
            <text:p>0,047142857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edRec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856438896189222" calcext:value-type="float">
            <text:p>0,0856438896</text:p>
          </table:table-cell>
          <table:table-cell office:value-type="float" office:value="0.128714448073666" calcext:value-type="float">
            <text:p>0,1287144481</text:p>
          </table:table-cell>
          <table:table-cell table:formula="of:=2*([.D107]*[.E107])/([.D107]+[.E107])" office:value-type="float" office:value="0.10285213163941" calcext:value-type="float">
            <text:p>0,1028521316</text:p>
          </table:table-cell>
          <table:table-cell office:value-type="float" office:value="0.088" calcext:value-type="float">
            <text:p>0,088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edRec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725481978206205" calcext:value-type="float">
            <text:p>0,0725481978</text:p>
          </table:table-cell>
          <table:table-cell office:value-type="float" office:value="0.112354505164603" calcext:value-type="float">
            <text:p>0,1123545052</text:p>
          </table:table-cell>
          <table:table-cell table:formula="of:=2*([.D108]*[.E108])/([.D108]+[.E108])" office:value-type="float" office:value="0.0881665517606949" calcext:value-type="float">
            <text:p>0,0881665518</text:p>
          </table:table-cell>
          <table:table-cell office:value-type="float" office:value="0.119142857142857" calcext:value-type="float">
            <text:p>0,119142857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edRec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620383522727274" calcext:value-type="float">
            <text:p>0,0620383523</text:p>
          </table:table-cell>
          <table:table-cell office:value-type="float" office:value="0.0971308509799866" calcext:value-type="float">
            <text:p>0,097130851</text:p>
          </table:table-cell>
          <table:table-cell table:formula="of:=2*([.D109]*[.E109])/([.D109]+[.E109])" office:value-type="float" office:value="0.0757161288302604" calcext:value-type="float">
            <text:p>0,0757161288</text:p>
          </table:table-cell>
          <table:table-cell office:value-type="float" office:value="0.131428571428571" calcext:value-type="float">
            <text:p>0,131428571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sRec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10322580645161" calcext:value-type="float">
            <text:p>0,1103225806</text:p>
          </table:table-cell>
          <table:table-cell office:value-type="float" office:value="0.17188483815289" calcext:value-type="float">
            <text:p>0,1718848382</text:p>
          </table:table-cell>
          <table:table-cell table:formula="of:=2*([.D110]*[.E110])/([.D110]+[.E110])" office:value-type="float" office:value="0.134388946963669" calcext:value-type="float">
            <text:p>0,134388947</text:p>
          </table:table-cell>
          <table:table-cell office:value-type="float" office:value="0.0741428571428571" calcext:value-type="float">
            <text:p>0,074142857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sRec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108376123234917" calcext:value-type="float">
            <text:p>0,1083761232</text:p>
          </table:table-cell>
          <table:table-cell office:value-type="float" office:value="0.164385570493153" calcext:value-type="float">
            <text:p>0,1643855705</text:p>
          </table:table-cell>
          <table:table-cell table:formula="of:=2*([.D111]*[.E111])/([.D111]+[.E111])" office:value-type="float" office:value="0.130630299308592" calcext:value-type="float">
            <text:p>0,1306302993</text:p>
          </table:table-cell>
          <table:table-cell office:value-type="float" office:value="0.127428571428571" calcext:value-type="float">
            <text:p>0,127428571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sRec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950531479967296" calcext:value-type="float">
            <text:p>0,095053148</text:p>
          </table:table-cell>
          <table:table-cell office:value-type="float" office:value="0.147509022694291" calcext:value-type="float">
            <text:p>0,1475090227</text:p>
          </table:table-cell>
          <table:table-cell table:formula="of:=2*([.D112]*[.E112])/([.D112]+[.E112])" office:value-type="float" office:value="0.11560909869061" calcext:value-type="float">
            <text:p>0,1156090987</text:p>
          </table:table-cell>
          <table:table-cell office:value-type="float" office:value="0.163428571428571" calcext:value-type="float">
            <text:p>0,163428571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sRec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762413793103453" calcext:value-type="float">
            <text:p>0,0762413793</text:p>
          </table:table-cell>
          <table:table-cell office:value-type="float" office:value="0.120877339220171" calcext:value-type="float">
            <text:p>0,1208773392</text:p>
          </table:table-cell>
          <table:table-cell table:formula="of:=2*([.D113]*[.E113])/([.D113]+[.E113])" office:value-type="float" office:value="0.0935056309031718" calcext:value-type="float">
            <text:p>0,0935056309</text:p>
          </table:table-cell>
          <table:table-cell office:value-type="float" office:value="0.178" calcext:value-type="float">
            <text:p>0,178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coverage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0937974683544302" calcext:value-type="float">
            <text:p>0,0937974684</text:p>
          </table:table-cell>
          <table:table-cell office:value-type="float" office:value="0.158657130768479" calcext:value-type="float">
            <text:p>0,1586571308</text:p>
          </table:table-cell>
          <table:table-cell table:formula="of:=2*([.D114]*[.E114])/([.D114]+[.E114])" office:value-type="float" office:value="0.117895552342193" calcext:value-type="float">
            <text:p>0,1178955523</text:p>
          </table:table-cell>
          <table:table-cell office:value-type="float" office:value="0.006" calcext:value-type="float">
            <text:p>0,00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coverage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706964520367937" calcext:value-type="float">
            <text:p>0,070696452</text:p>
          </table:table-cell>
          <table:table-cell office:value-type="float" office:value="0.122064577612317" calcext:value-type="float">
            <text:p>0,1220645776</text:p>
          </table:table-cell>
          <table:table-cell table:formula="of:=2*([.D115]*[.E115])/([.D115]+[.E115])" office:value-type="float" office:value="0.0895360703589234" calcext:value-type="float">
            <text:p>0,0895360704</text:p>
          </table:table-cell>
          <table:table-cell office:value-type="float" office:value="0.00671428571428571" calcext:value-type="float">
            <text:p>0,006714285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coverage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574182139699385" calcext:value-type="float">
            <text:p>0,057418214</text:p>
          </table:table-cell>
          <table:table-cell office:value-type="float" office:value="0.0957279138843371" calcext:value-type="float">
            <text:p>0,0957279139</text:p>
          </table:table-cell>
          <table:table-cell table:formula="of:=2*([.D116]*[.E116])/([.D116]+[.E116])" office:value-type="float" office:value="0.0717814536915601" calcext:value-type="float">
            <text:p>0,0717814537</text:p>
          </table:table-cell>
          <table:table-cell office:value-type="float" office:value="0.00757142857142857" calcext:value-type="float">
            <text:p>0,007571428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coverage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492373791621912" calcext:value-type="float">
            <text:p>0,0492373792</text:p>
          </table:table-cell>
          <table:table-cell office:value-type="float" office:value="0.0751671732256906" calcext:value-type="float">
            <text:p>0,0751671732</text:p>
          </table:table-cell>
          <table:table-cell table:formula="of:=2*([.D117]*[.E117])/([.D117]+[.E117])" office:value-type="float" office:value="0.0594999867388125" calcext:value-type="float">
            <text:p>0,0594999867</text:p>
          </table:table-cell>
          <table:table-cell office:value-type="float" office:value="0.00742857142857143" calcext:value-type="float">
            <text:p>0,007428571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unkSVD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0246511627906977" calcext:value-type="float">
            <text:p>0,0246511628</text:p>
          </table:table-cell>
          <table:table-cell office:value-type="float" office:value="0.0483385153360415" calcext:value-type="float">
            <text:p>0,0483385153</text:p>
          </table:table-cell>
          <table:table-cell table:formula="of:=2*([.D118]*[.E118])/([.D118]+[.E118])" office:value-type="float" office:value="0.0326512088062726" calcext:value-type="float">
            <text:p>0,0326512088</text:p>
          </table:table-cell>
          <table:table-cell office:value-type="float" office:value="0.004" calcext:value-type="float">
            <text:p>0,00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unkSVD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234722222222222" calcext:value-type="float">
            <text:p>0,0234722222</text:p>
          </table:table-cell>
          <table:table-cell office:value-type="float" office:value="0.0481798154991647" calcext:value-type="float">
            <text:p>0,0481798155</text:p>
          </table:table-cell>
          <table:table-cell table:formula="of:=2*([.D119]*[.E119])/([.D119]+[.E119])" office:value-type="float" office:value="0.0315660900090357" calcext:value-type="float">
            <text:p>0,03156609</text:p>
          </table:table-cell>
          <table:table-cell office:value-type="float" office:value="0.00614285714285714" calcext:value-type="float">
            <text:p>0,006142857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unkSVD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278186968838525" calcext:value-type="float">
            <text:p>0,0278186969</text:p>
          </table:table-cell>
          <table:table-cell office:value-type="float" office:value="0.0596489011316812" calcext:value-type="float">
            <text:p>0,0596489011</text:p>
          </table:table-cell>
          <table:table-cell table:formula="of:=2*([.D120]*[.E120])/([.D120]+[.E120])" office:value-type="float" office:value="0.0379421577289097" calcext:value-type="float">
            <text:p>0,0379421577</text:p>
          </table:table-cell>
          <table:table-cell office:value-type="float" office:value="0.00657142857142857" calcext:value-type="float">
            <text:p>0,006571428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unkSVD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246183206106867" calcext:value-type="float">
            <text:p>0,0246183206</text:p>
          </table:table-cell>
          <table:table-cell office:value-type="float" office:value="0.0477139221194167" calcext:value-type="float">
            <text:p>0,0477139221</text:p>
          </table:table-cell>
          <table:table-cell table:formula="of:=2*([.D121]*[.E121])/([.D121]+[.E121])" office:value-type="float" office:value="0.0324789219300751" calcext:value-type="float">
            <text:p>0,0324789219</text:p>
          </table:table-cell>
          <table:table-cell office:value-type="float" office:value="0.00585714285714286" calcext:value-type="float">
            <text:p>0,005857142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temItem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0336111111111111" calcext:value-type="float">
            <text:p>0,0336111111</text:p>
          </table:table-cell>
          <table:table-cell office:value-type="float" office:value="0.0538618299919219" calcext:value-type="float">
            <text:p>0,05386183</text:p>
          </table:table-cell>
          <table:table-cell table:formula="of:=2*([.D122]*[.E122])/([.D122]+[.E122])" office:value-type="float" office:value="0.041392364991452" calcext:value-type="float">
            <text:p>0,041392365</text:p>
          </table:table-cell>
          <table:table-cell office:value-type="float" office:value="0.0122857142857143" calcext:value-type="float">
            <text:p>0,012285714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temItem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409142857142856" calcext:value-type="float">
            <text:p>0,0409142857</text:p>
          </table:table-cell>
          <table:table-cell office:value-type="float" office:value="0.0679229768067066" calcext:value-type="float">
            <text:p>0,0679229768</text:p>
          </table:table-cell>
          <table:table-cell table:formula="of:=2*([.D123]*[.E123])/([.D123]+[.E123])" office:value-type="float" office:value="0.0510674380311316" calcext:value-type="float">
            <text:p>0,051067438</text:p>
          </table:table-cell>
          <table:table-cell office:value-type="float" office:value="0.0308571428571429" calcext:value-type="float">
            <text:p>0,030857142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temItem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377836411609496" calcext:value-type="float">
            <text:p>0,0377836412</text:p>
          </table:table-cell>
          <table:table-cell office:value-type="float" office:value="0.0641563993930313" calcext:value-type="float">
            <text:p>0,0641563994</text:p>
          </table:table-cell>
          <table:table-cell table:formula="of:=2*([.D124]*[.E124])/([.D124]+[.E124])" office:value-type="float" office:value="0.0475585914949922" calcext:value-type="float">
            <text:p>0,0475585915</text:p>
          </table:table-cell>
          <table:table-cell office:value-type="float" office:value="0.0464285714285714" calcext:value-type="float">
            <text:p>0,046428571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temIte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350558213716105" calcext:value-type="float">
            <text:p>0,0350558214</text:p>
          </table:table-cell>
          <table:table-cell office:value-type="float" office:value="0.0603868174094435" calcext:value-type="float">
            <text:p>0,0603868174</text:p>
          </table:table-cell>
          <table:table-cell table:formula="of:=2*([.D125]*[.E125])/([.D125]+[.E125])" office:value-type="float" office:value="0.0443598272499928" calcext:value-type="float">
            <text:p>0,0443598272</text:p>
          </table:table-cell>
          <table:table-cell office:value-type="float" office:value="0.055" calcext:value-type="float">
            <text:p>0,05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opularity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430625" calcext:value-type="float">
            <text:p>0,1430625</text:p>
          </table:table-cell>
          <table:table-cell office:value-type="float" office:value="0.235591719724709" calcext:value-type="float">
            <text:p>0,2355917197</text:p>
          </table:table-cell>
          <table:table-cell table:formula="of:=2*([.D126]*[.E126])/([.D126]+[.E126])" office:value-type="float" office:value="0.178021734064499" calcext:value-type="float">
            <text:p>0,1780217341</text:p>
          </table:table-cell>
          <table:table-cell office:value-type="float" office:value="0.00814285714285714" calcext:value-type="float">
            <text:p>0,008142857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opularity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130304568527919" calcext:value-type="float">
            <text:p>0,1303045685</text:p>
          </table:table-cell>
          <table:table-cell office:value-type="float" office:value="0.21697156880329" calcext:value-type="float">
            <text:p>0,2169715688</text:p>
          </table:table-cell>
          <table:table-cell table:formula="of:=2*([.D127]*[.E127])/([.D127]+[.E127])" office:value-type="float" office:value="0.162823664608859" calcext:value-type="float">
            <text:p>0,1628236646</text:p>
          </table:table-cell>
          <table:table-cell office:value-type="float" office:value="0.00828571428571429" calcext:value-type="float">
            <text:p>0,008285714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opularity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963171355498723" calcext:value-type="float">
            <text:p>0,0963171355</text:p>
          </table:table-cell>
          <table:table-cell office:value-type="float" office:value="0.156344984504725" calcext:value-type="float">
            <text:p>0,1563449845</text:p>
          </table:table-cell>
          <table:table-cell table:formula="of:=2*([.D128]*[.E128])/([.D128]+[.E128])" office:value-type="float" office:value="0.11920030641578" calcext:value-type="float">
            <text:p>0,1192003064</text:p>
          </table:table-cell>
          <table:table-cell office:value-type="float" office:value="0.00814285714285714" calcext:value-type="float">
            <text:p>0,008142857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opularity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616827852998069" calcext:value-type="float">
            <text:p>0,0616827853</text:p>
          </table:table-cell>
          <table:table-cell office:value-type="float" office:value="0.0920356364035436" calcext:value-type="float">
            <text:p>0,0920356364</text:p>
          </table:table-cell>
          <table:table-cell table:formula="of:=2*([.D129]*[.E129])/([.D129]+[.E129])" office:value-type="float" office:value="0.073862512212967" calcext:value-type="float">
            <text:p>0,0738625122</text:p>
          </table:table-cell>
          <table:table-cell office:value-type="float" office:value="0.00814285714285714" calcext:value-type="float">
            <text:p>0,008142857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Popularity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0231372549019608" calcext:value-type="float">
            <text:p>0,0231372549</text:p>
          </table:table-cell>
          <table:table-cell office:value-type="float" office:value="0.0396909979872446" calcext:value-type="float">
            <text:p>0,039690998</text:p>
          </table:table-cell>
          <table:table-cell table:formula="of:=2*([.D130]*[.E130])/([.D130]+[.E130])" office:value-type="float" office:value="0.0292333686045207" calcext:value-type="float">
            <text:p>0,0292333686</text:p>
          </table:table-cell>
          <table:table-cell office:value-type="float" office:value="0.00885714285714286" calcext:value-type="float">
            <text:p>0,008857142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Popularity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230943396226414" calcext:value-type="float">
            <text:p>0,0230943396</text:p>
          </table:table-cell>
          <table:table-cell office:value-type="float" office:value="0.0378046546240447" calcext:value-type="float">
            <text:p>0,0378046546</text:p>
          </table:table-cell>
          <table:table-cell table:formula="of:=2*([.D131]*[.E131])/([.D131]+[.E131])" office:value-type="float" office:value="0.0286728391496173" calcext:value-type="float">
            <text:p>0,0286728391</text:p>
          </table:table-cell>
          <table:table-cell office:value-type="float" office:value="0.0212857142857143" calcext:value-type="float">
            <text:p>0,021285714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Popularity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234074074074073" calcext:value-type="float">
            <text:p>0,0234074074</text:p>
          </table:table-cell>
          <table:table-cell office:value-type="float" office:value="0.0398617786904086" calcext:value-type="float">
            <text:p>0,0398617787</text:p>
          </table:table-cell>
          <table:table-cell table:formula="of:=2*([.D132]*[.E132])/([.D132]+[.E132])" office:value-type="float" office:value="0.0294949548536238" calcext:value-type="float">
            <text:p>0,0294949549</text:p>
          </table:table-cell>
          <table:table-cell office:value-type="float" office:value="0.0301428571428571" calcext:value-type="float">
            <text:p>0,030142857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Popularity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230809399477805" calcext:value-type="float">
            <text:p>0,0230809399</text:p>
          </table:table-cell>
          <table:table-cell office:value-type="float" office:value="0.0397475774207014" calcext:value-type="float">
            <text:p>0,0397475774</text:p>
          </table:table-cell>
          <table:table-cell table:formula="of:=2*([.D133]*[.E133])/([.D133]+[.E133])" office:value-type="float" office:value="0.0292036637483089" calcext:value-type="float">
            <text:p>0,0292036637</text:p>
          </table:table-cell>
          <table:table-cell office:value-type="float" office:value="0.041" calcext:value-type="float">
            <text:p>0,04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edRec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0884829721362227" calcext:value-type="float">
            <text:p>0,0884829721</text:p>
          </table:table-cell>
          <table:table-cell office:value-type="float" office:value="0.161855202664247" calcext:value-type="float">
            <text:p>0,1618552027</text:p>
          </table:table-cell>
          <table:table-cell table:formula="of:=2*([.D134]*[.E134])/([.D134]+[.E134])" office:value-type="float" office:value="0.114416663769783" calcext:value-type="float">
            <text:p>0,1144166638</text:p>
          </table:table-cell>
          <table:table-cell office:value-type="float" office:value="0.0557142857142857" calcext:value-type="float">
            <text:p>0,055714285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edRec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776338729763388" calcext:value-type="float">
            <text:p>0,077633873</text:p>
          </table:table-cell>
          <table:table-cell office:value-type="float" office:value="0.143378666109129" calcext:value-type="float">
            <text:p>0,1433786661</text:p>
          </table:table-cell>
          <table:table-cell table:formula="of:=2*([.D135]*[.E135])/([.D135]+[.E135])" office:value-type="float" office:value="0.100727689010699" calcext:value-type="float">
            <text:p>0,100727689</text:p>
          </table:table-cell>
          <table:table-cell office:value-type="float" office:value="0.0908571428571429" calcext:value-type="float">
            <text:p>0,090857142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edRec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68637083993661" calcext:value-type="float">
            <text:p>0,068637084</text:p>
          </table:table-cell>
          <table:table-cell office:value-type="float" office:value="0.131088423046939" calcext:value-type="float">
            <text:p>0,131088423</text:p>
          </table:table-cell>
          <table:table-cell table:formula="of:=2*([.D136]*[.E136])/([.D136]+[.E136])" office:value-type="float" office:value="0.0900989286404997" calcext:value-type="float">
            <text:p>0,0900989286</text:p>
          </table:table-cell>
          <table:table-cell office:value-type="float" office:value="0.134571428571429" calcext:value-type="float">
            <text:p>0,134571428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edRec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545589225589228" calcext:value-type="float">
            <text:p>0,0545589226</text:p>
          </table:table-cell>
          <table:table-cell office:value-type="float" office:value="0.107102705825296" calcext:value-type="float">
            <text:p>0,1071027058</text:p>
          </table:table-cell>
          <table:table-cell table:formula="of:=2*([.D137]*[.E137])/([.D137]+[.E137])" office:value-type="float" office:value="0.0722918393359922" calcext:value-type="float">
            <text:p>0,0722918393</text:p>
          </table:table-cell>
          <table:table-cell office:value-type="float" office:value="0.149142857142857" calcext:value-type="float">
            <text:p>0,149142857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osRec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06853582554517" calcext:value-type="float">
            <text:p>0,1068535826</text:p>
          </table:table-cell>
          <table:table-cell office:value-type="float" office:value="0.201105175223284" calcext:value-type="float">
            <text:p>0,2011051752</text:p>
          </table:table-cell>
          <table:table-cell table:formula="of:=2*([.D138]*[.E138])/([.D138]+[.E138])" office:value-type="float" office:value="0.13955640422713" calcext:value-type="float">
            <text:p>0,1395564042</text:p>
          </table:table-cell>
          <table:table-cell office:value-type="float" office:value="0.0765714285714286" calcext:value-type="float">
            <text:p>0,076571428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osRec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0963430012610342" calcext:value-type="float">
            <text:p>0,0963430013</text:p>
          </table:table-cell>
          <table:table-cell office:value-type="float" office:value="0.183442749096117" calcext:value-type="float">
            <text:p>0,1834427491</text:p>
          </table:table-cell>
          <table:table-cell table:formula="of:=2*([.D139]*[.E139])/([.D139]+[.E139])" office:value-type="float" office:value="0.126335419047856" calcext:value-type="float">
            <text:p>0,126335419</text:p>
          </table:table-cell>
          <table:table-cell office:value-type="float" office:value="0.129857142857143" calcext:value-type="float">
            <text:p>0,129857142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osRec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844535073409464" calcext:value-type="float">
            <text:p>0,0844535073</text:p>
          </table:table-cell>
          <table:table-cell office:value-type="float" office:value="0.164130432104924" calcext:value-type="float">
            <text:p>0,1641304321</text:p>
          </table:table-cell>
          <table:table-cell table:formula="of:=2*([.D140]*[.E140])/([.D140]+[.E140])" office:value-type="float" office:value="0.111522817471997" calcext:value-type="float">
            <text:p>0,1115228175</text:p>
          </table:table-cell>
          <table:table-cell office:value-type="float" office:value="0.178142857142857" calcext:value-type="float">
            <text:p>0,178142857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osRec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069846153846154" calcext:value-type="float">
            <text:p>0,0698461538</text:p>
          </table:table-cell>
          <table:table-cell office:value-type="float" office:value="0.137558644125732" calcext:value-type="float">
            <text:p>0,1375586441</text:p>
          </table:table-cell>
          <table:table-cell table:formula="of:=2*([.D141]*[.E141])/([.D141]+[.E141])" office:value-type="float" office:value="0.0926491799073674" calcext:value-type="float">
            <text:p>0,0926491799</text:p>
          </table:table-cell>
          <table:table-cell office:value-type="float" office:value="0.199857142857143" calcext:value-type="float">
            <text:p>0,199857142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23:28:25.15786653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a </meta:initial-creator>
    <meta:creation-date>2016-06-26T11:07:26.765292250</meta:creation-date>
    <dc:date>2016-07-24T23:30:22.079071842</dc:date>
    <dc:creator>mattia </dc:creator>
    <meta:editing-duration>P1DT23H34M34S</meta:editing-duration>
    <meta:editing-cycles>20</meta:editing-cycles>
    <meta:generator>LibreOffice/4.3.3.2$Linux_X86_64 LibreOffice_project/430m0$Build-2</meta:generator>
    <meta:document-statistic meta:table-count="1" meta:cell-count="1161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615cm" svg:height="12.432cm" xlink:href=".." xlink:type="simple" chart:class="chart:line" chart:style-name="ch1">
        <chart:title svg:x="9.335cm" svg:y="0.384cm" chart:style-name="ch2">
          <text:p>Precision@10</text:p>
        </chart:title>
        <chart:legend chart:legend-position="end" svg:x="17.466cm" svg:y="4.423cm" style:legend-expansion="high" chart:style-name="ch3"/>
        <chart:plot-area chart:style-name="ch4" table:cell-range-address="Sheet1.C6:Sheet1.D9 Sheet1.B2:Sheet1.B2 Sheet1.D2:Sheet1.D5 Sheet1.B6:Sheet1.B6 Sheet1.B10:Sheet1.B10 Sheet1.D10:Sheet1.D29 Sheet1.B14:Sheet1.B14 Sheet1.B18:Sheet1.B18 Sheet1.B22:Sheet1.B22 Sheet1.B26:Sheet1.B26" chart:data-source-has-labels="both" svg:x="1.443cm" svg:y="1.411cm" svg:width="15.591cm" svg:height="9.792cm">
          <chartooo:coordinate-region svg:x="2.355cm" svg:y="1.611cm" svg:width="14.003cm" svg:height="8.945cm"/>
          <chart:axis chart:dimension="x" chart:name="primary-x" chart:style-name="ch5" chartooo:axis-type="auto">
            <chartooo:date-scale/>
            <chart:title svg:x="8.347cm" svg:y="11.451cm" chart:style-name="ch6">
              <text:p>Percentage</text:p>
            </chart:title>
            <chart:categories table:cell-range-address="Sheet1.C6:Sheet1.C9"/>
          </chart:axis>
          <chart:axis chart:dimension="y" chart:name="primary-y" chart:style-name="ch7">
            <chart:title svg:x="0.451cm" svg:y="7.039cm" chart:style-name="ch8">
              <text:p>Precision</text:p>
            </chart:title>
            <chart:grid chart:style-name="ch9" chart:class="major"/>
          </chart:axis>
          <chart:series chart:style-name="ch10" chart:values-cell-range-address="Sheet1.D2:Sheet1.D5" chart:label-cell-address="Sheet1.B2:Sheet1.B2" chart:class="chart:line">
            <chart:data-point chart:repeated="4"/>
          </chart:series>
          <chart:series chart:style-name="ch11" chart:values-cell-range-address="Sheet1.D6:Sheet1.D9" chart:label-cell-address="Sheet1.B6:Sheet1.B6" chart:class="chart:line">
            <chart:data-point chart:repeated="4"/>
          </chart:series>
          <chart:series chart:style-name="ch12" chart:values-cell-range-address="Sheet1.D10:Sheet1.D13" chart:label-cell-address="Sheet1.B10:Sheet1.B10" chart:class="chart:line">
            <chart:data-point chart:repeated="4"/>
          </chart:series>
          <chart:series chart:style-name="ch13" chart:values-cell-range-address="Sheet1.D14:Sheet1.D17" chart:label-cell-address="Sheet1.B14:Sheet1.B14" chart:class="chart:line">
            <chart:data-point chart:repeated="4"/>
          </chart:series>
          <chart:series chart:style-name="ch14" chart:values-cell-range-address="Sheet1.D18:Sheet1.D21" chart:label-cell-address="Sheet1.B18:Sheet1.B18" chart:class="chart:line">
            <chart:data-point chart:repeated="4"/>
          </chart:series>
          <chart:series chart:style-name="ch15" chart:values-cell-range-address="Sheet1.D22:Sheet1.D25" chart:label-cell-address="Sheet1.B22:Sheet1.B22" chart:class="chart:line">
            <chart:data-point chart:repeated="4"/>
          </chart:series>
          <chart:series chart:style-name="ch16" chart:values-cell-range-address="Sheet1.D26:Sheet1.D29" chart:label-cell-address="Sheet1.B26:Sheet1.B26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2:Sheet1.B2</svg:desc>
                </draw:g>
              </table:table-cell>
              <table:table-cell office:value-type="string">
                <text:p>FunkSVD</text:p>
                <draw:g>
                  <svg:desc>Sheet1.B6:Sheet1.B6</svg:desc>
                </draw:g>
              </table:table-cell>
              <table:table-cell office:value-type="string">
                <text:p>ItemItem</text:p>
                <draw:g>
                  <svg:desc>Sheet1.B10:Sheet1.B10</svg:desc>
                </draw:g>
              </table:table-cell>
              <table:table-cell office:value-type="string">
                <text:p>Popularity</text:p>
                <draw:g>
                  <svg:desc>Sheet1.B14:Sheet1.B14</svg:desc>
                </draw:g>
              </table:table-cell>
              <table:table-cell office:value-type="string">
                <text:p>RandomPopularity</text:p>
                <draw:g>
                  <svg:desc>Sheet1.B18:Sheet1.B18</svg:desc>
                </draw:g>
              </table:table-cell>
              <table:table-cell office:value-type="string">
                <text:p>SeedRec</text:p>
                <draw:g>
                  <svg:desc>Sheet1.B22:Sheet1.B22</svg:desc>
                </draw:g>
              </table:table-cell>
              <table:table-cell office:value-type="string">
                <text:p>PosRec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6:Sheet1.C9</svg:desc>
                </draw:g>
              </table:table-cell>
              <table:table-cell office:value-type="float" office:value="0.138461538461538">
                <text:p>0.138461538461538</text:p>
                <draw:g>
                  <svg:desc>Sheet1.D2:Sheet1.D5</svg:desc>
                </draw:g>
              </table:table-cell>
              <table:table-cell office:value-type="float" office:value="0.1">
                <text:p>0.1</text:p>
                <draw:g>
                  <svg:desc>Sheet1.D6:Sheet1.D9</svg:desc>
                </draw:g>
              </table:table-cell>
              <table:table-cell office:value-type="float" office:value="0.125">
                <text:p>0.125</text:p>
                <draw:g>
                  <svg:desc>Sheet1.D10:Sheet1.D13</svg:desc>
                </draw:g>
              </table:table-cell>
              <table:table-cell office:value-type="float" office:value="0.28671875">
                <text:p>0.28671875</text:p>
                <draw:g>
                  <svg:desc>Sheet1.D14:Sheet1.D17</svg:desc>
                </draw:g>
              </table:table-cell>
              <table:table-cell office:value-type="float" office:value="0.102564102564102">
                <text:p>0.102564102564102</text:p>
                <draw:g>
                  <svg:desc>Sheet1.D18:Sheet1.D21</svg:desc>
                </draw:g>
              </table:table-cell>
              <table:table-cell office:value-type="float" office:value="0.177292576419214">
                <text:p>0.177292576419214</text:p>
                <draw:g>
                  <svg:desc>Sheet1.D22:Sheet1.D25</svg:desc>
                </draw:g>
              </table:table-cell>
              <table:table-cell office:value-type="float" office:value="0.202074688796681">
                <text:p>0.202074688796681</text:p>
                <draw:g>
                  <svg:desc>Sheet1.D26:Sheet1.D29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137837837837838">
                <text:p>0.137837837837838</text:p>
              </table:table-cell>
              <table:table-cell office:value-type="float" office:value="0.285066162570887">
                <text:p>0.285066162570887</text:p>
              </table:table-cell>
              <table:table-cell office:value-type="float" office:value="0.105732484076433">
                <text:p>0.105732484076433</text:p>
              </table:table-cell>
              <table:table-cell office:value-type="float" office:value="0.152443609022557">
                <text:p>0.152443609022557</text:p>
              </table:table-cell>
              <table:table-cell office:value-type="float" office:value="0.185480943738657">
                <text:p>0.18548094373865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24175824175824">
                <text:p>0.124175824175824</text:p>
              </table:table-cell>
              <table:table-cell office:value-type="float" office:value="0.113372093023256">
                <text:p>0.113372093023256</text:p>
              </table:table-cell>
              <table:table-cell office:value-type="float" office:value="0.123255813953488">
                <text:p>0.123255813953488</text:p>
              </table:table-cell>
              <table:table-cell office:value-type="float" office:value="0.195149253731343">
                <text:p>0.195149253731343</text:p>
              </table:table-cell>
              <table:table-cell office:value-type="float" office:value="0.103636363636363">
                <text:p>0.103636363636363</text:p>
              </table:table-cell>
              <table:table-cell office:value-type="float" office:value="0.136150845253575">
                <text:p>0.136150845253575</text:p>
              </table:table-cell>
              <table:table-cell office:value-type="float" office:value="0.17005988023952">
                <text:p>0.1700598802395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21698113207547">
                <text:p>0.121698113207547</text:p>
              </table:table-cell>
              <table:table-cell office:value-type="float" office:value="0.116326530612245">
                <text:p>0.116326530612245</text:p>
              </table:table-cell>
              <table:table-cell office:value-type="float" office:value="0.121198156682028">
                <text:p>0.121198156682028</text:p>
              </table:table-cell>
              <table:table-cell office:value-type="float" office:value="0.151006711409397">
                <text:p>0.151006711409397</text:p>
              </table:table-cell>
              <table:table-cell office:value-type="float" office:value="0.104379562043795">
                <text:p>0.104379562043795</text:p>
              </table:table-cell>
              <table:table-cell office:value-type="float" office:value="0.141883116883116">
                <text:p>0.141883116883116</text:p>
              </table:table-cell>
              <table:table-cell office:value-type="float" office:value="0.162692702980471">
                <text:p>0.1626927029804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615cm" svg:height="11.528cm" xlink:href=".." xlink:type="simple" chart:class="chart:line" chart:style-name="ch1">
        <chart:title svg:x="9.335cm" svg:y="0.366cm" chart:style-name="ch2">
          <text:p>Precision@40</text:p>
        </chart:title>
        <chart:legend chart:legend-position="end" svg:x="17.466cm" svg:y="3.971cm" style:legend-expansion="high" chart:style-name="ch3"/>
        <chart:plot-area chart:style-name="ch4" table:cell-range-address="Sheet1.C86:Sheet1.D89 Sheet1.B86:Sheet1.B86 Sheet1.B90:Sheet1.B90 Sheet1.D90:Sheet1.D113 Sheet1.B94:Sheet1.B94 Sheet1.B98:Sheet1.B98 Sheet1.B102:Sheet1.B102 Sheet1.B106:Sheet1.B106 Sheet1.B110:Sheet1.B110" chart:data-source-has-labels="both" svg:x="1.443cm" svg:y="1.375cm" svg:width="15.591cm" svg:height="8.942cm">
          <chartooo:coordinate-region svg:x="2.355cm" svg:y="1.574cm" svg:width="14.003cm" svg:height="8.096cm"/>
          <chart:axis chart:dimension="x" chart:name="primary-x" chart:style-name="ch5" chartooo:axis-type="auto">
            <chartooo:date-scale/>
            <chart:title svg:x="8.347cm" svg:y="10.547cm" chart:style-name="ch6">
              <text:p>Percentage</text:p>
            </chart:title>
            <chart:categories table:cell-range-address="Sheet1.C86:Sheet1.C89"/>
          </chart:axis>
          <chart:axis chart:dimension="y" chart:name="primary-y" chart:style-name="ch7">
            <chart:title svg:x="0.451cm" svg:y="6.578cm" chart:style-name="ch8">
              <text:p>Precision</text:p>
            </chart:title>
            <chart:grid chart:style-name="ch9" chart:class="major"/>
          </chart:axis>
          <chart:series chart:style-name="ch10" chart:values-cell-range-address="Sheet1.D86:Sheet1.D89" chart:label-cell-address="Sheet1.B86:Sheet1.B86" chart:class="chart:line">
            <chart:data-point chart:repeated="4"/>
          </chart:series>
          <chart:series chart:style-name="ch11" chart:values-cell-range-address="Sheet1.D90:Sheet1.D93" chart:label-cell-address="Sheet1.B90:Sheet1.B90" chart:class="chart:line">
            <chart:data-point chart:repeated="4"/>
          </chart:series>
          <chart:series chart:style-name="ch12" chart:values-cell-range-address="Sheet1.D94:Sheet1.D97" chart:label-cell-address="Sheet1.B94:Sheet1.B94" chart:class="chart:line">
            <chart:data-point chart:repeated="4"/>
          </chart:series>
          <chart:series chart:style-name="ch13" chart:values-cell-range-address="Sheet1.D98:Sheet1.D101" chart:label-cell-address="Sheet1.B98:Sheet1.B98" chart:class="chart:line">
            <chart:data-point chart:repeated="4"/>
          </chart:series>
          <chart:series chart:style-name="ch14" chart:values-cell-range-address="Sheet1.D102:Sheet1.D105" chart:label-cell-address="Sheet1.B102:Sheet1.B102" chart:class="chart:line">
            <chart:data-point chart:repeated="4"/>
          </chart:series>
          <chart:series chart:style-name="ch15" chart:values-cell-range-address="Sheet1.D106:Sheet1.D109" chart:label-cell-address="Sheet1.B106:Sheet1.B106" chart:class="chart:line">
            <chart:data-point chart:repeated="4"/>
          </chart:series>
          <chart:series chart:style-name="ch16" chart:values-cell-range-address="Sheet1.D110:Sheet1.D113" chart:label-cell-address="Sheet1.B110:Sheet1.B110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86:Sheet1.B86</svg:desc>
                </draw:g>
              </table:table-cell>
              <table:table-cell office:value-type="string">
                <text:p>FunkSVD</text:p>
                <draw:g>
                  <svg:desc>Sheet1.B90:Sheet1.B90</svg:desc>
                </draw:g>
              </table:table-cell>
              <table:table-cell office:value-type="string">
                <text:p>ItemItem</text:p>
                <draw:g>
                  <svg:desc>Sheet1.B94:Sheet1.B94</svg:desc>
                </draw:g>
              </table:table-cell>
              <table:table-cell office:value-type="string">
                <text:p>Popularity</text:p>
                <draw:g>
                  <svg:desc>Sheet1.B98:Sheet1.B98</svg:desc>
                </draw:g>
              </table:table-cell>
              <table:table-cell office:value-type="string">
                <text:p>RandomPopularity</text:p>
                <draw:g>
                  <svg:desc>Sheet1.B102:Sheet1.B102</svg:desc>
                </draw:g>
              </table:table-cell>
              <table:table-cell office:value-type="string">
                <text:p>SeedRec</text:p>
                <draw:g>
                  <svg:desc>Sheet1.B106:Sheet1.B106</svg:desc>
                </draw:g>
              </table:table-cell>
              <table:table-cell office:value-type="string">
                <text:p>PosRec</text:p>
                <draw:g>
                  <svg:desc>Sheet1.B110:Sheet1.B110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86:Sheet1.C89</svg:desc>
                </draw:g>
              </table:table-cell>
              <table:table-cell office:value-type="float" office:value="0.0883333333333334">
                <text:p>0.0883333333333334</text:p>
                <draw:g>
                  <svg:desc>Sheet1.D86:Sheet1.D89</svg:desc>
                </draw:g>
              </table:table-cell>
              <table:table-cell office:value-type="float" office:value="0.0277272727272727">
                <text:p>0.0277272727272727</text:p>
                <draw:g>
                  <svg:desc>Sheet1.D90:Sheet1.D93</svg:desc>
                </draw:g>
              </table:table-cell>
              <table:table-cell office:value-type="float" office:value="0.0448275862068965">
                <text:p>0.0448275862068965</text:p>
                <draw:g>
                  <svg:desc>Sheet1.D94:Sheet1.D97</svg:desc>
                </draw:g>
              </table:table-cell>
              <table:table-cell office:value-type="float" office:value="0.149920127795527">
                <text:p>0.149920127795527</text:p>
                <draw:g>
                  <svg:desc>Sheet1.D98:Sheet1.D101</svg:desc>
                </draw:g>
              </table:table-cell>
              <table:table-cell office:value-type="float" office:value="0.0294921874999999">
                <text:p>0.0294921874999999</text:p>
                <draw:g>
                  <svg:desc>Sheet1.D102:Sheet1.D105</svg:desc>
                </draw:g>
              </table:table-cell>
              <table:table-cell office:value-type="float" office:value="0.08698738170347">
                <text:p>0.08698738170347</text:p>
                <draw:g>
                  <svg:desc>Sheet1.D106:Sheet1.D109</svg:desc>
                </draw:g>
              </table:table-cell>
              <table:table-cell office:value-type="float" office:value="0.110322580645161">
                <text:p>0.110322580645161</text:p>
                <draw:g>
                  <svg:desc>Sheet1.D110:Sheet1.D113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792199488491047">
                <text:p>0.0792199488491047</text:p>
              </table:table-cell>
              <table:table-cell office:value-type="float" office:value="0.0277777777777777">
                <text:p>0.0277777777777777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0.144383116883117">
                <text:p>0.144383116883117</text:p>
              </table:table-cell>
              <table:table-cell office:value-type="float" office:value="0.0282978723404256">
                <text:p>0.0282978723404256</text:p>
              </table:table-cell>
              <table:table-cell office:value-type="float" office:value="0.0856438896189222">
                <text:p>0.0856438896189222</text:p>
              </table:table-cell>
              <table:table-cell office:value-type="float" office:value="0.108376123234917">
                <text:p>0.10837612323491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603889943074">
                <text:p>0.0603889943074</text:p>
              </table:table-cell>
              <table:table-cell office:value-type="float" office:value="0.0331799591002047">
                <text:p>0.0331799591002047</text:p>
              </table:table-cell>
              <table:table-cell office:value-type="float" office:value="0.0473650385604113">
                <text:p>0.0473650385604113</text:p>
              </table:table-cell>
              <table:table-cell office:value-type="float" office:value="0.106872693726938">
                <text:p>0.106872693726938</text:p>
              </table:table-cell>
              <table:table-cell office:value-type="float" office:value="0.0273722627737227">
                <text:p>0.0273722627737227</text:p>
              </table:table-cell>
              <table:table-cell office:value-type="float" office:value="0.0725481978206205">
                <text:p>0.0725481978206205</text:p>
              </table:table-cell>
              <table:table-cell office:value-type="float" office:value="0.0950531479967296">
                <text:p>0.095053147996729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48577844311377">
                <text:p>0.048577844311377</text:p>
              </table:table-cell>
              <table:table-cell office:value-type="float" office:value="0.0320021881838077">
                <text:p>0.0320021881838077</text:p>
              </table:table-cell>
              <table:table-cell office:value-type="float" office:value="0.0402675276752767">
                <text:p>0.0402675276752767</text:p>
              </table:table-cell>
              <table:table-cell office:value-type="float" office:value="0.0699092741935481">
                <text:p>0.0699092741935481</text:p>
              </table:table-cell>
              <table:table-cell office:value-type="float" office:value="0.0273026315789475">
                <text:p>0.0273026315789475</text:p>
              </table:table-cell>
              <table:table-cell office:value-type="float" office:value="0.0620383522727274">
                <text:p>0.0620383522727274</text:p>
              </table:table-cell>
              <table:table-cell office:value-type="float" office:value="0.0762413793103453">
                <text:p>0.076241379310345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615cm" svg:height="11.528cm" xlink:href=".." xlink:type="simple" chart:class="chart:line" chart:style-name="ch1">
        <chart:title svg:x="9.639cm" svg:y="0.366cm" chart:style-name="ch2">
          <text:p>Recall@40</text:p>
        </chart:title>
        <chart:legend chart:legend-position="end" svg:x="17.466cm" svg:y="3.971cm" style:legend-expansion="high" chart:style-name="ch3"/>
        <chart:plot-area chart:style-name="ch4" table:cell-range-address="Sheet1.C86:Sheet1.C89 Sheet1.B86:Sheet1.B86 Sheet1.E86:Sheet1.E113 Sheet1.B90:Sheet1.B90 Sheet1.B94:Sheet1.B94 Sheet1.B98:Sheet1.B98 Sheet1.B102:Sheet1.B102 Sheet1.B106:Sheet1.B106 Sheet1.B110:Sheet1.B110" chart:data-source-has-labels="both" svg:x="1.443cm" svg:y="1.375cm" svg:width="15.591cm" svg:height="8.942cm">
          <chartooo:coordinate-region svg:x="2.355cm" svg:y="1.574cm" svg:width="14.003cm" svg:height="8.096cm"/>
          <chart:axis chart:dimension="x" chart:name="primary-x" chart:style-name="ch5" chartooo:axis-type="auto">
            <chartooo:date-scale/>
            <chart:title svg:x="8.347cm" svg:y="10.547cm" chart:style-name="ch6">
              <text:p>Percentage</text:p>
            </chart:title>
            <chart:categories table:cell-range-address="Sheet1.C86:Sheet1.C89"/>
          </chart:axis>
          <chart:axis chart:dimension="y" chart:name="primary-y" chart:style-name="ch7">
            <chart:title svg:x="0.451cm" svg:y="6.366cm" chart:style-name="ch8">
              <text:p>Recall</text:p>
            </chart:title>
            <chart:grid chart:style-name="ch9" chart:class="major"/>
          </chart:axis>
          <chart:series chart:style-name="ch10" chart:values-cell-range-address="Sheet1.E86:Sheet1.E89" chart:label-cell-address="Sheet1.B86:Sheet1.B86" chart:class="chart:line">
            <chart:data-point chart:repeated="4"/>
          </chart:series>
          <chart:series chart:style-name="ch11" chart:values-cell-range-address="Sheet1.E90:Sheet1.E93" chart:label-cell-address="Sheet1.B90:Sheet1.B90" chart:class="chart:line">
            <chart:data-point chart:repeated="4"/>
          </chart:series>
          <chart:series chart:style-name="ch12" chart:values-cell-range-address="Sheet1.E94:Sheet1.E97" chart:label-cell-address="Sheet1.B94:Sheet1.B94" chart:class="chart:line">
            <chart:data-point chart:repeated="4"/>
          </chart:series>
          <chart:series chart:style-name="ch13" chart:values-cell-range-address="Sheet1.E98:Sheet1.E101" chart:label-cell-address="Sheet1.B98:Sheet1.B98" chart:class="chart:line">
            <chart:data-point chart:repeated="4"/>
          </chart:series>
          <chart:series chart:style-name="ch14" chart:values-cell-range-address="Sheet1.E102:Sheet1.E105" chart:label-cell-address="Sheet1.B102:Sheet1.B102" chart:class="chart:line">
            <chart:data-point chart:repeated="4"/>
          </chart:series>
          <chart:series chart:style-name="ch15" chart:values-cell-range-address="Sheet1.E106:Sheet1.E109" chart:label-cell-address="Sheet1.B106:Sheet1.B106" chart:class="chart:line">
            <chart:data-point chart:repeated="4"/>
          </chart:series>
          <chart:series chart:style-name="ch16" chart:values-cell-range-address="Sheet1.E110:Sheet1.E113" chart:label-cell-address="Sheet1.B110:Sheet1.B110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86:Sheet1.B86</svg:desc>
                </draw:g>
              </table:table-cell>
              <table:table-cell office:value-type="string">
                <text:p>FunkSVD</text:p>
                <draw:g>
                  <svg:desc>Sheet1.B90:Sheet1.B90</svg:desc>
                </draw:g>
              </table:table-cell>
              <table:table-cell office:value-type="string">
                <text:p>ItemItem</text:p>
                <draw:g>
                  <svg:desc>Sheet1.B94:Sheet1.B94</svg:desc>
                </draw:g>
              </table:table-cell>
              <table:table-cell office:value-type="string">
                <text:p>Popularity</text:p>
                <draw:g>
                  <svg:desc>Sheet1.B98:Sheet1.B98</svg:desc>
                </draw:g>
              </table:table-cell>
              <table:table-cell office:value-type="string">
                <text:p>RandomPopularity</text:p>
                <draw:g>
                  <svg:desc>Sheet1.B102:Sheet1.B102</svg:desc>
                </draw:g>
              </table:table-cell>
              <table:table-cell office:value-type="string">
                <text:p>SeedRec</text:p>
                <draw:g>
                  <svg:desc>Sheet1.B106:Sheet1.B106</svg:desc>
                </draw:g>
              </table:table-cell>
              <table:table-cell office:value-type="string">
                <text:p>PosRec</text:p>
                <draw:g>
                  <svg:desc>Sheet1.B110:Sheet1.B110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86:Sheet1.C89</svg:desc>
                </draw:g>
              </table:table-cell>
              <table:table-cell office:value-type="float" office:value="0.125826842026407">
                <text:p>0.125826842026407</text:p>
                <draw:g>
                  <svg:desc>Sheet1.E86:Sheet1.E89</svg:desc>
                </draw:g>
              </table:table-cell>
              <table:table-cell office:value-type="float" office:value="0.0452102059392874">
                <text:p>0.0452102059392874</text:p>
                <draw:g>
                  <svg:desc>Sheet1.E90:Sheet1.E93</svg:desc>
                </draw:g>
              </table:table-cell>
              <table:table-cell office:value-type="float" office:value="0.0640915734944164">
                <text:p>0.0640915734944164</text:p>
                <draw:g>
                  <svg:desc>Sheet1.E94:Sheet1.E97</svg:desc>
                </draw:g>
              </table:table-cell>
              <table:table-cell office:value-type="float" office:value="0.210890754663575">
                <text:p>0.210890754663575</text:p>
                <draw:g>
                  <svg:desc>Sheet1.E98:Sheet1.E101</svg:desc>
                </draw:g>
              </table:table-cell>
              <table:table-cell office:value-type="float" office:value="0.040803199365797">
                <text:p>0.040803199365797</text:p>
                <draw:g>
                  <svg:desc>Sheet1.E102:Sheet1.E105</svg:desc>
                </draw:g>
              </table:table-cell>
              <table:table-cell office:value-type="float" office:value="0.133335398466198">
                <text:p>0.133335398466198</text:p>
                <draw:g>
                  <svg:desc>Sheet1.E106:Sheet1.E109</svg:desc>
                </draw:g>
              </table:table-cell>
              <table:table-cell office:value-type="float" office:value="0.17188483815289">
                <text:p>0.17188483815289</text:p>
                <draw:g>
                  <svg:desc>Sheet1.E110:Sheet1.E113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11475779963977">
                <text:p>0.111475779963977</text:p>
              </table:table-cell>
              <table:table-cell office:value-type="float" office:value="0.0471606805508407">
                <text:p>0.0471606805508407</text:p>
              </table:table-cell>
              <table:table-cell office:value-type="float" office:value="0.065031397903925">
                <text:p>0.065031397903925</text:p>
              </table:table-cell>
              <table:table-cell office:value-type="float" office:value="0.19376349637637">
                <text:p>0.19376349637637</text:p>
              </table:table-cell>
              <table:table-cell office:value-type="float" office:value="0.0386773257001532">
                <text:p>0.0386773257001532</text:p>
              </table:table-cell>
              <table:table-cell office:value-type="float" office:value="0.128714448073666">
                <text:p>0.128714448073666</text:p>
              </table:table-cell>
              <table:table-cell office:value-type="float" office:value="0.164385570493153">
                <text:p>0.16438557049315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803635870567852">
                <text:p>0.0803635870567852</text:p>
              </table:table-cell>
              <table:table-cell office:value-type="float" office:value="0.0548125636601765">
                <text:p>0.0548125636601765</text:p>
              </table:table-cell>
              <table:table-cell office:value-type="float" office:value="0.0638560650114667">
                <text:p>0.0638560650114667</text:p>
              </table:table-cell>
              <table:table-cell office:value-type="float" office:value="0.138127662814528">
                <text:p>0.138127662814528</text:p>
              </table:table-cell>
              <table:table-cell office:value-type="float" office:value="0.03792992398355">
                <text:p>0.03792992398355</text:p>
              </table:table-cell>
              <table:table-cell office:value-type="float" office:value="0.112354505164603">
                <text:p>0.112354505164603</text:p>
              </table:table-cell>
              <table:table-cell office:value-type="float" office:value="0.147509022694291">
                <text:p>0.14750902269429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69710341602927">
                <text:p>0.0569710341602927</text:p>
              </table:table-cell>
              <table:table-cell office:value-type="float" office:value="0.0502987697283821">
                <text:p>0.0502987697283821</text:p>
              </table:table-cell>
              <table:table-cell office:value-type="float" office:value="0.0568816949401657">
                <text:p>0.0568816949401657</text:p>
              </table:table-cell>
              <table:table-cell office:value-type="float" office:value="0.0832073185115406">
                <text:p>0.0832073185115406</text:p>
              </table:table-cell>
              <table:table-cell office:value-type="float" office:value="0.0371385593831587">
                <text:p>0.0371385593831587</text:p>
              </table:table-cell>
              <table:table-cell office:value-type="float" office:value="0.0971308509799866">
                <text:p>0.0971308509799866</text:p>
              </table:table-cell>
              <table:table-cell office:value-type="float" office:value="0.120877339220171">
                <text:p>0.120877339220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615cm" svg:height="11.528cm" xlink:href=".." xlink:type="simple" chart:class="chart:line" chart:style-name="ch1">
        <chart:title svg:x="9.335cm" svg:y="0.366cm" chart:style-name="ch2">
          <text:p>Precision@50</text:p>
        </chart:title>
        <chart:legend chart:legend-position="end" svg:x="17.466cm" svg:y="3.971cm" style:legend-expansion="high" chart:style-name="ch3"/>
        <chart:plot-area chart:style-name="ch4" table:cell-range-address="Sheet1.C86:Sheet1.C89 Sheet1.B86:Sheet1.B86 Sheet1.D114:Sheet1.D141 Sheet1.B90:Sheet1.B90 Sheet1.B94:Sheet1.B94 Sheet1.B98:Sheet1.B98 Sheet1.B102:Sheet1.B102 Sheet1.B106:Sheet1.B106 Sheet1.B138:Sheet1.B138" chart:data-source-has-labels="both" svg:x="1.443cm" svg:y="1.375cm" svg:width="15.591cm" svg:height="8.942cm">
          <chartooo:coordinate-region svg:x="2.355cm" svg:y="1.574cm" svg:width="14.003cm" svg:height="8.096cm"/>
          <chart:axis chart:dimension="x" chart:name="primary-x" chart:style-name="ch5" chartooo:axis-type="auto">
            <chartooo:date-scale/>
            <chart:title svg:x="8.347cm" svg:y="10.547cm" chart:style-name="ch6">
              <text:p>Percentage</text:p>
            </chart:title>
            <chart:categories table:cell-range-address="Sheet1.C86:Sheet1.C89"/>
          </chart:axis>
          <chart:axis chart:dimension="y" chart:name="primary-y" chart:style-name="ch7">
            <chart:title svg:x="0.451cm" svg:y="6.578cm" chart:style-name="ch8">
              <text:p>Precision</text:p>
            </chart:title>
            <chart:grid chart:style-name="ch9" chart:class="major"/>
          </chart:axis>
          <chart:series chart:style-name="ch10" chart:values-cell-range-address="Sheet1.D114:Sheet1.D117" chart:label-cell-address="Sheet1.B86:Sheet1.B86" chart:class="chart:line">
            <chart:data-point chart:repeated="4"/>
          </chart:series>
          <chart:series chart:style-name="ch11" chart:values-cell-range-address="Sheet1.D118:Sheet1.D121" chart:label-cell-address="Sheet1.B90:Sheet1.B90" chart:class="chart:line">
            <chart:data-point chart:repeated="4"/>
          </chart:series>
          <chart:series chart:style-name="ch12" chart:values-cell-range-address="Sheet1.D122:Sheet1.D125" chart:label-cell-address="Sheet1.B94:Sheet1.B94" chart:class="chart:line">
            <chart:data-point chart:repeated="4"/>
          </chart:series>
          <chart:series chart:style-name="ch13" chart:values-cell-range-address="Sheet1.D126:Sheet1.D129" chart:label-cell-address="Sheet1.B98:Sheet1.B98" chart:class="chart:line">
            <chart:data-point chart:repeated="4"/>
          </chart:series>
          <chart:series chart:style-name="ch14" chart:values-cell-range-address="Sheet1.D130:Sheet1.D133" chart:label-cell-address="Sheet1.B102:Sheet1.B102" chart:class="chart:line">
            <chart:data-point chart:repeated="4"/>
          </chart:series>
          <chart:series chart:style-name="ch15" chart:values-cell-range-address="Sheet1.D134:Sheet1.D137" chart:label-cell-address="Sheet1.B106:Sheet1.B106" chart:class="chart:line">
            <chart:data-point chart:repeated="4"/>
          </chart:series>
          <chart:series chart:style-name="ch16" chart:values-cell-range-address="Sheet1.D138:Sheet1.D141" chart:label-cell-address="Sheet1.B138:Sheet1.B138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86:Sheet1.B86</svg:desc>
                </draw:g>
              </table:table-cell>
              <table:table-cell office:value-type="string">
                <text:p>FunkSVD</text:p>
                <draw:g>
                  <svg:desc>Sheet1.B90:Sheet1.B90</svg:desc>
                </draw:g>
              </table:table-cell>
              <table:table-cell office:value-type="string">
                <text:p>ItemItem</text:p>
                <draw:g>
                  <svg:desc>Sheet1.B94:Sheet1.B94</svg:desc>
                </draw:g>
              </table:table-cell>
              <table:table-cell office:value-type="string">
                <text:p>Popularity</text:p>
                <draw:g>
                  <svg:desc>Sheet1.B98:Sheet1.B98</svg:desc>
                </draw:g>
              </table:table-cell>
              <table:table-cell office:value-type="string">
                <text:p>RandomPopularity</text:p>
                <draw:g>
                  <svg:desc>Sheet1.B102:Sheet1.B102</svg:desc>
                </draw:g>
              </table:table-cell>
              <table:table-cell office:value-type="string">
                <text:p>SeedRec</text:p>
                <draw:g>
                  <svg:desc>Sheet1.B106:Sheet1.B106</svg:desc>
                </draw:g>
              </table:table-cell>
              <table:table-cell office:value-type="string">
                <text:p>PosRec</text:p>
                <draw:g>
                  <svg:desc>Sheet1.B138:Sheet1.B138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86:Sheet1.C89</svg:desc>
                </draw:g>
              </table:table-cell>
              <table:table-cell office:value-type="float" office:value="0.0937974683544302">
                <text:p>0.0937974683544302</text:p>
                <draw:g>
                  <svg:desc>Sheet1.D114:Sheet1.D117</svg:desc>
                </draw:g>
              </table:table-cell>
              <table:table-cell office:value-type="float" office:value="0.0246511627906977">
                <text:p>0.0246511627906977</text:p>
                <draw:g>
                  <svg:desc>Sheet1.D118:Sheet1.D121</svg:desc>
                </draw:g>
              </table:table-cell>
              <table:table-cell office:value-type="float" office:value="0.0336111111111111">
                <text:p>0.0336111111111111</text:p>
                <draw:g>
                  <svg:desc>Sheet1.D122:Sheet1.D125</svg:desc>
                </draw:g>
              </table:table-cell>
              <table:table-cell office:value-type="float" office:value="0.1430625">
                <text:p>0.1430625</text:p>
                <draw:g>
                  <svg:desc>Sheet1.D126:Sheet1.D129</svg:desc>
                </draw:g>
              </table:table-cell>
              <table:table-cell office:value-type="float" office:value="0.0231372549019608">
                <text:p>0.0231372549019608</text:p>
                <draw:g>
                  <svg:desc>Sheet1.D130:Sheet1.D133</svg:desc>
                </draw:g>
              </table:table-cell>
              <table:table-cell office:value-type="float" office:value="0.0884829721362227">
                <text:p>0.0884829721362227</text:p>
                <draw:g>
                  <svg:desc>Sheet1.D134:Sheet1.D137</svg:desc>
                </draw:g>
              </table:table-cell>
              <table:table-cell office:value-type="float" office:value="0.106853582554517">
                <text:p>0.106853582554517</text:p>
                <draw:g>
                  <svg:desc>Sheet1.D138:Sheet1.D141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706964520367937">
                <text:p>0.0706964520367937</text:p>
              </table:table-cell>
              <table:table-cell office:value-type="float" office:value="0.0234722222222222">
                <text:p>0.0234722222222222</text:p>
              </table:table-cell>
              <table:table-cell office:value-type="float" office:value="0.0409142857142856">
                <text:p>0.0409142857142856</text:p>
              </table:table-cell>
              <table:table-cell office:value-type="float" office:value="0.130304568527919">
                <text:p>0.130304568527919</text:p>
              </table:table-cell>
              <table:table-cell office:value-type="float" office:value="0.0230943396226414">
                <text:p>0.0230943396226414</text:p>
              </table:table-cell>
              <table:table-cell office:value-type="float" office:value="0.0776338729763388">
                <text:p>0.0776338729763388</text:p>
              </table:table-cell>
              <table:table-cell office:value-type="float" office:value="0.0963430012610342">
                <text:p>0.096343001261034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574182139699385">
                <text:p>0.0574182139699385</text:p>
              </table:table-cell>
              <table:table-cell office:value-type="float" office:value="0.0278186968838525">
                <text:p>0.0278186968838525</text:p>
              </table:table-cell>
              <table:table-cell office:value-type="float" office:value="0.0377836411609496">
                <text:p>0.0377836411609496</text:p>
              </table:table-cell>
              <table:table-cell office:value-type="float" office:value="0.0963171355498723">
                <text:p>0.0963171355498723</text:p>
              </table:table-cell>
              <table:table-cell office:value-type="float" office:value="0.0234074074074073">
                <text:p>0.0234074074074073</text:p>
              </table:table-cell>
              <table:table-cell office:value-type="float" office:value="0.068637083993661">
                <text:p>0.068637083993661</text:p>
              </table:table-cell>
              <table:table-cell office:value-type="float" office:value="0.0844535073409464">
                <text:p>0.084453507340946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492373791621912">
                <text:p>0.0492373791621912</text:p>
              </table:table-cell>
              <table:table-cell office:value-type="float" office:value="0.0246183206106867">
                <text:p>0.0246183206106867</text:p>
              </table:table-cell>
              <table:table-cell office:value-type="float" office:value="0.0350558213716105">
                <text:p>0.0350558213716105</text:p>
              </table:table-cell>
              <table:table-cell office:value-type="float" office:value="0.0616827852998069">
                <text:p>0.0616827852998069</text:p>
              </table:table-cell>
              <table:table-cell office:value-type="float" office:value="0.0230809399477805">
                <text:p>0.0230809399477805</text:p>
              </table:table-cell>
              <table:table-cell office:value-type="float" office:value="0.0545589225589228">
                <text:p>0.0545589225589228</text:p>
              </table:table-cell>
              <table:table-cell office:value-type="float" office:value="0.069846153846154">
                <text:p>0.06984615384615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615cm" svg:height="11.528cm" xlink:href=".." xlink:type="simple" chart:class="chart:line" chart:style-name="ch1">
        <chart:title svg:x="9.189cm" svg:y="0.366cm" chart:style-name="ch2">
          <text:p>F-Measure@40</text:p>
        </chart:title>
        <chart:legend chart:legend-position="end" svg:x="17.466cm" svg:y="3.971cm" style:legend-expansion="high" chart:style-name="ch3"/>
        <chart:plot-area chart:style-name="ch4" table:cell-range-address="Sheet1.C86:Sheet1.C89 Sheet1.B86:Sheet1.B86 Sheet1.F86:Sheet1.F113 Sheet1.B90:Sheet1.B90 Sheet1.B94:Sheet1.B94 Sheet1.B98:Sheet1.B98 Sheet1.B102:Sheet1.B102 Sheet1.B106:Sheet1.B106 Sheet1.B110:Sheet1.B110" chart:data-source-has-labels="both" svg:x="1.443cm" svg:y="1.375cm" svg:width="15.591cm" svg:height="8.942cm">
          <chartooo:coordinate-region svg:x="2.355cm" svg:y="1.575cm" svg:width="14.003cm" svg:height="8.095cm"/>
          <chart:axis chart:dimension="x" chart:name="primary-x" chart:style-name="ch5" chartooo:axis-type="auto">
            <chartooo:date-scale/>
            <chart:title svg:x="8.347cm" svg:y="10.547cm" chart:style-name="ch6">
              <text:p>Percentage</text:p>
            </chart:title>
            <chart:categories table:cell-range-address="Sheet1.C86:Sheet1.C89"/>
          </chart:axis>
          <chart:axis chart:dimension="y" chart:name="primary-y" chart:style-name="ch7">
            <chart:title svg:x="0.451cm" svg:y="6.684cm" chart:style-name="ch8">
              <text:p>F-Measure</text:p>
            </chart:title>
            <chart:grid chart:style-name="ch9" chart:class="major"/>
          </chart:axis>
          <chart:series chart:style-name="ch10" chart:values-cell-range-address="Sheet1.F86:Sheet1.F89" chart:label-cell-address="Sheet1.B86:Sheet1.B86" chart:class="chart:line">
            <chart:data-point chart:repeated="4"/>
          </chart:series>
          <chart:series chart:style-name="ch11" chart:values-cell-range-address="Sheet1.F90:Sheet1.F93" chart:label-cell-address="Sheet1.B90:Sheet1.B90" chart:class="chart:line">
            <chart:data-point chart:repeated="4"/>
          </chart:series>
          <chart:series chart:style-name="ch12" chart:values-cell-range-address="Sheet1.F94:Sheet1.F97" chart:label-cell-address="Sheet1.B94:Sheet1.B94" chart:class="chart:line">
            <chart:data-point chart:repeated="4"/>
          </chart:series>
          <chart:series chart:style-name="ch13" chart:values-cell-range-address="Sheet1.F98:Sheet1.F101" chart:label-cell-address="Sheet1.B98:Sheet1.B98" chart:class="chart:line">
            <chart:data-point chart:repeated="4"/>
          </chart:series>
          <chart:series chart:style-name="ch14" chart:values-cell-range-address="Sheet1.F102:Sheet1.F105" chart:label-cell-address="Sheet1.B102:Sheet1.B102" chart:class="chart:line">
            <chart:data-point chart:repeated="4"/>
          </chart:series>
          <chart:series chart:style-name="ch15" chart:values-cell-range-address="Sheet1.F106:Sheet1.F109" chart:label-cell-address="Sheet1.B106:Sheet1.B106" chart:class="chart:line">
            <chart:data-point chart:repeated="4"/>
          </chart:series>
          <chart:series chart:style-name="ch16" chart:values-cell-range-address="Sheet1.F110:Sheet1.F113" chart:label-cell-address="Sheet1.B110:Sheet1.B110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86:Sheet1.B86</svg:desc>
                </draw:g>
              </table:table-cell>
              <table:table-cell office:value-type="string">
                <text:p>FunkSVD</text:p>
                <draw:g>
                  <svg:desc>Sheet1.B90:Sheet1.B90</svg:desc>
                </draw:g>
              </table:table-cell>
              <table:table-cell office:value-type="string">
                <text:p>ItemItem</text:p>
                <draw:g>
                  <svg:desc>Sheet1.B94:Sheet1.B94</svg:desc>
                </draw:g>
              </table:table-cell>
              <table:table-cell office:value-type="string">
                <text:p>Popularity</text:p>
                <draw:g>
                  <svg:desc>Sheet1.B98:Sheet1.B98</svg:desc>
                </draw:g>
              </table:table-cell>
              <table:table-cell office:value-type="string">
                <text:p>RandomPopularity</text:p>
                <draw:g>
                  <svg:desc>Sheet1.B102:Sheet1.B102</svg:desc>
                </draw:g>
              </table:table-cell>
              <table:table-cell office:value-type="string">
                <text:p>SeedRec</text:p>
                <draw:g>
                  <svg:desc>Sheet1.B106:Sheet1.B106</svg:desc>
                </draw:g>
              </table:table-cell>
              <table:table-cell office:value-type="string">
                <text:p>PosRec</text:p>
                <draw:g>
                  <svg:desc>Sheet1.B110:Sheet1.B110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86:Sheet1.C89</svg:desc>
                </draw:g>
              </table:table-cell>
              <table:table-cell office:value-type="float" office:value="0.103798050784457">
                <text:p>0.103798050784457</text:p>
                <draw:g>
                  <svg:desc>Sheet1.F86:Sheet1.F89</svg:desc>
                </draw:g>
              </table:table-cell>
              <table:table-cell office:value-type="float" office:value="0.0343734314114564">
                <text:p>0.0343734314114564</text:p>
                <draw:g>
                  <svg:desc>Sheet1.F90:Sheet1.F93</svg:desc>
                </draw:g>
              </table:table-cell>
              <table:table-cell office:value-type="float" office:value="0.0527560172853952">
                <text:p>0.0527560172853952</text:p>
                <draw:g>
                  <svg:desc>Sheet1.F94:Sheet1.F97</svg:desc>
                </draw:g>
              </table:table-cell>
              <table:table-cell office:value-type="float" office:value="0.175253965038829">
                <text:p>0.175253965038829</text:p>
                <draw:g>
                  <svg:desc>Sheet1.F98:Sheet1.F101</svg:desc>
                </draw:g>
              </table:table-cell>
              <table:table-cell office:value-type="float" office:value="0.0342376835792472">
                <text:p>0.0342376835792472</text:p>
                <draw:g>
                  <svg:desc>Sheet1.F102:Sheet1.F105</svg:desc>
                </draw:g>
              </table:table-cell>
              <table:table-cell office:value-type="float" office:value="0.105286409258558">
                <text:p>0.105286409258558</text:p>
                <draw:g>
                  <svg:desc>Sheet1.F106:Sheet1.F109</svg:desc>
                </draw:g>
              </table:table-cell>
              <table:table-cell office:value-type="float" office:value="0.134388946963669">
                <text:p>0.134388946963669</text:p>
                <draw:g>
                  <svg:desc>Sheet1.F110:Sheet1.F113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92619857210504">
                <text:p>0.092619857210504</text:p>
              </table:table-cell>
              <table:table-cell office:value-type="float" office:value="0.0349625261423274">
                <text:p>0.0349625261423274</text:p>
              </table:table-cell>
              <table:table-cell office:value-type="float" office:value="0.0565336065534383">
                <text:p>0.0565336065534383</text:p>
              </table:table-cell>
              <table:table-cell office:value-type="float" office:value="0.165467737649778">
                <text:p>0.165467737649778</text:p>
              </table:table-cell>
              <table:table-cell office:value-type="float" office:value="0.0326833232943596">
                <text:p>0.0326833232943596</text:p>
              </table:table-cell>
              <table:table-cell office:value-type="float" office:value="0.10285213163941">
                <text:p>0.10285213163941</text:p>
              </table:table-cell>
              <table:table-cell office:value-type="float" office:value="0.130630299308592">
                <text:p>0.13063029930859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689589655018479">
                <text:p>0.0689589655018479</text:p>
              </table:table-cell>
              <table:table-cell office:value-type="float" office:value="0.0413371173679063">
                <text:p>0.0413371173679063</text:p>
              </table:table-cell>
              <table:table-cell office:value-type="float" office:value="0.0543879692693321">
                <text:p>0.0543879692693321</text:p>
              </table:table-cell>
              <table:table-cell office:value-type="float" office:value="0.120506562615523">
                <text:p>0.120506562615523</text:p>
              </table:table-cell>
              <table:table-cell office:value-type="float" office:value="0.0317976440857681">
                <text:p>0.0317976440857681</text:p>
              </table:table-cell>
              <table:table-cell office:value-type="float" office:value="0.0881665517606949">
                <text:p>0.0881665517606949</text:p>
              </table:table-cell>
              <table:table-cell office:value-type="float" office:value="0.11560909869061">
                <text:p>0.1156090986906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24407282724405">
                <text:p>0.0524407282724405</text:p>
              </table:table-cell>
              <table:table-cell office:value-type="float" office:value="0.0391166940238804">
                <text:p>0.0391166940238804</text:p>
              </table:table-cell>
              <table:table-cell office:value-type="float" office:value="0.047153958900659">
                <text:p>0.047153958900659</text:p>
              </table:table-cell>
              <table:table-cell office:value-type="float" office:value="0.0759808344995893">
                <text:p>0.0759808344995893</text:p>
              </table:table-cell>
              <table:table-cell office:value-type="float" office:value="0.0314699461345307">
                <text:p>0.0314699461345307</text:p>
              </table:table-cell>
              <table:table-cell office:value-type="float" office:value="0.0757161288302604">
                <text:p>0.0757161288302604</text:p>
              </table:table-cell>
              <table:table-cell office:value-type="float" office:value="0.0935056309031718">
                <text:p>0.093505630903171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615cm" svg:height="11.528cm" xlink:href=".." xlink:type="simple" chart:class="chart:line" chart:style-name="ch1">
        <chart:title svg:x="9.639cm" svg:y="0.366cm" chart:style-name="ch2">
          <text:p>Recall@50</text:p>
        </chart:title>
        <chart:legend chart:legend-position="end" svg:x="17.466cm" svg:y="3.971cm" style:legend-expansion="high" chart:style-name="ch3"/>
        <chart:plot-area chart:style-name="ch4" table:cell-range-address="Sheet1.C86:Sheet1.C89 Sheet1.B86:Sheet1.B86 Sheet1.E114:Sheet1.E141 Sheet1.B90:Sheet1.B90 Sheet1.B94:Sheet1.B94 Sheet1.B98:Sheet1.B98 Sheet1.B102:Sheet1.B102 Sheet1.B106:Sheet1.B106 Sheet1.B138:Sheet1.B138" chart:data-source-has-labels="both" svg:x="1.443cm" svg:y="1.375cm" svg:width="15.591cm" svg:height="8.942cm">
          <chartooo:coordinate-region svg:x="2.355cm" svg:y="1.574cm" svg:width="14.003cm" svg:height="8.096cm"/>
          <chart:axis chart:dimension="x" chart:name="primary-x" chart:style-name="ch5" chartooo:axis-type="auto">
            <chartooo:date-scale/>
            <chart:title svg:x="8.347cm" svg:y="10.547cm" chart:style-name="ch6">
              <text:p>Percentage</text:p>
            </chart:title>
            <chart:categories table:cell-range-address="Sheet1.C86:Sheet1.C89"/>
          </chart:axis>
          <chart:axis chart:dimension="y" chart:name="primary-y" chart:style-name="ch7">
            <chart:title svg:x="0.451cm" svg:y="6.366cm" chart:style-name="ch8">
              <text:p>Recall</text:p>
            </chart:title>
            <chart:grid chart:style-name="ch9" chart:class="major"/>
          </chart:axis>
          <chart:series chart:style-name="ch10" chart:values-cell-range-address="Sheet1.E114:Sheet1.E117" chart:label-cell-address="Sheet1.B86:Sheet1.B86" chart:class="chart:line">
            <chart:data-point chart:repeated="4"/>
          </chart:series>
          <chart:series chart:style-name="ch11" chart:values-cell-range-address="Sheet1.E118:Sheet1.E121" chart:label-cell-address="Sheet1.B90:Sheet1.B90" chart:class="chart:line">
            <chart:data-point chart:repeated="4"/>
          </chart:series>
          <chart:series chart:style-name="ch12" chart:values-cell-range-address="Sheet1.E122:Sheet1.E125" chart:label-cell-address="Sheet1.B94:Sheet1.B94" chart:class="chart:line">
            <chart:data-point chart:repeated="4"/>
          </chart:series>
          <chart:series chart:style-name="ch13" chart:values-cell-range-address="Sheet1.E126:Sheet1.E129" chart:label-cell-address="Sheet1.B98:Sheet1.B98" chart:class="chart:line">
            <chart:data-point chart:repeated="4"/>
          </chart:series>
          <chart:series chart:style-name="ch14" chart:values-cell-range-address="Sheet1.E130:Sheet1.E133" chart:label-cell-address="Sheet1.B102:Sheet1.B102" chart:class="chart:line">
            <chart:data-point chart:repeated="4"/>
          </chart:series>
          <chart:series chart:style-name="ch15" chart:values-cell-range-address="Sheet1.E134:Sheet1.E137" chart:label-cell-address="Sheet1.B106:Sheet1.B106" chart:class="chart:line">
            <chart:data-point chart:repeated="4"/>
          </chart:series>
          <chart:series chart:style-name="ch16" chart:values-cell-range-address="Sheet1.E138:Sheet1.E141" chart:label-cell-address="Sheet1.B138:Sheet1.B138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86:Sheet1.B86</svg:desc>
                </draw:g>
              </table:table-cell>
              <table:table-cell office:value-type="string">
                <text:p>FunkSVD</text:p>
                <draw:g>
                  <svg:desc>Sheet1.B90:Sheet1.B90</svg:desc>
                </draw:g>
              </table:table-cell>
              <table:table-cell office:value-type="string">
                <text:p>ItemItem</text:p>
                <draw:g>
                  <svg:desc>Sheet1.B94:Sheet1.B94</svg:desc>
                </draw:g>
              </table:table-cell>
              <table:table-cell office:value-type="string">
                <text:p>Popularity</text:p>
                <draw:g>
                  <svg:desc>Sheet1.B98:Sheet1.B98</svg:desc>
                </draw:g>
              </table:table-cell>
              <table:table-cell office:value-type="string">
                <text:p>RandomPopularity</text:p>
                <draw:g>
                  <svg:desc>Sheet1.B102:Sheet1.B102</svg:desc>
                </draw:g>
              </table:table-cell>
              <table:table-cell office:value-type="string">
                <text:p>SeedRec</text:p>
                <draw:g>
                  <svg:desc>Sheet1.B106:Sheet1.B106</svg:desc>
                </draw:g>
              </table:table-cell>
              <table:table-cell office:value-type="string">
                <text:p>PosRec</text:p>
                <draw:g>
                  <svg:desc>Sheet1.B138:Sheet1.B138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86:Sheet1.C89</svg:desc>
                </draw:g>
              </table:table-cell>
              <table:table-cell office:value-type="float" office:value="0.158657130768479">
                <text:p>0.158657130768479</text:p>
                <draw:g>
                  <svg:desc>Sheet1.E114:Sheet1.E117</svg:desc>
                </draw:g>
              </table:table-cell>
              <table:table-cell office:value-type="float" office:value="0.0483385153360415">
                <text:p>0.0483385153360415</text:p>
                <draw:g>
                  <svg:desc>Sheet1.E118:Sheet1.E121</svg:desc>
                </draw:g>
              </table:table-cell>
              <table:table-cell office:value-type="float" office:value="0.0538618299919219">
                <text:p>0.0538618299919219</text:p>
                <draw:g>
                  <svg:desc>Sheet1.E122:Sheet1.E125</svg:desc>
                </draw:g>
              </table:table-cell>
              <table:table-cell office:value-type="float" office:value="0.235591719724709">
                <text:p>0.235591719724709</text:p>
                <draw:g>
                  <svg:desc>Sheet1.E126:Sheet1.E129</svg:desc>
                </draw:g>
              </table:table-cell>
              <table:table-cell office:value-type="float" office:value="0.0396909979872446">
                <text:p>0.0396909979872446</text:p>
                <draw:g>
                  <svg:desc>Sheet1.E130:Sheet1.E133</svg:desc>
                </draw:g>
              </table:table-cell>
              <table:table-cell office:value-type="float" office:value="0.161855202664247">
                <text:p>0.161855202664247</text:p>
                <draw:g>
                  <svg:desc>Sheet1.E134:Sheet1.E137</svg:desc>
                </draw:g>
              </table:table-cell>
              <table:table-cell office:value-type="float" office:value="0.201105175223284">
                <text:p>0.201105175223284</text:p>
                <draw:g>
                  <svg:desc>Sheet1.E138:Sheet1.E141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22064577612317">
                <text:p>0.122064577612317</text:p>
              </table:table-cell>
              <table:table-cell office:value-type="float" office:value="0.0481798154991647">
                <text:p>0.0481798154991647</text:p>
              </table:table-cell>
              <table:table-cell office:value-type="float" office:value="0.0679229768067066">
                <text:p>0.0679229768067066</text:p>
              </table:table-cell>
              <table:table-cell office:value-type="float" office:value="0.21697156880329">
                <text:p>0.21697156880329</text:p>
              </table:table-cell>
              <table:table-cell office:value-type="float" office:value="0.0378046546240447">
                <text:p>0.0378046546240447</text:p>
              </table:table-cell>
              <table:table-cell office:value-type="float" office:value="0.143378666109129">
                <text:p>0.143378666109129</text:p>
              </table:table-cell>
              <table:table-cell office:value-type="float" office:value="0.183442749096117">
                <text:p>0.18344274909611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957279138843371">
                <text:p>0.0957279138843371</text:p>
              </table:table-cell>
              <table:table-cell office:value-type="float" office:value="0.0596489011316812">
                <text:p>0.0596489011316812</text:p>
              </table:table-cell>
              <table:table-cell office:value-type="float" office:value="0.0641563993930313">
                <text:p>0.0641563993930313</text:p>
              </table:table-cell>
              <table:table-cell office:value-type="float" office:value="0.156344984504725">
                <text:p>0.156344984504725</text:p>
              </table:table-cell>
              <table:table-cell office:value-type="float" office:value="0.0398617786904086">
                <text:p>0.0398617786904086</text:p>
              </table:table-cell>
              <table:table-cell office:value-type="float" office:value="0.131088423046939">
                <text:p>0.131088423046939</text:p>
              </table:table-cell>
              <table:table-cell office:value-type="float" office:value="0.164130432104924">
                <text:p>0.16413043210492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751671732256906">
                <text:p>0.0751671732256906</text:p>
              </table:table-cell>
              <table:table-cell office:value-type="float" office:value="0.0477139221194167">
                <text:p>0.0477139221194167</text:p>
              </table:table-cell>
              <table:table-cell office:value-type="float" office:value="0.0603868174094435">
                <text:p>0.0603868174094435</text:p>
              </table:table-cell>
              <table:table-cell office:value-type="float" office:value="0.0920356364035436">
                <text:p>0.0920356364035436</text:p>
              </table:table-cell>
              <table:table-cell office:value-type="float" office:value="0.0397475774207014">
                <text:p>0.0397475774207014</text:p>
              </table:table-cell>
              <table:table-cell office:value-type="float" office:value="0.107102705825296">
                <text:p>0.107102705825296</text:p>
              </table:table-cell>
              <table:table-cell office:value-type="float" office:value="0.137558644125732">
                <text:p>0.13755864412573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468cm" svg:height="9.537cm" xlink:href=".." xlink:type="simple" chart:class="chart:line" chart:style-name="ch1">
        <chart:title svg:x="8.796cm" svg:y="0.326cm" chart:style-name="ch2">
          <text:p>AggregateDiversity@50</text:p>
        </chart:title>
        <chart:legend chart:legend-position="end" svg:x="18.319cm" svg:y="2.975cm" style:legend-expansion="high" chart:style-name="ch3"/>
        <chart:plot-area chart:style-name="ch4" table:cell-range-address="Sheet1.C114:Sheet1.C117 Sheet1.B114:Sheet1.B114 Sheet1.G114:Sheet1.G141 Sheet1.B118:Sheet1.B118 Sheet1.B122:Sheet1.B122 Sheet1.B126:Sheet1.B126 Sheet1.B130:Sheet1.B130 Sheet1.B134:Sheet1.B134 Sheet1.B138:Sheet1.B138" chart:data-source-has-labels="both" svg:x="1.46cm" svg:y="1.295cm" svg:width="16.41cm" svg:height="7.071cm">
          <chartooo:coordinate-region svg:x="2.372cm" svg:y="1.494cm" svg:width="14.822cm" svg:height="6.225cm"/>
          <chart:axis chart:dimension="x" chart:name="primary-x" chart:style-name="ch5" chartooo:axis-type="auto">
            <chartooo:date-scale/>
            <chart:title svg:x="8.774cm" svg:y="8.556cm" chart:style-name="ch6">
              <text:p>Percentage</text:p>
            </chart:title>
            <chart:categories table:cell-range-address="Sheet1.C114:Sheet1.C117"/>
          </chart:axis>
          <chart:axis chart:dimension="y" chart:name="primary-y" chart:style-name="ch7">
            <chart:title svg:x="0.451cm" svg:y="6.263cm" chart:style-name="ch8">
              <text:p>AggregateDiversity</text:p>
            </chart:title>
            <chart:grid chart:style-name="ch9" chart:class="major"/>
          </chart:axis>
          <chart:series chart:style-name="ch10" chart:values-cell-range-address="Sheet1.G114:Sheet1.G117" chart:label-cell-address="Sheet1.B114:Sheet1.B114" chart:class="chart:line">
            <chart:data-point chart:repeated="4"/>
          </chart:series>
          <chart:series chart:style-name="ch11" chart:values-cell-range-address="Sheet1.G118:Sheet1.G121" chart:label-cell-address="Sheet1.B118:Sheet1.B118" chart:class="chart:line">
            <chart:data-point chart:repeated="4"/>
          </chart:series>
          <chart:series chart:style-name="ch12" chart:values-cell-range-address="Sheet1.G122:Sheet1.G125" chart:label-cell-address="Sheet1.B122:Sheet1.B122" chart:class="chart:line">
            <chart:data-point chart:repeated="4"/>
          </chart:series>
          <chart:series chart:style-name="ch13" chart:values-cell-range-address="Sheet1.G126:Sheet1.G129" chart:label-cell-address="Sheet1.B126:Sheet1.B126" chart:class="chart:line">
            <chart:data-point chart:repeated="4"/>
          </chart:series>
          <chart:series chart:style-name="ch14" chart:values-cell-range-address="Sheet1.G130:Sheet1.G133" chart:label-cell-address="Sheet1.B130:Sheet1.B130" chart:class="chart:line">
            <chart:data-point chart:repeated="4"/>
          </chart:series>
          <chart:series chart:style-name="ch15" chart:values-cell-range-address="Sheet1.G134:Sheet1.G137" chart:label-cell-address="Sheet1.B134:Sheet1.B134" chart:class="chart:line">
            <chart:data-point chart:repeated="4"/>
          </chart:series>
          <chart:series chart:style-name="ch16" chart:values-cell-range-address="Sheet1.G138:Sheet1.G141" chart:label-cell-address="Sheet1.B138:Sheet1.B138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114:Sheet1.B114</svg:desc>
                </draw:g>
              </table:table-cell>
              <table:table-cell office:value-type="string">
                <text:p>FunkSVD</text:p>
                <draw:g>
                  <svg:desc>Sheet1.B118:Sheet1.B118</svg:desc>
                </draw:g>
              </table:table-cell>
              <table:table-cell office:value-type="string">
                <text:p>ItemItem</text:p>
                <draw:g>
                  <svg:desc>Sheet1.B122:Sheet1.B122</svg:desc>
                </draw:g>
              </table:table-cell>
              <table:table-cell office:value-type="string">
                <text:p>Popularity</text:p>
                <draw:g>
                  <svg:desc>Sheet1.B126:Sheet1.B126</svg:desc>
                </draw:g>
              </table:table-cell>
              <table:table-cell office:value-type="string">
                <text:p>RandomPopularity</text:p>
                <draw:g>
                  <svg:desc>Sheet1.B130:Sheet1.B130</svg:desc>
                </draw:g>
              </table:table-cell>
              <table:table-cell office:value-type="string">
                <text:p>SeedRec</text:p>
                <draw:g>
                  <svg:desc>Sheet1.B134:Sheet1.B134</svg:desc>
                </draw:g>
              </table:table-cell>
              <table:table-cell office:value-type="string">
                <text:p>PosRec</text:p>
                <draw:g>
                  <svg:desc>Sheet1.B138:Sheet1.B138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114:Sheet1.C117</svg:desc>
                </draw:g>
              </table:table-cell>
              <table:table-cell office:value-type="float" office:value="0.006">
                <text:p>0.006</text:p>
                <draw:g>
                  <svg:desc>Sheet1.G114:Sheet1.G117</svg:desc>
                </draw:g>
              </table:table-cell>
              <table:table-cell office:value-type="float" office:value="0.004">
                <text:p>0.004</text:p>
                <draw:g>
                  <svg:desc>Sheet1.G118:Sheet1.G121</svg:desc>
                </draw:g>
              </table:table-cell>
              <table:table-cell office:value-type="float" office:value="0.0122857142857143">
                <text:p>0.0122857142857143</text:p>
                <draw:g>
                  <svg:desc>Sheet1.G122:Sheet1.G125</svg:desc>
                </draw:g>
              </table:table-cell>
              <table:table-cell office:value-type="float" office:value="0.00814285714285714">
                <text:p>0.00814285714285714</text:p>
                <draw:g>
                  <svg:desc>Sheet1.G126:Sheet1.G129</svg:desc>
                </draw:g>
              </table:table-cell>
              <table:table-cell office:value-type="float" office:value="0.00885714285714286">
                <text:p>0.00885714285714286</text:p>
                <draw:g>
                  <svg:desc>Sheet1.G130:Sheet1.G133</svg:desc>
                </draw:g>
              </table:table-cell>
              <table:table-cell office:value-type="float" office:value="0.0557142857142857">
                <text:p>0.0557142857142857</text:p>
                <draw:g>
                  <svg:desc>Sheet1.G134:Sheet1.G137</svg:desc>
                </draw:g>
              </table:table-cell>
              <table:table-cell office:value-type="float" office:value="0.0765714285714286">
                <text:p>0.0765714285714286</text:p>
                <draw:g>
                  <svg:desc>Sheet1.G138:Sheet1.G141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0671428571428571">
                <text:p>0.00671428571428571</text:p>
              </table:table-cell>
              <table:table-cell office:value-type="float" office:value="0.00614285714285714">
                <text:p>0.00614285714285714</text:p>
              </table:table-cell>
              <table:table-cell office:value-type="float" office:value="0.0308571428571429">
                <text:p>0.0308571428571429</text:p>
              </table:table-cell>
              <table:table-cell office:value-type="float" office:value="0.00828571428571429">
                <text:p>0.00828571428571429</text:p>
              </table:table-cell>
              <table:table-cell office:value-type="float" office:value="0.0212857142857143">
                <text:p>0.0212857142857143</text:p>
              </table:table-cell>
              <table:table-cell office:value-type="float" office:value="0.0908571428571429">
                <text:p>0.0908571428571429</text:p>
              </table:table-cell>
              <table:table-cell office:value-type="float" office:value="0.129857142857143">
                <text:p>0.12985714285714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0757142857142857">
                <text:p>0.00757142857142857</text:p>
              </table:table-cell>
              <table:table-cell office:value-type="float" office:value="0.00657142857142857">
                <text:p>0.00657142857142857</text:p>
              </table:table-cell>
              <table:table-cell office:value-type="float" office:value="0.0464285714285714">
                <text:p>0.0464285714285714</text:p>
              </table:table-cell>
              <table:table-cell office:value-type="float" office:value="0.00814285714285714">
                <text:p>0.00814285714285714</text:p>
              </table:table-cell>
              <table:table-cell office:value-type="float" office:value="0.0301428571428571">
                <text:p>0.0301428571428571</text:p>
              </table:table-cell>
              <table:table-cell office:value-type="float" office:value="0.134571428571429">
                <text:p>0.134571428571429</text:p>
              </table:table-cell>
              <table:table-cell office:value-type="float" office:value="0.178142857142857">
                <text:p>0.17814285714285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742857142857143">
                <text:p>0.00742857142857143</text:p>
              </table:table-cell>
              <table:table-cell office:value-type="float" office:value="0.00585714285714286">
                <text:p>0.00585714285714286</text:p>
              </table:table-cell>
              <table:table-cell office:value-type="float" office:value="0.055">
                <text:p>0.055</text:p>
              </table:table-cell>
              <table:table-cell office:value-type="float" office:value="0.00814285714285714">
                <text:p>0.00814285714285714</text:p>
              </table:table-cell>
              <table:table-cell office:value-type="float" office:value="0.041">
                <text:p>0.041</text:p>
              </table:table-cell>
              <table:table-cell office:value-type="float" office:value="0.149142857142857">
                <text:p>0.149142857142857</text:p>
              </table:table-cell>
              <table:table-cell office:value-type="float" office:value="0.199857142857143">
                <text:p>0.19985714285714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1.615cm" svg:height="11.528cm" xlink:href=".." xlink:type="simple" chart:class="chart:line" chart:style-name="ch1">
        <chart:title svg:x="9.189cm" svg:y="0.366cm" chart:style-name="ch2">
          <text:p>F-Measure@50</text:p>
        </chart:title>
        <chart:subtitle svg:x="9.427cm" svg:y="1.375cm" chart:style-name="ch3">
          <text:p>RecListSize 50</text:p>
        </chart:subtitle>
        <chart:legend chart:legend-position="end" svg:x="17.466cm" svg:y="3.971cm" style:legend-expansion="high" chart:style-name="ch4"/>
        <chart:plot-area chart:style-name="ch5" table:cell-range-address="Sheet1.C86:Sheet1.C89 Sheet1.B86:Sheet1.B86 Sheet1.F114:Sheet1.F141 Sheet1.B90:Sheet1.B90 Sheet1.B94:Sheet1.B94 Sheet1.B98:Sheet1.B98 Sheet1.B102:Sheet1.B102 Sheet1.B106:Sheet1.B106 Sheet1.B138:Sheet1.B138" chart:data-source-has-labels="both" svg:x="1.443cm" svg:y="2.288cm" svg:width="15.591cm" svg:height="8.029cm">
          <chartooo:coordinate-region svg:x="2.355cm" svg:y="2.488cm" svg:width="14.003cm" svg:height="7.182cm"/>
          <chart:axis chart:dimension="x" chart:name="primary-x" chart:style-name="ch6" chartooo:axis-type="auto">
            <chartooo:date-scale/>
            <chart:title svg:x="8.347cm" svg:y="10.547cm" chart:style-name="ch7">
              <text:p>Percentage</text:p>
            </chart:title>
            <chart:categories table:cell-range-address="Sheet1.C86:Sheet1.C89"/>
          </chart:axis>
          <chart:axis chart:dimension="y" chart:name="primary-y" chart:style-name="ch8">
            <chart:title svg:x="0.451cm" svg:y="7.14cm" chart:style-name="ch9">
              <text:p>F-Measure</text:p>
            </chart:title>
            <chart:grid chart:style-name="ch10" chart:class="major"/>
          </chart:axis>
          <chart:series chart:style-name="ch11" chart:values-cell-range-address="Sheet1.F114:Sheet1.F117" chart:label-cell-address="Sheet1.B86:Sheet1.B86" chart:class="chart:line">
            <chart:data-point chart:repeated="4"/>
          </chart:series>
          <chart:series chart:style-name="ch12" chart:values-cell-range-address="Sheet1.F118:Sheet1.F121" chart:label-cell-address="Sheet1.B90:Sheet1.B90" chart:class="chart:line">
            <chart:data-point chart:repeated="4"/>
          </chart:series>
          <chart:series chart:style-name="ch13" chart:values-cell-range-address="Sheet1.F122:Sheet1.F125" chart:label-cell-address="Sheet1.B94:Sheet1.B94" chart:class="chart:line">
            <chart:data-point chart:repeated="4"/>
          </chart:series>
          <chart:series chart:style-name="ch14" chart:values-cell-range-address="Sheet1.F126:Sheet1.F129" chart:label-cell-address="Sheet1.B98:Sheet1.B98" chart:class="chart:line">
            <chart:data-point chart:repeated="4"/>
          </chart:series>
          <chart:series chart:style-name="ch15" chart:values-cell-range-address="Sheet1.F130:Sheet1.F133" chart:label-cell-address="Sheet1.B102:Sheet1.B102" chart:class="chart:line">
            <chart:data-point chart:repeated="4"/>
          </chart:series>
          <chart:series chart:style-name="ch16" chart:values-cell-range-address="Sheet1.F134:Sheet1.F137" chart:label-cell-address="Sheet1.B106:Sheet1.B106" chart:class="chart:line">
            <chart:data-point chart:repeated="4"/>
          </chart:series>
          <chart:series chart:style-name="ch17" chart:values-cell-range-address="Sheet1.F138:Sheet1.F141" chart:label-cell-address="Sheet1.B138:Sheet1.B138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86:Sheet1.B86</svg:desc>
                </draw:g>
              </table:table-cell>
              <table:table-cell office:value-type="string">
                <text:p>FunkSVD</text:p>
                <draw:g>
                  <svg:desc>Sheet1.B90:Sheet1.B90</svg:desc>
                </draw:g>
              </table:table-cell>
              <table:table-cell office:value-type="string">
                <text:p>ItemItem</text:p>
                <draw:g>
                  <svg:desc>Sheet1.B94:Sheet1.B94</svg:desc>
                </draw:g>
              </table:table-cell>
              <table:table-cell office:value-type="string">
                <text:p>Popularity</text:p>
                <draw:g>
                  <svg:desc>Sheet1.B98:Sheet1.B98</svg:desc>
                </draw:g>
              </table:table-cell>
              <table:table-cell office:value-type="string">
                <text:p>RandomPopularity</text:p>
                <draw:g>
                  <svg:desc>Sheet1.B102:Sheet1.B102</svg:desc>
                </draw:g>
              </table:table-cell>
              <table:table-cell office:value-type="string">
                <text:p>SeedRec</text:p>
                <draw:g>
                  <svg:desc>Sheet1.B106:Sheet1.B106</svg:desc>
                </draw:g>
              </table:table-cell>
              <table:table-cell office:value-type="string">
                <text:p>PosRec</text:p>
                <draw:g>
                  <svg:desc>Sheet1.B138:Sheet1.B138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86:Sheet1.C89</svg:desc>
                </draw:g>
              </table:table-cell>
              <table:table-cell office:value-type="float" office:value="0.117895552342193">
                <text:p>0.117895552342193</text:p>
                <draw:g>
                  <svg:desc>Sheet1.F114:Sheet1.F117</svg:desc>
                </draw:g>
              </table:table-cell>
              <table:table-cell office:value-type="float" office:value="0.0326512088062726">
                <text:p>0.0326512088062726</text:p>
                <draw:g>
                  <svg:desc>Sheet1.F118:Sheet1.F121</svg:desc>
                </draw:g>
              </table:table-cell>
              <table:table-cell office:value-type="float" office:value="0.041392364991452">
                <text:p>0.041392364991452</text:p>
                <draw:g>
                  <svg:desc>Sheet1.F122:Sheet1.F125</svg:desc>
                </draw:g>
              </table:table-cell>
              <table:table-cell office:value-type="float" office:value="0.178021734064499">
                <text:p>0.178021734064499</text:p>
                <draw:g>
                  <svg:desc>Sheet1.F126:Sheet1.F129</svg:desc>
                </draw:g>
              </table:table-cell>
              <table:table-cell office:value-type="float" office:value="0.0292333686045207">
                <text:p>0.0292333686045207</text:p>
                <draw:g>
                  <svg:desc>Sheet1.F130:Sheet1.F133</svg:desc>
                </draw:g>
              </table:table-cell>
              <table:table-cell office:value-type="float" office:value="0.114416663769783">
                <text:p>0.114416663769783</text:p>
                <draw:g>
                  <svg:desc>Sheet1.F134:Sheet1.F137</svg:desc>
                </draw:g>
              </table:table-cell>
              <table:table-cell office:value-type="float" office:value="0.13955640422713">
                <text:p>0.13955640422713</text:p>
                <draw:g>
                  <svg:desc>Sheet1.F138:Sheet1.F141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895360703589234">
                <text:p>0.0895360703589234</text:p>
              </table:table-cell>
              <table:table-cell office:value-type="float" office:value="0.0315660900090357">
                <text:p>0.0315660900090357</text:p>
              </table:table-cell>
              <table:table-cell office:value-type="float" office:value="0.0510674380311316">
                <text:p>0.0510674380311316</text:p>
              </table:table-cell>
              <table:table-cell office:value-type="float" office:value="0.162823664608859">
                <text:p>0.162823664608859</text:p>
              </table:table-cell>
              <table:table-cell office:value-type="float" office:value="0.0286728391496173">
                <text:p>0.0286728391496173</text:p>
              </table:table-cell>
              <table:table-cell office:value-type="float" office:value="0.100727689010699">
                <text:p>0.100727689010699</text:p>
              </table:table-cell>
              <table:table-cell office:value-type="float" office:value="0.126335419047856">
                <text:p>0.12633541904785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717814536915601">
                <text:p>0.0717814536915601</text:p>
              </table:table-cell>
              <table:table-cell office:value-type="float" office:value="0.0379421577289097">
                <text:p>0.0379421577289097</text:p>
              </table:table-cell>
              <table:table-cell office:value-type="float" office:value="0.0475585914949922">
                <text:p>0.0475585914949922</text:p>
              </table:table-cell>
              <table:table-cell office:value-type="float" office:value="0.11920030641578">
                <text:p>0.11920030641578</text:p>
              </table:table-cell>
              <table:table-cell office:value-type="float" office:value="0.0294949548536238">
                <text:p>0.0294949548536238</text:p>
              </table:table-cell>
              <table:table-cell office:value-type="float" office:value="0.0900989286404997">
                <text:p>0.0900989286404997</text:p>
              </table:table-cell>
              <table:table-cell office:value-type="float" office:value="0.111522817471997">
                <text:p>0.11152281747199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94999867388125">
                <text:p>0.0594999867388125</text:p>
              </table:table-cell>
              <table:table-cell office:value-type="float" office:value="0.0324789219300751">
                <text:p>0.0324789219300751</text:p>
              </table:table-cell>
              <table:table-cell office:value-type="float" office:value="0.0443598272499928">
                <text:p>0.0443598272499928</text:p>
              </table:table-cell>
              <table:table-cell office:value-type="float" office:value="0.073862512212967">
                <text:p>0.073862512212967</text:p>
              </table:table-cell>
              <table:table-cell office:value-type="float" office:value="0.0292036637483089">
                <text:p>0.0292036637483089</text:p>
              </table:table-cell>
              <table:table-cell office:value-type="float" office:value="0.0722918393359922">
                <text:p>0.0722918393359922</text:p>
              </table:table-cell>
              <table:table-cell office:value-type="float" office:value="0.0926491799073674">
                <text:p>0.092649179907367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689cm" svg:height="11.157cm" xlink:href=".." xlink:type="simple" chart:class="chart:line" chart:style-name="ch1">
        <chart:title svg:x="8.906cm" svg:y="0.359cm" chart:style-name="ch2">
          <text:p>AggregateDiversity@10</text:p>
        </chart:title>
        <chart:legend chart:legend-position="end" svg:x="18.54cm" svg:y="3.785cm" style:legend-expansion="high" chart:style-name="ch3"/>
        <chart:plot-area chart:style-name="ch4" table:cell-range-address="Sheet1.C2:Sheet1.C5 Sheet1.B2:Sheet1.B2 Sheet1.G2:Sheet1.G29 Sheet1.B6:Sheet1.B6 Sheet1.B10:Sheet1.B10 Sheet1.B14:Sheet1.B14 Sheet1.B18:Sheet1.B18 Sheet1.B22:Sheet1.B22 Sheet1.B26:Sheet1.B26" chart:data-source-has-labels="both" svg:x="2.132cm" svg:y="1.1cm" svg:width="16.048cm" svg:height="9.543cm">
          <chartooo:coordinate-region svg:x="3.044cm" svg:y="1.299cm" svg:width="14.46cm" svg:height="8.697cm"/>
          <chart:axis chart:dimension="x" chart:name="primary-x" chart:style-name="ch5" chartooo:axis-type="auto">
            <chartooo:date-scale/>
            <chart:title svg:x="9.265cm" svg:y="10.597cm" chart:style-name="ch6">
              <text:p>Percentage</text:p>
            </chart:title>
            <chart:categories table:cell-range-address="Sheet1.C2:Sheet1.C5"/>
          </chart:axis>
          <chart:axis chart:dimension="y" chart:name="primary-y" chart:style-name="ch7">
            <chart:title svg:x="1.119cm" svg:y="7.304cm" chart:style-name="ch8">
              <text:p>AggregateDiversity</text:p>
            </chart:title>
            <chart:grid chart:style-name="ch9" chart:class="major"/>
          </chart:axis>
          <chart:series chart:style-name="ch10" chart:values-cell-range-address="Sheet1.G2:Sheet1.G5" chart:label-cell-address="Sheet1.B2:Sheet1.B2" chart:class="chart:line">
            <chart:data-point chart:repeated="4"/>
          </chart:series>
          <chart:series chart:style-name="ch11" chart:values-cell-range-address="Sheet1.G6:Sheet1.G9" chart:label-cell-address="Sheet1.B6:Sheet1.B6" chart:class="chart:line">
            <chart:data-point chart:repeated="4"/>
          </chart:series>
          <chart:series chart:style-name="ch12" chart:values-cell-range-address="Sheet1.G10:Sheet1.G13" chart:label-cell-address="Sheet1.B10:Sheet1.B10" chart:class="chart:line">
            <chart:data-point chart:repeated="4"/>
          </chart:series>
          <chart:series chart:style-name="ch13" chart:values-cell-range-address="Sheet1.G14:Sheet1.G17" chart:label-cell-address="Sheet1.B14:Sheet1.B14" chart:class="chart:line">
            <chart:data-point chart:repeated="4"/>
          </chart:series>
          <chart:series chart:style-name="ch14" chart:values-cell-range-address="Sheet1.G18:Sheet1.G21" chart:label-cell-address="Sheet1.B18:Sheet1.B18" chart:class="chart:line">
            <chart:data-point chart:repeated="4"/>
          </chart:series>
          <chart:series chart:style-name="ch15" chart:values-cell-range-address="Sheet1.G22:Sheet1.G25" chart:label-cell-address="Sheet1.B22:Sheet1.B22" chart:class="chart:line">
            <chart:data-point chart:repeated="4"/>
          </chart:series>
          <chart:series chart:style-name="ch16" chart:values-cell-range-address="Sheet1.G26:Sheet1.G29" chart:label-cell-address="Sheet1.B26:Sheet1.B26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2:Sheet1.B2</svg:desc>
                </draw:g>
              </table:table-cell>
              <table:table-cell office:value-type="string">
                <text:p>FunkSVD</text:p>
                <draw:g>
                  <svg:desc>Sheet1.B6:Sheet1.B6</svg:desc>
                </draw:g>
              </table:table-cell>
              <table:table-cell office:value-type="string">
                <text:p>ItemItem</text:p>
                <draw:g>
                  <svg:desc>Sheet1.B10:Sheet1.B10</svg:desc>
                </draw:g>
              </table:table-cell>
              <table:table-cell office:value-type="string">
                <text:p>Popularity</text:p>
                <draw:g>
                  <svg:desc>Sheet1.B14:Sheet1.B14</svg:desc>
                </draw:g>
              </table:table-cell>
              <table:table-cell office:value-type="string">
                <text:p>RandomPopularity</text:p>
                <draw:g>
                  <svg:desc>Sheet1.B18:Sheet1.B18</svg:desc>
                </draw:g>
              </table:table-cell>
              <table:table-cell office:value-type="string">
                <text:p>SeedRec</text:p>
                <draw:g>
                  <svg:desc>Sheet1.B22:Sheet1.B22</svg:desc>
                </draw:g>
              </table:table-cell>
              <table:table-cell office:value-type="string">
                <text:p>PosRec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2:Sheet1.C5</svg:desc>
                </draw:g>
              </table:table-cell>
              <table:table-cell office:value-type="float" office:value="0.00114285714285714">
                <text:p>0.00114285714285714</text:p>
                <draw:g>
                  <svg:desc>Sheet1.G2:Sheet1.G5</svg:desc>
                </draw:g>
              </table:table-cell>
              <table:table-cell office:value-type="float" office:value="0.00157142857142857">
                <text:p>0.00157142857142857</text:p>
                <draw:g>
                  <svg:desc>Sheet1.G6:Sheet1.G9</svg:desc>
                </draw:g>
              </table:table-cell>
              <table:table-cell office:value-type="float" office:value="0.00257142857142857">
                <text:p>0.00257142857142857</text:p>
                <draw:g>
                  <svg:desc>Sheet1.G10:Sheet1.G13</svg:desc>
                </draw:g>
              </table:table-cell>
              <table:table-cell office:value-type="float" office:value="0.002">
                <text:p>0.002</text:p>
                <draw:g>
                  <svg:desc>Sheet1.G14:Sheet1.G17</svg:desc>
                </draw:g>
              </table:table-cell>
              <table:table-cell office:value-type="float" office:value="0.00228571428571429">
                <text:p>0.00228571428571429</text:p>
                <draw:g>
                  <svg:desc>Sheet1.G18:Sheet1.G21</svg:desc>
                </draw:g>
              </table:table-cell>
              <table:table-cell office:value-type="float" office:value="0.0187142857142857">
                <text:p>0.0187142857142857</text:p>
                <draw:g>
                  <svg:desc>Sheet1.G22:Sheet1.G25</svg:desc>
                </draw:g>
              </table:table-cell>
              <table:table-cell office:value-type="float" office:value="0.0302857142857143">
                <text:p>0.0302857142857143</text:p>
                <draw:g>
                  <svg:desc>Sheet1.G26:Sheet1.G29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0157142857142857">
                <text:p>0.00157142857142857</text:p>
              </table:table-cell>
              <table:table-cell office:value-type="float" office:value="0.00157142857142857">
                <text:p>0.00157142857142857</text:p>
              </table:table-cell>
              <table:table-cell office:value-type="float" office:value="0.00885714285714286">
                <text:p>0.00885714285714286</text:p>
              </table:table-cell>
              <table:table-cell office:value-type="float" office:value="0.002">
                <text:p>0.002</text:p>
              </table:table-cell>
              <table:table-cell office:value-type="float" office:value="0.00485714285714286">
                <text:p>0.00485714285714286</text:p>
              </table:table-cell>
              <table:table-cell office:value-type="float" office:value="0.035">
                <text:p>0.035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0157142857142857">
                <text:p>0.00157142857142857</text:p>
              </table:table-cell>
              <table:table-cell office:value-type="float" office:value="0.00171428571428571">
                <text:p>0.00171428571428571</text:p>
              </table:table-cell>
              <table:table-cell office:value-type="float" office:value="0.0128571428571429">
                <text:p>0.0128571428571429</text:p>
              </table:table-cell>
              <table:table-cell office:value-type="float" office:value="0.00185714285714286">
                <text:p>0.00185714285714286</text:p>
              </table:table-cell>
              <table:table-cell office:value-type="float" office:value="0.00628571428571429">
                <text:p>0.00628571428571429</text:p>
              </table:table-cell>
              <table:table-cell office:value-type="float" office:value="0.0421428571428571">
                <text:p>0.0421428571428571</text:p>
              </table:table-cell>
              <table:table-cell office:value-type="float" office:value="0.0695714285714286">
                <text:p>0.069571428571428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142857142857143">
                <text:p>0.00142857142857143</text:p>
              </table:table-cell>
              <table:table-cell office:value-type="float" office:value="0.00142857142857143">
                <text:p>0.00142857142857143</text:p>
              </table:table-cell>
              <table:table-cell office:value-type="float" office:value="0.0161428571428571">
                <text:p>0.0161428571428571</text:p>
              </table:table-cell>
              <table:table-cell office:value-type="float" office:value="0.00242857142857143">
                <text:p>0.00242857142857143</text:p>
              </table:table-cell>
              <table:table-cell office:value-type="float" office:value="0.009">
                <text:p>0.009</text:p>
              </table:table-cell>
              <table:table-cell office:value-type="float" office:value="0.052">
                <text:p>0.052</text:p>
              </table:table-cell>
              <table:table-cell office:value-type="float" office:value="0.0747142857142857">
                <text:p>0.074714285714285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542cm" svg:height="12.033cm" xlink:href=".." xlink:type="simple" chart:class="chart:line" chart:style-name="ch1">
        <chart:title svg:x="9.333cm" svg:y="0.376cm" chart:style-name="ch2">
          <text:p>AggregateDiversity@20</text:p>
        </chart:title>
        <chart:legend chart:legend-position="end" svg:x="19.393cm" svg:y="4.223cm" style:legend-expansion="high" chart:style-name="ch3"/>
        <chart:plot-area chart:style-name="ch4" table:cell-range-address="Sheet1.C30:Sheet1.C33 Sheet1.B30:Sheet1.B30 Sheet1.G30:Sheet1.G57 Sheet1.B34:Sheet1.B34 Sheet1.B38:Sheet1.B38 Sheet1.B42:Sheet1.B42 Sheet1.B46:Sheet1.B46 Sheet1.B50:Sheet1.B50 Sheet1.B54:Sheet1.B54" chart:data-source-has-labels="both" svg:x="1.481cm" svg:y="1.395cm" svg:width="17.442cm" svg:height="9.417cm">
          <chartooo:coordinate-region svg:x="2.393cm" svg:y="1.595cm" svg:width="15.854cm" svg:height="8.57cm"/>
          <chart:axis chart:dimension="x" chart:name="primary-x" chart:style-name="ch5" chartooo:axis-type="auto">
            <chartooo:date-scale/>
            <chart:title svg:x="9.311cm" svg:y="11.052cm" chart:style-name="ch6">
              <text:p>Percentage</text:p>
            </chart:title>
            <chart:categories table:cell-range-address="Sheet1.C30:Sheet1.C33"/>
          </chart:axis>
          <chart:axis chart:dimension="y" chart:name="primary-y" chart:style-name="ch7">
            <chart:title svg:x="0.451cm" svg:y="7.536cm" chart:style-name="ch8">
              <text:p>AggregateDiversity</text:p>
            </chart:title>
            <chart:grid chart:style-name="ch9" chart:class="major"/>
          </chart:axis>
          <chart:series chart:style-name="ch10" chart:values-cell-range-address="Sheet1.G30:Sheet1.G33" chart:label-cell-address="Sheet1.B30:Sheet1.B30" chart:class="chart:line">
            <chart:data-point chart:repeated="4"/>
          </chart:series>
          <chart:series chart:style-name="ch11" chart:values-cell-range-address="Sheet1.G34:Sheet1.G37" chart:label-cell-address="Sheet1.B34:Sheet1.B34" chart:class="chart:line">
            <chart:data-point chart:repeated="4"/>
          </chart:series>
          <chart:series chart:style-name="ch12" chart:values-cell-range-address="Sheet1.G38:Sheet1.G41" chart:label-cell-address="Sheet1.B38:Sheet1.B38" chart:class="chart:line">
            <chart:data-point chart:repeated="4"/>
          </chart:series>
          <chart:series chart:style-name="ch13" chart:values-cell-range-address="Sheet1.G42:Sheet1.G45" chart:label-cell-address="Sheet1.B42:Sheet1.B42" chart:class="chart:line">
            <chart:data-point chart:repeated="4"/>
          </chart:series>
          <chart:series chart:style-name="ch14" chart:values-cell-range-address="Sheet1.G46:Sheet1.G49" chart:label-cell-address="Sheet1.B46:Sheet1.B46" chart:class="chart:line">
            <chart:data-point chart:repeated="4"/>
          </chart:series>
          <chart:series chart:style-name="ch15" chart:values-cell-range-address="Sheet1.G50:Sheet1.G53" chart:label-cell-address="Sheet1.B50:Sheet1.B50" chart:class="chart:line">
            <chart:data-point chart:repeated="4"/>
          </chart:series>
          <chart:series chart:style-name="ch16" chart:values-cell-range-address="Sheet1.G54:Sheet1.G57" chart:label-cell-address="Sheet1.B54:Sheet1.B54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30:Sheet1.B30</svg:desc>
                </draw:g>
              </table:table-cell>
              <table:table-cell office:value-type="string">
                <text:p>FunkSVD</text:p>
                <draw:g>
                  <svg:desc>Sheet1.B34:Sheet1.B34</svg:desc>
                </draw:g>
              </table:table-cell>
              <table:table-cell office:value-type="string">
                <text:p>ItemItem</text:p>
                <draw:g>
                  <svg:desc>Sheet1.B38:Sheet1.B38</svg:desc>
                </draw:g>
              </table:table-cell>
              <table:table-cell office:value-type="string">
                <text:p>Popularity</text:p>
                <draw:g>
                  <svg:desc>Sheet1.B42:Sheet1.B42</svg:desc>
                </draw:g>
              </table:table-cell>
              <table:table-cell office:value-type="string">
                <text:p>RandomPopularity</text:p>
                <draw:g>
                  <svg:desc>Sheet1.B46:Sheet1.B46</svg:desc>
                </draw:g>
              </table:table-cell>
              <table:table-cell office:value-type="string">
                <text:p>SeedRec</text:p>
                <draw:g>
                  <svg:desc>Sheet1.B50:Sheet1.B50</svg:desc>
                </draw:g>
              </table:table-cell>
              <table:table-cell office:value-type="string">
                <text:p>PosRec</text:p>
                <draw:g>
                  <svg:desc>Sheet1.B54:Sheet1.B54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30:Sheet1.C33</svg:desc>
                </draw:g>
              </table:table-cell>
              <table:table-cell office:value-type="float" office:value="0.00228571428571429">
                <text:p>0.00228571428571429</text:p>
                <draw:g>
                  <svg:desc>Sheet1.G30:Sheet1.G33</svg:desc>
                </draw:g>
              </table:table-cell>
              <table:table-cell office:value-type="float" office:value="0.00214285714285714">
                <text:p>0.00214285714285714</text:p>
                <draw:g>
                  <svg:desc>Sheet1.G34:Sheet1.G37</svg:desc>
                </draw:g>
              </table:table-cell>
              <table:table-cell office:value-type="float" office:value="0.00542857142857143">
                <text:p>0.00542857142857143</text:p>
                <draw:g>
                  <svg:desc>Sheet1.G38:Sheet1.G41</svg:desc>
                </draw:g>
              </table:table-cell>
              <table:table-cell office:value-type="float" office:value="0.00342857142857143">
                <text:p>0.00342857142857143</text:p>
                <draw:g>
                  <svg:desc>Sheet1.G42:Sheet1.G45</svg:desc>
                </draw:g>
              </table:table-cell>
              <table:table-cell office:value-type="float" office:value="0.00457142857142857">
                <text:p>0.00457142857142857</text:p>
                <draw:g>
                  <svg:desc>Sheet1.G46:Sheet1.G49</svg:desc>
                </draw:g>
              </table:table-cell>
              <table:table-cell office:value-type="float" office:value="0.028">
                <text:p>0.028</text:p>
                <draw:g>
                  <svg:desc>Sheet1.G50:Sheet1.G53</svg:desc>
                </draw:g>
              </table:table-cell>
              <table:table-cell office:value-type="float" office:value="0.0444285714285714">
                <text:p>0.0444285714285714</text:p>
                <draw:g>
                  <svg:desc>Sheet1.G54:Sheet1.G5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0285714285714286">
                <text:p>0.00285714285714286</text:p>
              </table:table-cell>
              <table:table-cell office:value-type="float" office:value="0.00257142857142857">
                <text:p>0.00257142857142857</text:p>
              </table:table-cell>
              <table:table-cell office:value-type="float" office:value="0.0151428571428571">
                <text:p>0.0151428571428571</text:p>
              </table:table-cell>
              <table:table-cell office:value-type="float" office:value="0.00371428571428571">
                <text:p>0.00371428571428571</text:p>
              </table:table-cell>
              <table:table-cell office:value-type="float" office:value="0.00942857142857143">
                <text:p>0.00942857142857143</text:p>
              </table:table-cell>
              <table:table-cell office:value-type="float" office:value="0.0502857142857143">
                <text:p>0.0502857142857143</text:p>
              </table:table-cell>
              <table:table-cell office:value-type="float" office:value="0.0782857142857143">
                <text:p>0.078285714285714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328571428571429">
                <text:p>0.00328571428571429</text:p>
              </table:table-cell>
              <table:table-cell office:value-type="float" office:value="0.0227142857142857">
                <text:p>0.0227142857142857</text:p>
              </table:table-cell>
              <table:table-cell office:value-type="float" office:value="0.00357142857142857">
                <text:p>0.00357142857142857</text:p>
              </table:table-cell>
              <table:table-cell office:value-type="float" office:value="0.0144285714285714">
                <text:p>0.0144285714285714</text:p>
              </table:table-cell>
              <table:table-cell office:value-type="float" office:value="0.0667142857142857">
                <text:p>0.0667142857142857</text:p>
              </table:table-cell>
              <table:table-cell office:value-type="float" office:value="0.107285714285714">
                <text:p>0.10728571428571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271428571428571">
                <text:p>0.00271428571428571</text:p>
              </table:table-cell>
              <table:table-cell office:value-type="float" office:value="0.00257142857142857">
                <text:p>0.00257142857142857</text:p>
              </table:table-cell>
              <table:table-cell office:value-type="float" office:value="0.03">
                <text:p>0.03</text:p>
              </table:table-cell>
              <table:table-cell office:value-type="float" office:value="0.00328571428571429">
                <text:p>0.00328571428571429</text:p>
              </table:table-cell>
              <table:table-cell office:value-type="float" office:value="0.0162857142857143">
                <text:p>0.0162857142857143</text:p>
              </table:table-cell>
              <table:table-cell office:value-type="float" office:value="0.08">
                <text:p>0.08</text:p>
              </table:table-cell>
              <table:table-cell office:value-type="float" office:value="0.124285714285714">
                <text:p>0.12428571428571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955cm" svg:height="11.901cm" xlink:href=".." xlink:type="simple" chart:class="chart:line" chart:style-name="ch1">
        <chart:title svg:x="9.539cm" svg:y="0.374cm" chart:style-name="ch2">
          <text:p>AggregateDiversity@30</text:p>
        </chart:title>
        <chart:legend chart:legend-position="end" svg:x="19.806cm" svg:y="4.157cm" style:legend-expansion="high" chart:style-name="ch3"/>
        <chart:plot-area chart:style-name="ch4" table:cell-range-address="Sheet1.C58:Sheet1.C61 Sheet1.B58:Sheet1.B58 Sheet1.G58:Sheet1.G85 Sheet1.B62:Sheet1.B62 Sheet1.B66:Sheet1.B66 Sheet1.B70:Sheet1.B70 Sheet1.B74:Sheet1.B74 Sheet1.B78:Sheet1.B78 Sheet1.B82:Sheet1.B82" chart:data-source-has-labels="both" svg:x="1.49cm" svg:y="1.391cm" svg:width="17.837cm" svg:height="9.291cm">
          <chartooo:coordinate-region svg:x="2.402cm" svg:y="1.59cm" svg:width="16.249cm" svg:height="8.445cm"/>
          <chart:axis chart:dimension="x" chart:name="primary-x" chart:style-name="ch5" chartooo:axis-type="auto">
            <chartooo:date-scale/>
            <chart:title svg:x="9.517cm" svg:y="10.92cm" chart:style-name="ch6">
              <text:p>Percentage</text:p>
            </chart:title>
            <chart:categories table:cell-range-address="Sheet1.C58:Sheet1.C61"/>
          </chart:axis>
          <chart:axis chart:dimension="y" chart:name="primary-y" chart:style-name="ch7">
            <chart:title svg:x="0.451cm" svg:y="7.469cm" chart:style-name="ch8">
              <text:p>AggregateDiversity</text:p>
            </chart:title>
            <chart:grid chart:style-name="ch9" chart:class="major"/>
          </chart:axis>
          <chart:series chart:style-name="ch10" chart:values-cell-range-address="Sheet1.G58:Sheet1.G61" chart:label-cell-address="Sheet1.B58:Sheet1.B58" chart:class="chart:line">
            <chart:data-point chart:repeated="4"/>
          </chart:series>
          <chart:series chart:style-name="ch11" chart:values-cell-range-address="Sheet1.G62:Sheet1.G65" chart:label-cell-address="Sheet1.B62:Sheet1.B62" chart:class="chart:line">
            <chart:data-point chart:repeated="4"/>
          </chart:series>
          <chart:series chart:style-name="ch12" chart:values-cell-range-address="Sheet1.G66:Sheet1.G69" chart:label-cell-address="Sheet1.B66:Sheet1.B66" chart:class="chart:line">
            <chart:data-point chart:repeated="4"/>
          </chart:series>
          <chart:series chart:style-name="ch13" chart:values-cell-range-address="Sheet1.G70:Sheet1.G73" chart:label-cell-address="Sheet1.B70:Sheet1.B70" chart:class="chart:line">
            <chart:data-point chart:repeated="4"/>
          </chart:series>
          <chart:series chart:style-name="ch14" chart:values-cell-range-address="Sheet1.G74:Sheet1.G77" chart:label-cell-address="Sheet1.B74:Sheet1.B74" chart:class="chart:line">
            <chart:data-point chart:repeated="4"/>
          </chart:series>
          <chart:series chart:style-name="ch15" chart:values-cell-range-address="Sheet1.G78:Sheet1.G81" chart:label-cell-address="Sheet1.B78:Sheet1.B78" chart:class="chart:line">
            <chart:data-point chart:repeated="4"/>
          </chart:series>
          <chart:series chart:style-name="ch16" chart:values-cell-range-address="Sheet1.G82:Sheet1.G85" chart:label-cell-address="Sheet1.B82:Sheet1.B82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58:Sheet1.B58</svg:desc>
                </draw:g>
              </table:table-cell>
              <table:table-cell office:value-type="string">
                <text:p>FunkSVD</text:p>
                <draw:g>
                  <svg:desc>Sheet1.B62:Sheet1.B62</svg:desc>
                </draw:g>
              </table:table-cell>
              <table:table-cell office:value-type="string">
                <text:p>ItemItem</text:p>
                <draw:g>
                  <svg:desc>Sheet1.B66:Sheet1.B66</svg:desc>
                </draw:g>
              </table:table-cell>
              <table:table-cell office:value-type="string">
                <text:p>Popularity</text:p>
                <draw:g>
                  <svg:desc>Sheet1.B70:Sheet1.B70</svg:desc>
                </draw:g>
              </table:table-cell>
              <table:table-cell office:value-type="string">
                <text:p>RandomPopularity</text:p>
                <draw:g>
                  <svg:desc>Sheet1.B74:Sheet1.B74</svg:desc>
                </draw:g>
              </table:table-cell>
              <table:table-cell office:value-type="string">
                <text:p>SeedRec</text:p>
                <draw:g>
                  <svg:desc>Sheet1.B78:Sheet1.B78</svg:desc>
                </draw:g>
              </table:table-cell>
              <table:table-cell office:value-type="string">
                <text:p>PosRec</text:p>
                <draw:g>
                  <svg:desc>Sheet1.B82:Sheet1.B82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58:Sheet1.C61</svg:desc>
                </draw:g>
              </table:table-cell>
              <table:table-cell office:value-type="float" office:value="0.00371428571428571">
                <text:p>0.00371428571428571</text:p>
                <draw:g>
                  <svg:desc>Sheet1.G58:Sheet1.G61</svg:desc>
                </draw:g>
              </table:table-cell>
              <table:table-cell office:value-type="float" office:value="0.00371428571428571">
                <text:p>0.00371428571428571</text:p>
                <draw:g>
                  <svg:desc>Sheet1.G62:Sheet1.G65</svg:desc>
                </draw:g>
              </table:table-cell>
              <table:table-cell office:value-type="float" office:value="0.0105714285714286">
                <text:p>0.0105714285714286</text:p>
                <draw:g>
                  <svg:desc>Sheet1.G66:Sheet1.G69</svg:desc>
                </draw:g>
              </table:table-cell>
              <table:table-cell office:value-type="float" office:value="0.00485714285714286">
                <text:p>0.00485714285714286</text:p>
                <draw:g>
                  <svg:desc>Sheet1.G70:Sheet1.G73</svg:desc>
                </draw:g>
              </table:table-cell>
              <table:table-cell office:value-type="float" office:value="0.00571428571428571">
                <text:p>0.00571428571428571</text:p>
                <draw:g>
                  <svg:desc>Sheet1.G74:Sheet1.G77</svg:desc>
                </draw:g>
              </table:table-cell>
              <table:table-cell office:value-type="float" office:value="0.0385714285714286">
                <text:p>0.0385714285714286</text:p>
                <draw:g>
                  <svg:desc>Sheet1.G78:Sheet1.G81</svg:desc>
                </draw:g>
              </table:table-cell>
              <table:table-cell office:value-type="float" office:value="0.0572857142857143">
                <text:p>0.0572857142857143</text:p>
                <draw:g>
                  <svg:desc>Sheet1.G82:Sheet1.G85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371428571428571">
                <text:p>0.00371428571428571</text:p>
              </table:table-cell>
              <table:table-cell office:value-type="float" office:value="0.0208571428571429">
                <text:p>0.0208571428571429</text:p>
              </table:table-cell>
              <table:table-cell office:value-type="float" office:value="0.00542857142857143">
                <text:p>0.00542857142857143</text:p>
              </table:table-cell>
              <table:table-cell office:value-type="float" office:value="0.0117142857142857">
                <text:p>0.0117142857142857</text:p>
              </table:table-cell>
              <table:table-cell office:value-type="float" office:value="0.0694285714285714">
                <text:p>0.0694285714285714</text:p>
              </table:table-cell>
              <table:table-cell office:value-type="float" office:value="0.104714285714286">
                <text:p>0.10471428571428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385714285714286">
                <text:p>0.00385714285714286</text:p>
              </table:table-cell>
              <table:table-cell office:value-type="float" office:value="0.0295714285714286">
                <text:p>0.0295714285714286</text:p>
              </table:table-cell>
              <table:table-cell office:value-type="float" office:value="0.00542857142857143">
                <text:p>0.00542857142857143</text:p>
              </table:table-cell>
              <table:table-cell office:value-type="float" office:value="0.0201428571428571">
                <text:p>0.0201428571428571</text:p>
              </table:table-cell>
              <table:table-cell office:value-type="float" office:value="0.095">
                <text:p>0.095</text:p>
              </table:table-cell>
              <table:table-cell office:value-type="float" office:value="0.139428571428571">
                <text:p>0.13942857142857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414285714285714">
                <text:p>0.00414285714285714</text:p>
              </table:table-cell>
              <table:table-cell office:value-type="float" office:value="0.00371428571428571">
                <text:p>0.00371428571428571</text:p>
              </table:table-cell>
              <table:table-cell office:value-type="float" office:value="0.0367142857142857">
                <text:p>0.0367142857142857</text:p>
              </table:table-cell>
              <table:table-cell office:value-type="float" office:value="0.00528571428571429">
                <text:p>0.00528571428571429</text:p>
              </table:table-cell>
              <table:table-cell office:value-type="float" office:value="0.0251428571428571">
                <text:p>0.0251428571428571</text:p>
              </table:table-cell>
              <table:table-cell office:value-type="float" office:value="0.105857142857143">
                <text:p>0.105857142857143</text:p>
              </table:table-cell>
              <table:table-cell office:value-type="float" office:value="0.154571428571429">
                <text:p>0.15457142857142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064cm" svg:height="11.741cm" xlink:href=".." xlink:type="simple" chart:class="chart:line" chart:style-name="ch1">
        <chart:title svg:x="9.364cm" svg:y="0.37cm" chart:style-name="ch2">
          <text:p>Recall@10</text:p>
        </chart:title>
        <chart:legend chart:legend-position="end" svg:x="16.915cm" svg:y="4.077cm" style:legend-expansion="high" chart:style-name="ch3"/>
        <chart:plot-area chart:style-name="ch4" table:cell-range-address="Sheet1.C2:Sheet1.C5 Sheet1.B2:Sheet1.B2 Sheet1.E2:Sheet1.E29 Sheet1.B6:Sheet1.B6 Sheet1.B10:Sheet1.B10 Sheet1.B14:Sheet1.B14 Sheet1.B18:Sheet1.B18 Sheet1.B22:Sheet1.B22 Sheet1.B26:Sheet1.B26" chart:data-source-has-labels="both" svg:x="1.432cm" svg:y="1.383cm" svg:width="15.062cm" svg:height="9.143cm">
          <chartooo:coordinate-region svg:x="2.344cm" svg:y="1.582cm" svg:width="13.474cm" svg:height="8.297cm"/>
          <chart:axis chart:dimension="x" chart:name="primary-x" chart:style-name="ch5" chartooo:axis-type="auto">
            <chartooo:date-scale/>
            <chart:title svg:x="8.072cm" svg:y="10.76cm" chart:style-name="ch6">
              <text:p>Percentage</text:p>
            </chart:title>
            <chart:categories table:cell-range-address="Sheet1.C2:Sheet1.C5"/>
          </chart:axis>
          <chart:axis chart:dimension="y" chart:name="primary-y" chart:style-name="ch7">
            <chart:title svg:x="0.451cm" svg:y="6.474cm" chart:style-name="ch8">
              <text:p>Recall</text:p>
            </chart:title>
            <chart:grid chart:style-name="ch9" chart:class="major"/>
          </chart:axis>
          <chart:series chart:style-name="ch10" chart:values-cell-range-address="Sheet1.E2:Sheet1.E5" chart:label-cell-address="Sheet1.B2:Sheet1.B2" chart:class="chart:line">
            <chart:data-point chart:repeated="4"/>
          </chart:series>
          <chart:series chart:style-name="ch11" chart:values-cell-range-address="Sheet1.E6:Sheet1.E9" chart:label-cell-address="Sheet1.B6:Sheet1.B6" chart:class="chart:line">
            <chart:data-point chart:repeated="4"/>
          </chart:series>
          <chart:series chart:style-name="ch12" chart:values-cell-range-address="Sheet1.E10:Sheet1.E13" chart:label-cell-address="Sheet1.B10:Sheet1.B10" chart:class="chart:line">
            <chart:data-point chart:repeated="4"/>
          </chart:series>
          <chart:series chart:style-name="ch13" chart:values-cell-range-address="Sheet1.E14:Sheet1.E17" chart:label-cell-address="Sheet1.B14:Sheet1.B14" chart:class="chart:line">
            <chart:data-point chart:repeated="4"/>
          </chart:series>
          <chart:series chart:style-name="ch14" chart:values-cell-range-address="Sheet1.E18:Sheet1.E21" chart:label-cell-address="Sheet1.B18:Sheet1.B18" chart:class="chart:line">
            <chart:data-point chart:repeated="4"/>
          </chart:series>
          <chart:series chart:style-name="ch15" chart:values-cell-range-address="Sheet1.E22:Sheet1.E25" chart:label-cell-address="Sheet1.B22:Sheet1.B22" chart:class="chart:line">
            <chart:data-point chart:repeated="4"/>
          </chart:series>
          <chart:series chart:style-name="ch16" chart:values-cell-range-address="Sheet1.E26:Sheet1.E29" chart:label-cell-address="Sheet1.B26:Sheet1.B26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2:Sheet1.B2</svg:desc>
                </draw:g>
              </table:table-cell>
              <table:table-cell office:value-type="string">
                <text:p>FunkSVD</text:p>
                <draw:g>
                  <svg:desc>Sheet1.B6:Sheet1.B6</svg:desc>
                </draw:g>
              </table:table-cell>
              <table:table-cell office:value-type="string">
                <text:p>ItemItem</text:p>
                <draw:g>
                  <svg:desc>Sheet1.B10:Sheet1.B10</svg:desc>
                </draw:g>
              </table:table-cell>
              <table:table-cell office:value-type="string">
                <text:p>Popularity</text:p>
                <draw:g>
                  <svg:desc>Sheet1.B14:Sheet1.B14</svg:desc>
                </draw:g>
              </table:table-cell>
              <table:table-cell office:value-type="string">
                <text:p>RandomPopularity</text:p>
                <draw:g>
                  <svg:desc>Sheet1.B18:Sheet1.B18</svg:desc>
                </draw:g>
              </table:table-cell>
              <table:table-cell office:value-type="string">
                <text:p>SeedRec</text:p>
                <draw:g>
                  <svg:desc>Sheet1.B22:Sheet1.B22</svg:desc>
                </draw:g>
              </table:table-cell>
              <table:table-cell office:value-type="string">
                <text:p>PosRec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2:Sheet1.C5</svg:desc>
                </draw:g>
              </table:table-cell>
              <table:table-cell office:value-type="float" office:value="0.0437786626080718">
                <text:p>0.0437786626080718</text:p>
                <draw:g>
                  <svg:desc>Sheet1.E2:Sheet1.E5</svg:desc>
                </draw:g>
              </table:table-cell>
              <table:table-cell office:value-type="float" office:value="0.0400453551923657">
                <text:p>0.0400453551923657</text:p>
                <draw:g>
                  <svg:desc>Sheet1.E6:Sheet1.E9</svg:desc>
                </draw:g>
              </table:table-cell>
              <table:table-cell office:value-type="float" office:value="0.0382101850546718">
                <text:p>0.0382101850546718</text:p>
                <draw:g>
                  <svg:desc>Sheet1.E10:Sheet1.E13</svg:desc>
                </draw:g>
              </table:table-cell>
              <table:table-cell office:value-type="float" office:value="0.0981438582428284">
                <text:p>0.0981438582428284</text:p>
                <draw:g>
                  <svg:desc>Sheet1.E14:Sheet1.E17</svg:desc>
                </draw:g>
              </table:table-cell>
              <table:table-cell office:value-type="float" office:value="0.0351021720157311">
                <text:p>0.0351021720157311</text:p>
                <draw:g>
                  <svg:desc>Sheet1.E18:Sheet1.E21</svg:desc>
                </draw:g>
              </table:table-cell>
              <table:table-cell office:value-type="float" office:value="0.0660696818259547">
                <text:p>0.0660696818259547</text:p>
                <draw:g>
                  <svg:desc>Sheet1.E22:Sheet1.E25</svg:desc>
                </draw:g>
              </table:table-cell>
              <table:table-cell office:value-type="float" office:value="0.0744023170203133">
                <text:p>0.0744023170203133</text:p>
                <draw:g>
                  <svg:desc>Sheet1.E26:Sheet1.E29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357695364927529">
                <text:p>0.0357695364927529</text:p>
              </table:table-cell>
              <table:table-cell office:value-type="float" office:value="0.0472155909250581">
                <text:p>0.0472155909250581</text:p>
              </table:table-cell>
              <table:table-cell office:value-type="float" office:value="0.0444700291141618">
                <text:p>0.0444700291141618</text:p>
              </table:table-cell>
              <table:table-cell office:value-type="float" office:value="0.0935703706580145">
                <text:p>0.0935703706580145</text:p>
              </table:table-cell>
              <table:table-cell office:value-type="float" office:value="0.0327480013331268">
                <text:p>0.0327480013331268</text:p>
              </table:table-cell>
              <table:table-cell office:value-type="float" office:value="0.0597314965564598">
                <text:p>0.0597314965564598</text:p>
              </table:table-cell>
              <table:table-cell office:value-type="float" office:value="0.0724073770917255">
                <text:p>0.072407377091725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373447124922154">
                <text:p>0.0373447124922154</text:p>
              </table:table-cell>
              <table:table-cell office:value-type="float" office:value="0.0490847766526758">
                <text:p>0.0490847766526758</text:p>
              </table:table-cell>
              <table:table-cell office:value-type="float" office:value="0.0480733961045912">
                <text:p>0.0480733961045912</text:p>
              </table:table-cell>
              <table:table-cell office:value-type="float" office:value="0.0578436579181427">
                <text:p>0.0578436579181427</text:p>
              </table:table-cell>
              <table:table-cell office:value-type="float" office:value="0.0333049088025175">
                <text:p>0.0333049088025175</text:p>
              </table:table-cell>
              <table:table-cell office:value-type="float" office:value="0.0559896405161948">
                <text:p>0.0559896405161948</text:p>
              </table:table-cell>
              <table:table-cell office:value-type="float" office:value="0.0688143428038649">
                <text:p>0.068814342803864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368729592483753">
                <text:p>0.0368729592483753</text:p>
              </table:table-cell>
              <table:table-cell office:value-type="float" office:value="0.047979463091693">
                <text:p>0.047979463091693</text:p>
              </table:table-cell>
              <table:table-cell office:value-type="float" office:value="0.0419461467786934">
                <text:p>0.0419461467786934</text:p>
              </table:table-cell>
              <table:table-cell office:value-type="float" office:value="0.0423688814245352">
                <text:p>0.0423688814245352</text:p>
              </table:table-cell>
              <table:table-cell office:value-type="float" office:value="0.0321708455237696">
                <text:p>0.0321708455237696</text:p>
              </table:table-cell>
              <table:table-cell office:value-type="float" office:value="0.0546664942090845">
                <text:p>0.0546664942090845</text:p>
              </table:table-cell>
              <table:table-cell office:value-type="float" office:value="0.0645005293709681">
                <text:p>0.06450052937096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496cm" svg:height="11.636cm" xlink:href=".." xlink:type="simple" chart:class="chart:line" chart:style-name="ch1">
        <chart:title svg:x="8.81cm" svg:y="0.368cm" chart:style-name="ch2">
          <text:p>AggragateDiversity@40</text:p>
        </chart:title>
        <chart:legend chart:legend-position="end" svg:x="18.347cm" svg:y="4.025cm" style:legend-expansion="high" chart:style-name="ch3"/>
        <chart:plot-area chart:style-name="ch4" table:cell-range-address="Sheet1.C86:Sheet1.C89 Sheet1.B86:Sheet1.B86 Sheet1.G86:Sheet1.G113 Sheet1.B90:Sheet1.B90 Sheet1.B94:Sheet1.B94 Sheet1.B98:Sheet1.B98 Sheet1.B102:Sheet1.B102 Sheet1.B106:Sheet1.B106 Sheet1.B110:Sheet1.B110" chart:data-source-has-labels="both" svg:x="1.46cm" svg:y="1.379cm" svg:width="16.438cm" svg:height="9.044cm">
          <chartooo:coordinate-region svg:x="2.372cm" svg:y="1.579cm" svg:width="14.85cm" svg:height="8.197cm"/>
          <chart:axis chart:dimension="x" chart:name="primary-x" chart:style-name="ch5" chartooo:axis-type="auto">
            <chartooo:date-scale/>
            <chart:title svg:x="8.788cm" svg:y="10.655cm" chart:style-name="ch6">
              <text:p>Percentage</text:p>
            </chart:title>
            <chart:categories table:cell-range-address="Sheet1.C86:Sheet1.C89"/>
          </chart:axis>
          <chart:axis chart:dimension="y" chart:name="primary-y" chart:style-name="ch7">
            <chart:title svg:x="0.451cm" svg:y="7.334cm" chart:style-name="ch8">
              <text:p>AggregateDiversity</text:p>
            </chart:title>
            <chart:grid chart:style-name="ch9" chart:class="major"/>
          </chart:axis>
          <chart:series chart:style-name="ch10" chart:values-cell-range-address="Sheet1.G86:Sheet1.G89" chart:label-cell-address="Sheet1.B86:Sheet1.B86" chart:class="chart:line">
            <chart:data-point chart:repeated="4"/>
          </chart:series>
          <chart:series chart:style-name="ch11" chart:values-cell-range-address="Sheet1.G90:Sheet1.G93" chart:label-cell-address="Sheet1.B90:Sheet1.B90" chart:class="chart:line">
            <chart:data-point chart:repeated="4"/>
          </chart:series>
          <chart:series chart:style-name="ch12" chart:values-cell-range-address="Sheet1.G94:Sheet1.G97" chart:label-cell-address="Sheet1.B94:Sheet1.B94" chart:class="chart:line">
            <chart:data-point chart:repeated="4"/>
          </chart:series>
          <chart:series chart:style-name="ch13" chart:values-cell-range-address="Sheet1.G98:Sheet1.G101" chart:label-cell-address="Sheet1.B98:Sheet1.B98" chart:class="chart:line">
            <chart:data-point chart:repeated="4"/>
          </chart:series>
          <chart:series chart:style-name="ch14" chart:values-cell-range-address="Sheet1.G102:Sheet1.G105" chart:label-cell-address="Sheet1.B102:Sheet1.B102" chart:class="chart:line">
            <chart:data-point chart:repeated="4"/>
          </chart:series>
          <chart:series chart:style-name="ch15" chart:values-cell-range-address="Sheet1.G106:Sheet1.G109" chart:label-cell-address="Sheet1.B106:Sheet1.B106" chart:class="chart:line">
            <chart:data-point chart:repeated="4"/>
          </chart:series>
          <chart:series chart:style-name="ch16" chart:values-cell-range-address="Sheet1.G110:Sheet1.G113" chart:label-cell-address="Sheet1.B110:Sheet1.B110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86:Sheet1.B86</svg:desc>
                </draw:g>
              </table:table-cell>
              <table:table-cell office:value-type="string">
                <text:p>FunkSVD</text:p>
                <draw:g>
                  <svg:desc>Sheet1.B90:Sheet1.B90</svg:desc>
                </draw:g>
              </table:table-cell>
              <table:table-cell office:value-type="string">
                <text:p>ItemItem</text:p>
                <draw:g>
                  <svg:desc>Sheet1.B94:Sheet1.B94</svg:desc>
                </draw:g>
              </table:table-cell>
              <table:table-cell office:value-type="string">
                <text:p>Popularity</text:p>
                <draw:g>
                  <svg:desc>Sheet1.B98:Sheet1.B98</svg:desc>
                </draw:g>
              </table:table-cell>
              <table:table-cell office:value-type="string">
                <text:p>RandomPopularity</text:p>
                <draw:g>
                  <svg:desc>Sheet1.B102:Sheet1.B102</svg:desc>
                </draw:g>
              </table:table-cell>
              <table:table-cell office:value-type="string">
                <text:p>SeedRec</text:p>
                <draw:g>
                  <svg:desc>Sheet1.B106:Sheet1.B106</svg:desc>
                </draw:g>
              </table:table-cell>
              <table:table-cell office:value-type="string">
                <text:p>PosRec</text:p>
                <draw:g>
                  <svg:desc>Sheet1.B110:Sheet1.B110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86:Sheet1.C89</svg:desc>
                </draw:g>
              </table:table-cell>
              <table:table-cell office:value-type="float" office:value="0.006">
                <text:p>0.006</text:p>
                <draw:g>
                  <svg:desc>Sheet1.G86:Sheet1.G89</svg:desc>
                </draw:g>
              </table:table-cell>
              <table:table-cell office:value-type="float" office:value="0.00385714285714286">
                <text:p>0.00385714285714286</text:p>
                <draw:g>
                  <svg:desc>Sheet1.G90:Sheet1.G93</svg:desc>
                </draw:g>
              </table:table-cell>
              <table:table-cell office:value-type="float" office:value="0.0107142857142857">
                <text:p>0.0107142857142857</text:p>
                <draw:g>
                  <svg:desc>Sheet1.G94:Sheet1.G97</svg:desc>
                </draw:g>
              </table:table-cell>
              <table:table-cell office:value-type="float" office:value="0.00628571428571429">
                <text:p>0.00628571428571429</text:p>
                <draw:g>
                  <svg:desc>Sheet1.G98:Sheet1.G101</svg:desc>
                </draw:g>
              </table:table-cell>
              <table:table-cell office:value-type="float" office:value="0.00585714285714286">
                <text:p>0.00585714285714286</text:p>
                <draw:g>
                  <svg:desc>Sheet1.G102:Sheet1.G105</svg:desc>
                </draw:g>
              </table:table-cell>
              <table:table-cell office:value-type="float" office:value="0.0471428571428571">
                <text:p>0.0471428571428571</text:p>
                <draw:g>
                  <svg:desc>Sheet1.G106:Sheet1.G109</svg:desc>
                </draw:g>
              </table:table-cell>
              <table:table-cell office:value-type="float" office:value="0.0741428571428571">
                <text:p>0.0741428571428571</text:p>
                <draw:g>
                  <svg:desc>Sheet1.G110:Sheet1.G113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0571428571428571">
                <text:p>0.00571428571428571</text:p>
              </table:table-cell>
              <table:table-cell office:value-type="float" office:value="0.00485714285714286">
                <text:p>0.00485714285714286</text:p>
              </table:table-cell>
              <table:table-cell office:value-type="float" office:value="0.0305714285714286">
                <text:p>0.0305714285714286</text:p>
              </table:table-cell>
              <table:table-cell office:value-type="float" office:value="0.00685714285714286">
                <text:p>0.00685714285714286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0.088">
                <text:p>0.088</text:p>
              </table:table-cell>
              <table:table-cell office:value-type="float" office:value="0.127428571428571">
                <text:p>0.12742857142857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0542857142857143">
                <text:p>0.00542857142857143</text:p>
              </table:table-cell>
              <table:table-cell office:value-type="float" office:value="0.00571428571428571">
                <text:p>0.00571428571428571</text:p>
              </table:table-cell>
              <table:table-cell office:value-type="float" office:value="0.042">
                <text:p>0.042</text:p>
              </table:table-cell>
              <table:table-cell office:value-type="float" office:value="0.00671428571428571">
                <text:p>0.00671428571428571</text:p>
              </table:table-cell>
              <table:table-cell office:value-type="float" office:value="0.026">
                <text:p>0.026</text:p>
              </table:table-cell>
              <table:table-cell office:value-type="float" office:value="0.119142857142857">
                <text:p>0.119142857142857</text:p>
              </table:table-cell>
              <table:table-cell office:value-type="float" office:value="0.163428571428571">
                <text:p>0.16342857142857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557142857142857">
                <text:p>0.00557142857142857</text:p>
              </table:table-cell>
              <table:table-cell office:value-type="float" office:value="0.00571428571428571">
                <text:p>0.00571428571428571</text:p>
              </table:table-cell>
              <table:table-cell office:value-type="float" office:value="0.0474285714285714">
                <text:p>0.0474285714285714</text:p>
              </table:table-cell>
              <table:table-cell office:value-type="float" office:value="0.00642857142857143">
                <text:p>0.00642857142857143</text:p>
              </table:table-cell>
              <table:table-cell office:value-type="float" office:value="0.03">
                <text:p>0.03</text:p>
              </table:table-cell>
              <table:table-cell office:value-type="float" office:value="0.131428571428571">
                <text:p>0.131428571428571</text:p>
              </table:table-cell>
              <table:table-cell office:value-type="float" office:value="0.178">
                <text:p>0.17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99cm" svg:y="0.316cm" chart:style-name="ch2">
          <text:p>Precision</text:p>
        </chart:title>
        <chart:legend chart:legend-position="end" svg:x="11.849cm" svg:y="2.709cm" style:legend-expansion="high" chart:style-name="ch3"/>
        <chart:plot-area chart:style-name="ch4" table:cell-range-address="Sheet1.J2:Sheet1.K5 Sheet1.I2:Sheet1.I2 Sheet1.I6:Sheet1.I6 Sheet1.K6:Sheet1.K29 Sheet1.I10:Sheet1.I10 Sheet1.I14:Sheet1.I14 Sheet1.I18:Sheet1.I18 Sheet1.I22:Sheet1.I22 Sheet1.I26:Sheet1.I26" chart:data-source-has-labels="both" svg:x="1.33cm" svg:y="1.275cm" svg:width="10.2cm" svg:height="6.569cm">
          <chartooo:coordinate-region svg:x="2.242cm" svg:y="1.474cm" svg:width="8.612cm" svg:height="5.723cm"/>
          <chart:axis chart:dimension="x" chart:name="primary-x" chart:style-name="ch5" chartooo:axis-type="auto">
            <chartooo:date-scale/>
            <chart:title svg:x="5.46cm" svg:y="8.024cm" chart:style-name="ch6">
              <text:p>Percentages</text:p>
            </chart:title>
            <chart:categories table:cell-range-address="Sheet1.J2:Sheet1.J5"/>
          </chart:axis>
          <chart:axis chart:dimension="y" chart:name="primary-y" chart:style-name="ch7">
            <chart:title svg:x="0.451cm" svg:y="5.291cm" chart:style-name="ch8">
              <text:p>Precision</text:p>
            </chart:title>
            <chart:grid chart:style-name="ch9" chart:class="major"/>
          </chart:axis>
          <chart:series chart:style-name="ch10" chart:values-cell-range-address="Sheet1.K2:Sheet1.K5" chart:label-cell-address="Sheet1.I2:Sheet1.I2" chart:class="chart:line">
            <chart:data-point chart:repeated="4"/>
          </chart:series>
          <chart:series chart:style-name="ch11" chart:values-cell-range-address="Sheet1.K6:Sheet1.K9" chart:label-cell-address="Sheet1.I6:Sheet1.I6" chart:class="chart:line">
            <chart:data-point chart:repeated="4"/>
          </chart:series>
          <chart:series chart:style-name="ch12" chart:values-cell-range-address="Sheet1.K10:Sheet1.K13" chart:label-cell-address="Sheet1.I10:Sheet1.I10" chart:class="chart:line">
            <chart:data-point chart:repeated="4"/>
          </chart:series>
          <chart:series chart:style-name="ch13" chart:values-cell-range-address="Sheet1.K14:Sheet1.K17" chart:label-cell-address="Sheet1.I14:Sheet1.I14" chart:class="chart:line">
            <chart:data-point chart:repeated="4"/>
          </chart:series>
          <chart:series chart:style-name="ch14" chart:values-cell-range-address="Sheet1.K18:Sheet1.K21" chart:label-cell-address="Sheet1.I18:Sheet1.I18" chart:class="chart:line">
            <chart:data-point chart:repeated="4"/>
          </chart:series>
          <chart:series chart:style-name="ch15" chart:values-cell-range-address="Sheet1.K22:Sheet1.K25" chart:label-cell-address="Sheet1.I22:Sheet1.I22" chart:class="chart:line">
            <chart:data-point chart:repeated="4"/>
          </chart:series>
          <chart:series chart:style-name="ch16" chart:values-cell-range-address="Sheet1.K26:Sheet1.K29" chart:label-cell-address="Sheet1.I26:Sheet1.I26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I2:Sheet1.I2</svg:desc>
                </draw:g>
              </table:table-cell>
              <table:table-cell office:value-type="string">
                <text:p>FunkSVD</text:p>
                <draw:g>
                  <svg:desc>Sheet1.I6:Sheet1.I6</svg:desc>
                </draw:g>
              </table:table-cell>
              <table:table-cell office:value-type="string">
                <text:p>ItemItem</text:p>
                <draw:g>
                  <svg:desc>Sheet1.I10:Sheet1.I10</svg:desc>
                </draw:g>
              </table:table-cell>
              <table:table-cell office:value-type="string">
                <text:p>Popularity</text:p>
                <draw:g>
                  <svg:desc>Sheet1.I14:Sheet1.I14</svg:desc>
                </draw:g>
              </table:table-cell>
              <table:table-cell office:value-type="string">
                <text:p>RandomPopularity</text:p>
                <draw:g>
                  <svg:desc>Sheet1.I18:Sheet1.I18</svg:desc>
                </draw:g>
              </table:table-cell>
              <table:table-cell office:value-type="string">
                <text:p>SeedRec</text:p>
                <draw:g>
                  <svg:desc>Sheet1.I22:Sheet1.I22</svg:desc>
                </draw:g>
              </table:table-cell>
              <table:table-cell office:value-type="string">
                <text:p>PosRec</text:p>
                <draw:g>
                  <svg:desc>Sheet1.I26:Sheet1.I26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J2:Sheet1.J5</svg:desc>
                </draw:g>
              </table:table-cell>
              <table:table-cell office:value-type="float" office:value="0.0987922521342495">
                <text:p>0.0987922521342495</text:p>
                <draw:g>
                  <svg:desc>Sheet1.K2:Sheet1.K5</svg:desc>
                </draw:g>
              </table:table-cell>
              <table:table-cell office:value-type="float" office:value="0.0493879678053485">
                <text:p>0.0493879678053485</text:p>
                <draw:g>
                  <svg:desc>Sheet1.K6:Sheet1.K9</svg:desc>
                </draw:g>
              </table:table-cell>
              <table:table-cell office:value-type="float" office:value="0.0698278538426865">
                <text:p>0.0698278538426865</text:p>
                <draw:g>
                  <svg:desc>Sheet1.K10:Sheet1.K13</svg:desc>
                </draw:g>
              </table:table-cell>
              <table:table-cell office:value-type="float" office:value="0.199765367271966">
                <text:p>0.199765367271966</text:p>
                <draw:g>
                  <svg:desc>Sheet1.K14:Sheet1.K17</svg:desc>
                </draw:g>
              </table:table-cell>
              <table:table-cell office:value-type="float" office:value="0.0497665838361953">
                <text:p>0.0497665838361953</text:p>
                <draw:g>
                  <svg:desc>Sheet1.K18:Sheet1.K21</svg:desc>
                </draw:g>
              </table:table-cell>
              <table:table-cell office:value-type="float" office:value="0.116903995511887">
                <text:p>0.116903995511887</text:p>
                <draw:g>
                  <svg:desc>Sheet1.K22:Sheet1.K25</svg:desc>
                </draw:g>
              </table:table-cell>
              <table:table-cell office:value-type="float" office:value="0.138494599818549">
                <text:p>0.138494599818549</text:p>
                <draw:g>
                  <svg:desc>Sheet1.K26:Sheet1.K29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850564484263473">
                <text:p>0.0850564484263473</text:p>
              </table:table-cell>
              <table:table-cell office:value-type="float" office:value="0.0500676424668227">
                <text:p>0.0500676424668227</text:p>
              </table:table-cell>
              <table:table-cell office:value-type="float" office:value="0.0736022719343824">
                <text:p>0.0736022719343824</text:p>
              </table:table-cell>
              <table:table-cell office:value-type="float" office:value="0.18311469181267">
                <text:p>0.18311469181267</text:p>
              </table:table-cell>
              <table:table-cell office:value-type="float" office:value="0.0497142722122589">
                <text:p>0.0497142722122589</text:p>
              </table:table-cell>
              <table:table-cell office:value-type="float" office:value="0.104820241947054">
                <text:p>0.104820241947054</text:p>
              </table:table-cell>
              <table:table-cell office:value-type="float" office:value="0.129824405667592">
                <text:p>0.12982440566759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753806874019166">
                <text:p>0.0753806874019166</text:p>
              </table:table-cell>
              <table:table-cell office:value-type="float" office:value="0.0555474960630442">
                <text:p>0.0555474960630442</text:p>
              </table:table-cell>
              <table:table-cell office:value-type="float" office:value="0.0668929656405851">
                <text:p>0.0668929656405851</text:p>
              </table:table-cell>
              <table:table-cell office:value-type="float" office:value="0.129692865101003">
                <text:p>0.129692865101003</text:p>
              </table:table-cell>
              <table:table-cell office:value-type="float" office:value="0.0488251970500642">
                <text:p>0.0488251970500642</text:p>
              </table:table-cell>
              <table:table-cell office:value-type="float" office:value="0.0879611445020905">
                <text:p>0.0879611445020905</text:p>
              </table:table-cell>
              <table:table-cell office:value-type="float" office:value="0.114221820159674">
                <text:p>0.11422182015967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707808932132243">
                <text:p>0.0707808932132243</text:p>
              </table:table-cell>
              <table:table-cell office:value-type="float" office:value="0.0538262699287269">
                <text:p>0.0538262699287269</text:p>
              </table:table-cell>
              <table:table-cell office:value-type="float" office:value="0.0631749326232476">
                <text:p>0.0631749326232476</text:p>
              </table:table-cell>
              <table:table-cell office:value-type="float" office:value="0.0953614073134655">
                <text:p>0.0953614073134655</text:p>
              </table:table-cell>
              <table:table-cell office:value-type="float" office:value="0.0489309632099933">
                <text:p>0.0489309632099933</text:p>
              </table:table-cell>
              <table:table-cell office:value-type="float" office:value="0.0822243452382408">
                <text:p>0.0822243452382408</text:p>
              </table:table-cell>
              <table:table-cell office:value-type="float" office:value="0.102457050674337">
                <text:p>0.10245705067433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294cm" svg:y="0.316cm" chart:style-name="ch2">
          <text:p>Recall</text:p>
        </chart:title>
        <chart:legend chart:legend-position="end" svg:x="11.849cm" svg:y="2.71cm" style:legend-expansion="high" chart:style-name="ch3"/>
        <chart:plot-area chart:style-name="ch4" table:cell-range-address="Sheet1.J2:Sheet1.J5 Sheet1.I2:Sheet1.I2 Sheet1.L2:Sheet1.L29 Sheet1.I6:Sheet1.I6 Sheet1.I10:Sheet1.I10 Sheet1.I14:Sheet1.I14 Sheet1.I18:Sheet1.I18 Sheet1.I22:Sheet1.I22 Sheet1.I26:Sheet1.I26" chart:data-source-has-labels="both" svg:x="1.33cm" svg:y="1.275cm" svg:width="10.2cm" svg:height="6.57cm">
          <chartooo:coordinate-region svg:x="2.242cm" svg:y="1.474cm" svg:width="8.612cm" svg:height="5.724cm"/>
          <chart:axis chart:dimension="x" chart:name="primary-x" chart:style-name="ch5" chartooo:axis-type="auto">
            <chartooo:date-scale/>
            <chart:title svg:x="5.539cm" svg:y="8.025cm" chart:style-name="ch6">
              <text:p>Percentage</text:p>
            </chart:title>
            <chart:categories table:cell-range-address="Sheet1.J2:Sheet1.J5"/>
          </chart:axis>
          <chart:axis chart:dimension="y" chart:name="primary-y" chart:style-name="ch7">
            <chart:title svg:x="0.451cm" svg:y="5.08cm" chart:style-name="ch8">
              <text:p>Recall</text:p>
            </chart:title>
            <chart:grid chart:style-name="ch9" chart:class="major"/>
          </chart:axis>
          <chart:series chart:style-name="ch10" chart:values-cell-range-address="Sheet1.L2:Sheet1.L5" chart:label-cell-address="Sheet1.I2:Sheet1.I2" chart:class="chart:line">
            <chart:data-point chart:repeated="4"/>
          </chart:series>
          <chart:series chart:style-name="ch11" chart:values-cell-range-address="Sheet1.L6:Sheet1.L9" chart:label-cell-address="Sheet1.I6:Sheet1.I6" chart:class="chart:line">
            <chart:data-point chart:repeated="4"/>
          </chart:series>
          <chart:series chart:style-name="ch12" chart:values-cell-range-address="Sheet1.L10:Sheet1.L13" chart:label-cell-address="Sheet1.I10:Sheet1.I10" chart:class="chart:line">
            <chart:data-point chart:repeated="4"/>
          </chart:series>
          <chart:series chart:style-name="ch13" chart:values-cell-range-address="Sheet1.L14:Sheet1.L17" chart:label-cell-address="Sheet1.I14:Sheet1.I14" chart:class="chart:line">
            <chart:data-point chart:repeated="4"/>
          </chart:series>
          <chart:series chart:style-name="ch14" chart:values-cell-range-address="Sheet1.L18:Sheet1.L21" chart:label-cell-address="Sheet1.I18:Sheet1.I18" chart:class="chart:line">
            <chart:data-point chart:repeated="4"/>
          </chart:series>
          <chart:series chart:style-name="ch15" chart:values-cell-range-address="Sheet1.L22:Sheet1.L25" chart:label-cell-address="Sheet1.I22:Sheet1.I22" chart:class="chart:line">
            <chart:data-point chart:repeated="4"/>
          </chart:series>
          <chart:series chart:style-name="ch16" chart:values-cell-range-address="Sheet1.L26:Sheet1.L29" chart:label-cell-address="Sheet1.I26:Sheet1.I26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I2:Sheet1.I2</svg:desc>
                </draw:g>
              </table:table-cell>
              <table:table-cell office:value-type="string">
                <text:p>FunkSVD</text:p>
                <draw:g>
                  <svg:desc>Sheet1.I6:Sheet1.I6</svg:desc>
                </draw:g>
              </table:table-cell>
              <table:table-cell office:value-type="string">
                <text:p>ItemItem</text:p>
                <draw:g>
                  <svg:desc>Sheet1.I10:Sheet1.I10</svg:desc>
                </draw:g>
              </table:table-cell>
              <table:table-cell office:value-type="string">
                <text:p>Popularity</text:p>
                <draw:g>
                  <svg:desc>Sheet1.I14:Sheet1.I14</svg:desc>
                </draw:g>
              </table:table-cell>
              <table:table-cell office:value-type="string">
                <text:p>RandomPopularity</text:p>
                <draw:g>
                  <svg:desc>Sheet1.I18:Sheet1.I18</svg:desc>
                </draw:g>
              </table:table-cell>
              <table:table-cell office:value-type="string">
                <text:p>SeedRec</text:p>
                <draw:g>
                  <svg:desc>Sheet1.I22:Sheet1.I22</svg:desc>
                </draw:g>
              </table:table-cell>
              <table:table-cell office:value-type="string">
                <text:p>PosRec</text:p>
                <draw:g>
                  <svg:desc>Sheet1.I26:Sheet1.I26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J2:Sheet1.J5</svg:desc>
                </draw:g>
              </table:table-cell>
              <table:table-cell office:value-type="float" office:value="0.0965766361732843">
                <text:p>0.0965766361732843</text:p>
                <draw:g>
                  <svg:desc>Sheet1.L2:Sheet1.L5</svg:desc>
                </draw:g>
              </table:table-cell>
              <table:table-cell office:value-type="float" office:value="0.0512351699009942">
                <text:p>0.0512351699009942</text:p>
                <draw:g>
                  <svg:desc>Sheet1.L6:Sheet1.L9</svg:desc>
                </draw:g>
              </table:table-cell>
              <table:table-cell office:value-type="float" office:value="0.0530885544632771">
                <text:p>0.0530885544632771</text:p>
                <draw:g>
                  <svg:desc>Sheet1.L10:Sheet1.L13</svg:desc>
                </draw:g>
              </table:table-cell>
              <table:table-cell office:value-type="float" office:value="0.177142495222247">
                <text:p>0.177142495222247</text:p>
                <draw:g>
                  <svg:desc>Sheet1.L14:Sheet1.L17</svg:desc>
                </draw:g>
              </table:table-cell>
              <table:table-cell office:value-type="float" office:value="0.038207517728614">
                <text:p>0.038207517728614</text:p>
                <draw:g>
                  <svg:desc>Sheet1.L18:Sheet1.L21</svg:desc>
                </draw:g>
              </table:table-cell>
              <table:table-cell office:value-type="float" office:value="0.11441991635709">
                <text:p>0.11441991635709</text:p>
                <draw:g>
                  <svg:desc>Sheet1.L22:Sheet1.L25</svg:desc>
                </draw:g>
              </table:table-cell>
              <table:table-cell office:value-type="float" office:value="0.140511730251967">
                <text:p>0.140511730251967</text:p>
                <draw:g>
                  <svg:desc>Sheet1.L26:Sheet1.L29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812235622119171">
                <text:p>0.0812235622119171</text:p>
              </table:table-cell>
              <table:table-cell office:value-type="float" office:value="0.0478712045911187">
                <text:p>0.0478712045911187</text:p>
              </table:table-cell>
              <table:table-cell office:value-type="float" office:value="0.0582440708419356">
                <text:p>0.0582440708419356</text:p>
              </table:table-cell>
              <table:table-cell office:value-type="float" office:value="0.158928517251649">
                <text:p>0.158928517251649</text:p>
              </table:table-cell>
              <table:table-cell office:value-type="float" office:value="0.0363913809613913">
                <text:p>0.0363913809613913</text:p>
              </table:table-cell>
              <table:table-cell office:value-type="float" office:value="0.105374194534107">
                <text:p>0.105374194534107</text:p>
              </table:table-cell>
              <table:table-cell office:value-type="float" office:value="0.133366208196133">
                <text:p>0.13336620819613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621399898948742">
                <text:p>0.0621399898948742</text:p>
              </table:table-cell>
              <table:table-cell office:value-type="float" office:value="0.0531481285010874">
                <text:p>0.0531481285010874</text:p>
              </table:table-cell>
              <table:table-cell office:value-type="float" office:value="0.0564156921206641">
                <text:p>0.0564156921206641</text:p>
              </table:table-cell>
              <table:table-cell office:value-type="float" office:value="0.109283630314818">
                <text:p>0.109283630314818</text:p>
              </table:table-cell>
              <table:table-cell office:value-type="float" office:value="0.0359824796526117">
                <text:p>0.0359824796526117</text:p>
              </table:table-cell>
              <table:table-cell office:value-type="float" office:value="0.0908044571044352">
                <text:p>0.0908044571044352</text:p>
              </table:table-cell>
              <table:table-cell office:value-type="float" office:value="0.118418643021001">
                <text:p>0.11841864302100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30228489455072">
                <text:p>0.0530228489455072</text:p>
              </table:table-cell>
              <table:table-cell office:value-type="float" office:value="0.0472242389688316">
                <text:p>0.0472242389688316</text:p>
              </table:table-cell>
              <table:table-cell office:value-type="float" office:value="0.0523130084961171">
                <text:p>0.0523130084961171</text:p>
              </table:table-cell>
              <table:table-cell office:value-type="float" office:value="0.071705092487939">
                <text:p>0.071705092487939</text:p>
              </table:table-cell>
              <table:table-cell office:value-type="float" office:value="0.0362976007301542">
                <text:p>0.0362976007301542</text:p>
              </table:table-cell>
              <table:table-cell office:value-type="float" office:value="0.0814978936500915">
                <text:p>0.0814978936500915</text:p>
              </table:table-cell>
              <table:table-cell office:value-type="float" office:value="0.103688572041804">
                <text:p>0.10368857204180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024cm" svg:y="0.316cm" chart:style-name="ch2">
          <text:p>AggregateDiversity</text:p>
        </chart:title>
        <chart:legend chart:legend-position="end" svg:x="11.849cm" svg:y="2.71cm" style:legend-expansion="high" chart:style-name="ch3"/>
        <chart:plot-area chart:style-name="ch4" table:cell-range-address="Sheet1.J2:Sheet1.J5 Sheet1.I2:Sheet1.I2 Sheet1.N2:Sheet1.N29 Sheet1.I6:Sheet1.I6 Sheet1.I10:Sheet1.I10 Sheet1.I14:Sheet1.I14 Sheet1.I18:Sheet1.I18 Sheet1.I22:Sheet1.I22 Sheet1.I26:Sheet1.I26" chart:data-source-has-labels="both" svg:x="1.33cm" svg:y="1.275cm" svg:width="10.2cm" svg:height="6.57cm">
          <chartooo:coordinate-region svg:x="2.242cm" svg:y="1.474cm" svg:width="8.612cm" svg:height="5.724cm"/>
          <chart:axis chart:dimension="x" chart:name="primary-x" chart:style-name="ch5" chartooo:axis-type="auto">
            <chartooo:date-scale/>
            <chart:title svg:x="5.539cm" svg:y="8.025cm" chart:style-name="ch6">
              <text:p>Percentage</text:p>
            </chart:title>
            <chart:categories table:cell-range-address="Sheet1.J2:Sheet1.J5"/>
          </chart:axis>
          <chart:axis chart:dimension="y" chart:name="primary-y" chart:style-name="ch7">
            <chart:title svg:x="0.451cm" svg:y="5.993cm" chart:style-name="ch8">
              <text:p>AggregateDiversity</text:p>
            </chart:title>
            <chart:grid chart:style-name="ch9" chart:class="major"/>
          </chart:axis>
          <chart:series chart:style-name="ch10" chart:values-cell-range-address="Sheet1.N2:Sheet1.N5" chart:label-cell-address="Sheet1.I2:Sheet1.I2" chart:class="chart:line">
            <chart:data-point chart:repeated="4"/>
          </chart:series>
          <chart:series chart:style-name="ch11" chart:values-cell-range-address="Sheet1.N6:Sheet1.N9" chart:label-cell-address="Sheet1.I6:Sheet1.I6" chart:class="chart:line">
            <chart:data-point chart:repeated="4"/>
          </chart:series>
          <chart:series chart:style-name="ch12" chart:values-cell-range-address="Sheet1.N10:Sheet1.N13" chart:label-cell-address="Sheet1.I10:Sheet1.I10" chart:class="chart:line">
            <chart:data-point chart:repeated="4"/>
          </chart:series>
          <chart:series chart:style-name="ch13" chart:values-cell-range-address="Sheet1.N14:Sheet1.N17" chart:label-cell-address="Sheet1.I14:Sheet1.I14" chart:class="chart:line">
            <chart:data-point chart:repeated="4"/>
          </chart:series>
          <chart:series chart:style-name="ch14" chart:values-cell-range-address="Sheet1.N18:Sheet1.N21" chart:label-cell-address="Sheet1.I18:Sheet1.I18" chart:class="chart:line">
            <chart:data-point chart:repeated="4"/>
          </chart:series>
          <chart:series chart:style-name="ch15" chart:values-cell-range-address="Sheet1.N22:Sheet1.N25" chart:label-cell-address="Sheet1.I22:Sheet1.I22" chart:class="chart:line">
            <chart:data-point chart:repeated="4"/>
          </chart:series>
          <chart:series chart:style-name="ch16" chart:values-cell-range-address="Sheet1.N26:Sheet1.N29" chart:label-cell-address="Sheet1.I26:Sheet1.I26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I2:Sheet1.I2</svg:desc>
                </draw:g>
              </table:table-cell>
              <table:table-cell office:value-type="string">
                <text:p>FunkSVD</text:p>
                <draw:g>
                  <svg:desc>Sheet1.I6:Sheet1.I6</svg:desc>
                </draw:g>
              </table:table-cell>
              <table:table-cell office:value-type="string">
                <text:p>ItemItem</text:p>
                <draw:g>
                  <svg:desc>Sheet1.I10:Sheet1.I10</svg:desc>
                </draw:g>
              </table:table-cell>
              <table:table-cell office:value-type="string">
                <text:p>Popularity</text:p>
                <draw:g>
                  <svg:desc>Sheet1.I14:Sheet1.I14</svg:desc>
                </draw:g>
              </table:table-cell>
              <table:table-cell office:value-type="string">
                <text:p>RandomPopularity</text:p>
                <draw:g>
                  <svg:desc>Sheet1.I18:Sheet1.I18</svg:desc>
                </draw:g>
              </table:table-cell>
              <table:table-cell office:value-type="string">
                <text:p>SeedRec</text:p>
                <draw:g>
                  <svg:desc>Sheet1.I22:Sheet1.I22</svg:desc>
                </draw:g>
              </table:table-cell>
              <table:table-cell office:value-type="string">
                <text:p>PosRec</text:p>
                <draw:g>
                  <svg:desc>Sheet1.I26:Sheet1.I26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J2:Sheet1.J5</svg:desc>
                </draw:g>
              </table:table-cell>
              <table:table-cell office:value-type="float" office:value="0.00382857142857143">
                <text:p>0.00382857142857143</text:p>
                <draw:g>
                  <svg:desc>Sheet1.N2:Sheet1.N5</svg:desc>
                </draw:g>
              </table:table-cell>
              <table:table-cell office:value-type="float" office:value="0.00305714285714286">
                <text:p>0.00305714285714286</text:p>
                <draw:g>
                  <svg:desc>Sheet1.N6:Sheet1.N9</svg:desc>
                </draw:g>
              </table:table-cell>
              <table:table-cell office:value-type="float" office:value="0.00831428571428572">
                <text:p>0.00831428571428572</text:p>
                <draw:g>
                  <svg:desc>Sheet1.N10:Sheet1.N13</svg:desc>
                </draw:g>
              </table:table-cell>
              <table:table-cell office:value-type="float" office:value="0.00494285714285715">
                <text:p>0.00494285714285715</text:p>
                <draw:g>
                  <svg:desc>Sheet1.N14:Sheet1.N17</svg:desc>
                </draw:g>
              </table:table-cell>
              <table:table-cell office:value-type="float" office:value="0.00545714285714286">
                <text:p>0.00545714285714286</text:p>
                <draw:g>
                  <svg:desc>Sheet1.N18:Sheet1.N21</svg:desc>
                </draw:g>
              </table:table-cell>
              <table:table-cell office:value-type="float" office:value="0.0376285714285714">
                <text:p>0.0376285714285714</text:p>
                <draw:g>
                  <svg:desc>Sheet1.N22:Sheet1.N25</svg:desc>
                </draw:g>
              </table:table-cell>
              <table:table-cell office:value-type="float" office:value="0.0565428571428571">
                <text:p>0.0565428571428571</text:p>
                <draw:g>
                  <svg:desc>Sheet1.N26:Sheet1.N29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0417142857142857">
                <text:p>0.00417142857142857</text:p>
              </table:table-cell>
              <table:table-cell office:value-type="float" office:value="0.00377142857142857">
                <text:p>0.00377142857142857</text:p>
              </table:table-cell>
              <table:table-cell office:value-type="float" office:value="0.0212571428571429">
                <text:p>0.0212571428571429</text:p>
              </table:table-cell>
              <table:table-cell office:value-type="float" office:value="0.00525714285714286">
                <text:p>0.00525714285714286</text:p>
              </table:table-cell>
              <table:table-cell office:value-type="float" office:value="0.0130285714285714">
                <text:p>0.0130285714285714</text:p>
              </table:table-cell>
              <table:table-cell office:value-type="float" office:value="0.0667142857142857">
                <text:p>0.0667142857142857</text:p>
              </table:table-cell>
              <table:table-cell office:value-type="float" office:value="0.0988571428571428">
                <text:p>0.098857142857142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0431428571428572">
                <text:p>0.00431428571428572</text:p>
              </table:table-cell>
              <table:table-cell office:value-type="float" office:value="0.00422857142857143">
                <text:p>0.00422857142857143</text:p>
              </table:table-cell>
              <table:table-cell office:value-type="float" office:value="0.0307142857142857">
                <text:p>0.0307142857142857</text:p>
              </table:table-cell>
              <table:table-cell office:value-type="float" office:value="0.00514285714285714">
                <text:p>0.00514285714285714</text:p>
              </table:table-cell>
              <table:table-cell office:value-type="float" office:value="0.0194">
                <text:p>0.0194</text:p>
              </table:table-cell>
              <table:table-cell office:value-type="float" office:value="0.0915142857142858">
                <text:p>0.0915142857142858</text:p>
              </table:table-cell>
              <table:table-cell office:value-type="float" office:value="0.131571428571428">
                <text:p>0.13157142857142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425714285714286">
                <text:p>0.00425714285714286</text:p>
              </table:table-cell>
              <table:table-cell office:value-type="float" office:value="0.00385714285714286">
                <text:p>0.00385714285714286</text:p>
              </table:table-cell>
              <table:table-cell office:value-type="float" office:value="0.0370571428571428">
                <text:p>0.0370571428571428</text:p>
              </table:table-cell>
              <table:table-cell office:value-type="float" office:value="0.00511428571428572">
                <text:p>0.00511428571428572</text:p>
              </table:table-cell>
              <table:table-cell office:value-type="float" office:value="0.0242857142857143">
                <text:p>0.0242857142857143</text:p>
              </table:table-cell>
              <table:table-cell office:value-type="float" office:value="0.103685714285714">
                <text:p>0.103685714285714</text:p>
              </table:table-cell>
              <table:table-cell office:value-type="float" office:value="0.146285714285714">
                <text:p>0.14628571428571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642cm" svg:height="12.538cm" xlink:href=".." xlink:type="simple" chart:class="chart:line" chart:style-name="ch1">
        <chart:title svg:x="9.203cm" svg:y="0.386cm" chart:style-name="ch2">
          <text:p>F-Measure@10</text:p>
        </chart:title>
        <chart:legend chart:legend-position="end" svg:x="17.493cm" svg:y="4.476cm" style:legend-expansion="high" chart:style-name="ch3"/>
        <chart:plot-area chart:style-name="ch4" table:cell-range-address="Sheet1.C2:Sheet1.C5 Sheet1.B2:Sheet1.B2 Sheet1.F2:Sheet1.F29 Sheet1.B6:Sheet1.B6 Sheet1.B10:Sheet1.B10 Sheet1.B14:Sheet1.B14 Sheet1.B18:Sheet1.B18 Sheet1.B22:Sheet1.B22 Sheet1.B26:Sheet1.B26" chart:data-source-has-labels="both" svg:x="1.443cm" svg:y="1.415cm" svg:width="15.618cm" svg:height="9.892cm">
          <chartooo:coordinate-region svg:x="2.355cm" svg:y="1.614cm" svg:width="14.03cm" svg:height="9.046cm"/>
          <chart:axis chart:dimension="x" chart:name="primary-x" chart:style-name="ch5" chartooo:axis-type="auto">
            <chartooo:date-scale/>
            <chart:title svg:x="8.361cm" svg:y="11.557cm" chart:style-name="ch6">
              <text:p>Percentage</text:p>
            </chart:title>
            <chart:categories table:cell-range-address="Sheet1.C2:Sheet1.C5"/>
          </chart:axis>
          <chart:axis chart:dimension="y" chart:name="primary-y" chart:style-name="ch7">
            <chart:title svg:x="0.451cm" svg:y="7.199cm" chart:style-name="ch8">
              <text:p>F-Measure</text:p>
            </chart:title>
            <chart:grid chart:style-name="ch9" chart:class="major"/>
          </chart:axis>
          <chart:series chart:style-name="ch10" chart:values-cell-range-address="Sheet1.F2:Sheet1.F5" chart:label-cell-address="Sheet1.B2:Sheet1.B2" chart:class="chart:line">
            <chart:data-point chart:repeated="4"/>
          </chart:series>
          <chart:series chart:style-name="ch11" chart:values-cell-range-address="Sheet1.F6:Sheet1.F9" chart:label-cell-address="Sheet1.B6:Sheet1.B6" chart:class="chart:line">
            <chart:data-point chart:repeated="4"/>
          </chart:series>
          <chart:series chart:style-name="ch12" chart:values-cell-range-address="Sheet1.F10:Sheet1.F13" chart:label-cell-address="Sheet1.B10:Sheet1.B10" chart:class="chart:line">
            <chart:data-point chart:repeated="4"/>
          </chart:series>
          <chart:series chart:style-name="ch13" chart:values-cell-range-address="Sheet1.F14:Sheet1.F17" chart:label-cell-address="Sheet1.B14:Sheet1.B14" chart:class="chart:line">
            <chart:data-point chart:repeated="4"/>
          </chart:series>
          <chart:series chart:style-name="ch14" chart:values-cell-range-address="Sheet1.F18:Sheet1.F21" chart:label-cell-address="Sheet1.B18:Sheet1.B18" chart:class="chart:line">
            <chart:data-point chart:repeated="4"/>
          </chart:series>
          <chart:series chart:style-name="ch15" chart:values-cell-range-address="Sheet1.F22:Sheet1.F25" chart:label-cell-address="Sheet1.B22:Sheet1.B22" chart:class="chart:line">
            <chart:data-point chart:repeated="4"/>
          </chart:series>
          <chart:series chart:style-name="ch16" chart:values-cell-range-address="Sheet1.F26:Sheet1.F29" chart:label-cell-address="Sheet1.B26:Sheet1.B26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2:Sheet1.B2</svg:desc>
                </draw:g>
              </table:table-cell>
              <table:table-cell office:value-type="string">
                <text:p>FunkSVD</text:p>
                <draw:g>
                  <svg:desc>Sheet1.B6:Sheet1.B6</svg:desc>
                </draw:g>
              </table:table-cell>
              <table:table-cell office:value-type="string">
                <text:p>ItemItem</text:p>
                <draw:g>
                  <svg:desc>Sheet1.B10:Sheet1.B10</svg:desc>
                </draw:g>
              </table:table-cell>
              <table:table-cell office:value-type="string">
                <text:p>Popularity</text:p>
                <draw:g>
                  <svg:desc>Sheet1.B14:Sheet1.B14</svg:desc>
                </draw:g>
              </table:table-cell>
              <table:table-cell office:value-type="string">
                <text:p>RandomPopularity</text:p>
                <draw:g>
                  <svg:desc>Sheet1.B18:Sheet1.B18</svg:desc>
                </draw:g>
              </table:table-cell>
              <table:table-cell office:value-type="string">
                <text:p>SeedRec</text:p>
                <draw:g>
                  <svg:desc>Sheet1.B22:Sheet1.B22</svg:desc>
                </draw:g>
              </table:table-cell>
              <table:table-cell office:value-type="string">
                <text:p>PosRec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2:Sheet1.C5</svg:desc>
                </draw:g>
              </table:table-cell>
              <table:table-cell office:value-type="float" office:value="0.0665238618145167">
                <text:p>0.0665238618145167</text:p>
                <draw:g>
                  <svg:desc>Sheet1.F2:Sheet1.F5</svg:desc>
                </draw:g>
              </table:table-cell>
              <table:table-cell office:value-type="float" office:value="0.0571891229628567">
                <text:p>0.0571891229628567</text:p>
                <draw:g>
                  <svg:desc>Sheet1.F6:Sheet1.F9</svg:desc>
                </draw:g>
              </table:table-cell>
              <table:table-cell office:value-type="float" office:value="0.0585291062593187">
                <text:p>0.0585291062593187</text:p>
                <draw:g>
                  <svg:desc>Sheet1.F10:Sheet1.F13</svg:desc>
                </draw:g>
              </table:table-cell>
              <table:table-cell office:value-type="float" office:value="0.146232363201188">
                <text:p>0.146232363201188</text:p>
                <draw:g>
                  <svg:desc>Sheet1.F14:Sheet1.F17</svg:desc>
                </draw:g>
              </table:table-cell>
              <table:table-cell office:value-type="float" office:value="0.0523036274764073">
                <text:p>0.0523036274764073</text:p>
                <draw:g>
                  <svg:desc>Sheet1.F18:Sheet1.F21</svg:desc>
                </draw:g>
              </table:table-cell>
              <table:table-cell office:value-type="float" office:value="0.0962652483469365">
                <text:p>0.0962652483469365</text:p>
                <draw:g>
                  <svg:desc>Sheet1.F22:Sheet1.F25</svg:desc>
                </draw:g>
              </table:table-cell>
              <table:table-cell office:value-type="float" office:value="0.108760039651064">
                <text:p>0.108760039651064</text:p>
                <draw:g>
                  <svg:desc>Sheet1.F26:Sheet1.F29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551114739861866">
                <text:p>0.0551114739861866</text:p>
              </table:table-cell>
              <table:table-cell office:value-type="float" office:value="0.0655463096023521">
                <text:p>0.0655463096023521</text:p>
              </table:table-cell>
              <table:table-cell office:value-type="float" office:value="0.0672450702667226">
                <text:p>0.0672450702667226</text:p>
              </table:table-cell>
              <table:table-cell office:value-type="float" office:value="0.140893675876175">
                <text:p>0.140893675876175</text:p>
              </table:table-cell>
              <table:table-cell office:value-type="float" office:value="0.0500074435650528">
                <text:p>0.0500074435650528</text:p>
              </table:table-cell>
              <table:table-cell office:value-type="float" office:value="0.0858317933438623">
                <text:p>0.0858317933438623</text:p>
              </table:table-cell>
              <table:table-cell office:value-type="float" office:value="0.104155074517293">
                <text:p>0.10415507451729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57420691485947">
                <text:p>0.057420691485947</text:p>
              </table:table-cell>
              <table:table-cell office:value-type="float" office:value="0.0685085693919085">
                <text:p>0.0685085693919085</text:p>
              </table:table-cell>
              <table:table-cell office:value-type="float" office:value="0.069168889115536">
                <text:p>0.069168889115536</text:p>
              </table:table-cell>
              <table:table-cell office:value-type="float" office:value="0.0892368612402551">
                <text:p>0.0892368612402551</text:p>
              </table:table-cell>
              <table:table-cell office:value-type="float" office:value="0.0504099250439509">
                <text:p>0.0504099250439509</text:p>
              </table:table-cell>
              <table:table-cell office:value-type="float" office:value="0.0793485750926845">
                <text:p>0.0793485750926845</text:p>
              </table:table-cell>
              <table:table-cell office:value-type="float" office:value="0.0979809269237149">
                <text:p>0.097980926923714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65975811275842">
                <text:p>0.0565975811275842</text:p>
              </table:table-cell>
              <table:table-cell office:value-type="float" office:value="0.0679376857322903">
                <text:p>0.0679376857322903</text:p>
              </table:table-cell>
              <table:table-cell office:value-type="float" office:value="0.0623226868686273">
                <text:p>0.0623226868686273</text:p>
              </table:table-cell>
              <table:table-cell office:value-type="float" office:value="0.0661715923530043">
                <text:p>0.0661715923530043</text:p>
              </table:table-cell>
              <table:table-cell office:value-type="float" office:value="0.0491829914852234">
                <text:p>0.0491829914852234</text:p>
              </table:table-cell>
              <table:table-cell office:value-type="float" office:value="0.0789241204229023">
                <text:p>0.0789241204229023</text:p>
              </table:table-cell>
              <table:table-cell office:value-type="float" office:value="0.0923774476767999">
                <text:p>0.0923774476767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86cm" svg:height="12.75cm" xlink:href=".." xlink:type="simple" chart:class="chart:line" chart:style-name="ch1">
        <chart:title svg:x="8.771cm" svg:y="0.391cm" chart:style-name="ch2">
          <text:p>Precision@20</text:p>
        </chart:title>
        <chart:legend chart:legend-position="end" svg:x="16.337cm" svg:y="4.582cm" style:legend-expansion="high" chart:style-name="ch3"/>
        <chart:plot-area chart:style-name="ch4" table:cell-range-address="Sheet1.C30:Sheet1.D33 Sheet1.B30:Sheet1.B30 Sheet1.B34:Sheet1.B34 Sheet1.D34:Sheet1.D57 Sheet1.B38:Sheet1.B38 Sheet1.B42:Sheet1.B42 Sheet1.B46:Sheet1.B46 Sheet1.B50:Sheet1.B50 Sheet1.B57:Sheet1.B57" chart:data-source-has-labels="both" svg:x="0.929cm" svg:y="2.582cm" svg:width="15.311cm" svg:height="9.38cm">
          <chartooo:coordinate-region svg:x="1.841cm" svg:y="2.781cm" svg:width="13.723cm" svg:height="8.534cm"/>
          <chart:axis chart:dimension="x" chart:name="primary-x" chart:style-name="ch5" chartooo:axis-type="auto">
            <chartooo:date-scale/>
            <chart:title svg:x="7.693cm" svg:y="12.19cm" chart:style-name="ch6">
              <text:p>Percentage</text:p>
            </chart:title>
            <chart:categories table:cell-range-address="Sheet1.C30:Sheet1.C33"/>
          </chart:axis>
          <chart:axis chart:dimension="y" chart:name="primary-y" chart:style-name="ch7">
            <chart:title svg:x="0cm" svg:y="8.004cm" chart:style-name="ch8">
              <text:p>Precision</text:p>
            </chart:title>
            <chart:grid chart:style-name="ch9" chart:class="major"/>
          </chart:axis>
          <chart:series chart:style-name="ch10" chart:values-cell-range-address="Sheet1.D30:Sheet1.D33" chart:label-cell-address="Sheet1.B30:Sheet1.B30" chart:class="chart:line">
            <chart:data-point chart:repeated="4"/>
          </chart:series>
          <chart:series chart:style-name="ch11" chart:values-cell-range-address="Sheet1.D34:Sheet1.D37" chart:label-cell-address="Sheet1.B34:Sheet1.B34" chart:class="chart:line">
            <chart:data-point chart:repeated="4"/>
          </chart:series>
          <chart:series chart:style-name="ch12" chart:values-cell-range-address="Sheet1.D38:Sheet1.D41" chart:label-cell-address="Sheet1.B38:Sheet1.B38" chart:class="chart:line">
            <chart:data-point chart:repeated="4"/>
          </chart:series>
          <chart:series chart:style-name="ch13" chart:values-cell-range-address="Sheet1.D42:Sheet1.D45" chart:label-cell-address="Sheet1.B42:Sheet1.B42" chart:class="chart:line">
            <chart:data-point chart:repeated="4"/>
          </chart:series>
          <chart:series chart:style-name="ch14" chart:values-cell-range-address="Sheet1.D46:Sheet1.D49" chart:label-cell-address="Sheet1.B46:Sheet1.B46" chart:class="chart:line">
            <chart:data-point chart:repeated="4"/>
          </chart:series>
          <chart:series chart:style-name="ch15" chart:values-cell-range-address="Sheet1.D50:Sheet1.D53" chart:label-cell-address="Sheet1.B50:Sheet1.B50" chart:class="chart:line">
            <chart:data-point chart:repeated="4"/>
          </chart:series>
          <chart:series chart:style-name="ch16" chart:values-cell-range-address="Sheet1.D54:Sheet1.D57" chart:label-cell-address="Sheet1.B57:Sheet1.B57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30:Sheet1.B30</svg:desc>
                </draw:g>
              </table:table-cell>
              <table:table-cell office:value-type="string">
                <text:p>FunkSVD</text:p>
                <draw:g>
                  <svg:desc>Sheet1.B34:Sheet1.B34</svg:desc>
                </draw:g>
              </table:table-cell>
              <table:table-cell office:value-type="string">
                <text:p>ItemItem</text:p>
                <draw:g>
                  <svg:desc>Sheet1.B38:Sheet1.B38</svg:desc>
                </draw:g>
              </table:table-cell>
              <table:table-cell office:value-type="string">
                <text:p>Popularity</text:p>
                <draw:g>
                  <svg:desc>Sheet1.B42:Sheet1.B42</svg:desc>
                </draw:g>
              </table:table-cell>
              <table:table-cell office:value-type="string">
                <text:p>RandomPopularity</text:p>
                <draw:g>
                  <svg:desc>Sheet1.B46:Sheet1.B46</svg:desc>
                </draw:g>
              </table:table-cell>
              <table:table-cell office:value-type="string">
                <text:p>SeedRec</text:p>
                <draw:g>
                  <svg:desc>Sheet1.B50:Sheet1.B50</svg:desc>
                </draw:g>
              </table:table-cell>
              <table:table-cell office:value-type="string">
                <text:p>PosRec</text:p>
                <draw:g>
                  <svg:desc>Sheet1.B57:Sheet1.B57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30:Sheet1.C33</svg:desc>
                </draw:g>
              </table:table-cell>
              <table:table-cell office:value-type="float" office:value="0.0833333333333335">
                <text:p>0.0833333333333335</text:p>
                <draw:g>
                  <svg:desc>Sheet1.D30:Sheet1.D33</svg:desc>
                </draw:g>
              </table:table-cell>
              <table:table-cell office:value-type="float" office:value="0.0578947368421053">
                <text:p>0.0578947368421053</text:p>
                <draw:g>
                  <svg:desc>Sheet1.D34:Sheet1.D37</svg:desc>
                </draw:g>
              </table:table-cell>
              <table:table-cell office:value-type="float" office:value="0.0796875">
                <text:p>0.0796875</text:p>
                <draw:g>
                  <svg:desc>Sheet1.D38:Sheet1.D41</svg:desc>
                </draw:g>
              </table:table-cell>
              <table:table-cell office:value-type="float" office:value="0.236851211072664">
                <text:p>0.236851211072664</text:p>
                <draw:g>
                  <svg:desc>Sheet1.D42:Sheet1.D45</svg:desc>
                </draw:g>
              </table:table-cell>
              <table:table-cell office:value-type="float" office:value="0.053956834532374">
                <text:p>0.053956834532374</text:p>
                <draw:g>
                  <svg:desc>Sheet1.D46:Sheet1.D49</svg:desc>
                </draw:g>
              </table:table-cell>
              <table:table-cell office:value-type="float" office:value="0.126071428571429">
                <text:p>0.126071428571429</text:p>
                <draw:g>
                  <svg:desc>Sheet1.D50:Sheet1.D53</svg:desc>
                </draw:g>
              </table:table-cell>
              <table:table-cell office:value-type="float" office:value="0.146206896551724">
                <text:p>0.146206896551724</text:p>
                <draw:g>
                  <svg:desc>Sheet1.D54:Sheet1.D5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743127147766323">
                <text:p>0.0743127147766323</text:p>
              </table:table-cell>
              <table:table-cell office:value-type="float" office:value="0.0553333333333333">
                <text:p>0.0553333333333333</text:p>
              </table:table-cell>
              <table:table-cell office:value-type="float" office:value="0.0787735849056603">
                <text:p>0.0787735849056603</text:p>
              </table:table-cell>
              <table:table-cell office:value-type="float" office:value="0.188872832369942">
                <text:p>0.188872832369942</text:p>
              </table:table-cell>
              <table:table-cell office:value-type="float" office:value="0.053968253968254">
                <text:p>0.053968253968254</text:p>
              </table:table-cell>
              <table:table-cell office:value-type="float" office:value="0.113859910581222">
                <text:p>0.113859910581222</text:p>
              </table:table-cell>
              <table:table-cell office:value-type="float" office:value="0.134609826589595">
                <text:p>0.13460982658959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76175548589342">
                <text:p>0.076175548589342</text:p>
              </table:table-cell>
              <table:table-cell office:value-type="float" office:value="0.0630952380952384">
                <text:p>0.0630952380952384</text:p>
              </table:table-cell>
              <table:table-cell office:value-type="float" office:value="0.0736111111111113">
                <text:p>0.0736111111111113</text:p>
              </table:table-cell>
              <table:table-cell office:value-type="float" office:value="0.138478260869565">
                <text:p>0.138478260869565</text:p>
              </table:table-cell>
              <table:table-cell office:value-type="float" office:value="0.0531055900621117">
                <text:p>0.0531055900621117</text:p>
              </table:table-cell>
              <table:table-cell office:value-type="float" office:value="0.0856605800214814">
                <text:p>0.0856605800214814</text:p>
              </table:table-cell>
              <table:table-cell office:value-type="float" office:value="0.115904669260699">
                <text:p>0.1159046692606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762422360248451">
                <text:p>0.0762422360248451</text:p>
              </table:table-cell>
              <table:table-cell office:value-type="float" office:value="0.0586567164179107">
                <text:p>0.0586567164179107</text:p>
              </table:table-cell>
              <table:table-cell office:value-type="float" office:value="0.0690277777777781">
                <text:p>0.0690277777777781</text:p>
              </table:table-cell>
              <table:table-cell office:value-type="float" office:value="0.109670329670329">
                <text:p>0.109670329670329</text:p>
              </table:table-cell>
              <table:table-cell office:value-type="float" office:value="0.053494623655914">
                <text:p>0.053494623655914</text:p>
              </table:table-cell>
              <table:table-cell office:value-type="float" office:value="0.0847114556416869">
                <text:p>0.0847114556416869</text:p>
              </table:table-cell>
              <table:table-cell office:value-type="float" office:value="0.112408462164361">
                <text:p>0.1124084621643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12cm" svg:height="12.724cm" xlink:href=".." xlink:type="simple" chart:class="chart:line" chart:style-name="ch1">
        <chart:title svg:x="9.392cm" svg:y="0.39cm" chart:style-name="ch2">
          <text:p>Recall@20</text:p>
        </chart:title>
        <chart:legend chart:legend-position="end" svg:x="16.971cm" svg:y="4.569cm" style:legend-expansion="high" chart:style-name="ch3"/>
        <chart:plot-area chart:style-name="ch4" table:cell-range-address="Sheet1.C30:Sheet1.C33 Sheet1.B30:Sheet1.B30 Sheet1.E30:Sheet1.E57 Sheet1.B34:Sheet1.B34 Sheet1.B38:Sheet1.B38 Sheet1.B42:Sheet1.B42 Sheet1.B46:Sheet1.B46 Sheet1.B50:Sheet1.B50 Sheet1.B54:Sheet1.B54" chart:data-source-has-labels="both" svg:x="1.433cm" svg:y="1.423cm" svg:width="15.116cm" svg:height="10.066cm">
          <chartooo:coordinate-region svg:x="2.345cm" svg:y="1.622cm" svg:width="13.528cm" svg:height="9.22cm"/>
          <chart:axis chart:dimension="x" chart:name="primary-x" chart:style-name="ch5" chartooo:axis-type="auto">
            <chartooo:date-scale/>
            <chart:title svg:x="8.1cm" svg:y="11.743cm" chart:style-name="ch6">
              <text:p>Percentage</text:p>
            </chart:title>
            <chart:categories table:cell-range-address="Sheet1.C30:Sheet1.C33"/>
          </chart:axis>
          <chart:axis chart:dimension="y" chart:name="primary-y" chart:style-name="ch7">
            <chart:title svg:x="0.451cm" svg:y="6.976cm" chart:style-name="ch8">
              <text:p>Recall</text:p>
            </chart:title>
            <chart:grid chart:style-name="ch9" chart:class="major"/>
          </chart:axis>
          <chart:series chart:style-name="ch10" chart:values-cell-range-address="Sheet1.E30:Sheet1.E33" chart:label-cell-address="Sheet1.B30:Sheet1.B30" chart:class="chart:line">
            <chart:data-point chart:repeated="4"/>
          </chart:series>
          <chart:series chart:style-name="ch11" chart:values-cell-range-address="Sheet1.E34:Sheet1.E37" chart:label-cell-address="Sheet1.B34:Sheet1.B34" chart:class="chart:line">
            <chart:data-point chart:repeated="4"/>
          </chart:series>
          <chart:series chart:style-name="ch12" chart:values-cell-range-address="Sheet1.E38:Sheet1.E41" chart:label-cell-address="Sheet1.B38:Sheet1.B38" chart:class="chart:line">
            <chart:data-point chart:repeated="4"/>
          </chart:series>
          <chart:series chart:style-name="ch13" chart:values-cell-range-address="Sheet1.E42:Sheet1.E45" chart:label-cell-address="Sheet1.B42:Sheet1.B42" chart:class="chart:line">
            <chart:data-point chart:repeated="4"/>
          </chart:series>
          <chart:series chart:style-name="ch14" chart:values-cell-range-address="Sheet1.E46:Sheet1.E49" chart:label-cell-address="Sheet1.B46:Sheet1.B46" chart:class="chart:line">
            <chart:data-point chart:repeated="4"/>
          </chart:series>
          <chart:series chart:style-name="ch15" chart:values-cell-range-address="Sheet1.E50:Sheet1.E53" chart:label-cell-address="Sheet1.B50:Sheet1.B50" chart:class="chart:line">
            <chart:data-point chart:repeated="4"/>
          </chart:series>
          <chart:series chart:style-name="ch16" chart:values-cell-range-address="Sheet1.E54:Sheet1.E57" chart:label-cell-address="Sheet1.B54:Sheet1.B54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30:Sheet1.B30</svg:desc>
                </draw:g>
              </table:table-cell>
              <table:table-cell office:value-type="string">
                <text:p>FunkSVD</text:p>
                <draw:g>
                  <svg:desc>Sheet1.B34:Sheet1.B34</svg:desc>
                </draw:g>
              </table:table-cell>
              <table:table-cell office:value-type="string">
                <text:p>ItemItem</text:p>
                <draw:g>
                  <svg:desc>Sheet1.B38:Sheet1.B38</svg:desc>
                </draw:g>
              </table:table-cell>
              <table:table-cell office:value-type="string">
                <text:p>Popularity</text:p>
                <draw:g>
                  <svg:desc>Sheet1.B42:Sheet1.B42</svg:desc>
                </draw:g>
              </table:table-cell>
              <table:table-cell office:value-type="string">
                <text:p>RandomPopularity</text:p>
                <draw:g>
                  <svg:desc>Sheet1.B46:Sheet1.B46</svg:desc>
                </draw:g>
              </table:table-cell>
              <table:table-cell office:value-type="string">
                <text:p>SeedRec</text:p>
                <draw:g>
                  <svg:desc>Sheet1.B50:Sheet1.B50</svg:desc>
                </draw:g>
              </table:table-cell>
              <table:table-cell office:value-type="string">
                <text:p>PosRec</text:p>
                <draw:g>
                  <svg:desc>Sheet1.B54:Sheet1.B54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30:Sheet1.C33</svg:desc>
                </draw:g>
              </table:table-cell>
              <table:table-cell office:value-type="float" office:value="0.0593526280021685">
                <text:p>0.0593526280021685</text:p>
                <draw:g>
                  <svg:desc>Sheet1.E30:Sheet1.E33</svg:desc>
                </draw:g>
              </table:table-cell>
              <table:table-cell office:value-type="float" office:value="0.076183766813757">
                <text:p>0.076183766813757</text:p>
                <draw:g>
                  <svg:desc>Sheet1.E34:Sheet1.E37</svg:desc>
                </draw:g>
              </table:table-cell>
              <table:table-cell office:value-type="float" office:value="0.0463232847213512">
                <text:p>0.0463232847213512</text:p>
                <draw:g>
                  <svg:desc>Sheet1.E38:Sheet1.E41</svg:desc>
                </draw:g>
              </table:table-cell>
              <table:table-cell office:value-type="float" office:value="0.156876207597136">
                <text:p>0.156876207597136</text:p>
                <draw:g>
                  <svg:desc>Sheet1.E42:Sheet1.E45</svg:desc>
                </draw:g>
              </table:table-cell>
              <table:table-cell office:value-type="float" office:value="0.035459432615409">
                <text:p>0.035459432615409</text:p>
                <draw:g>
                  <svg:desc>Sheet1.E46:Sheet1.E49</svg:desc>
                </draw:g>
              </table:table-cell>
              <table:table-cell office:value-type="float" office:value="0.0914763340373001">
                <text:p>0.0914763340373001</text:p>
                <draw:g>
                  <svg:desc>Sheet1.E50:Sheet1.E53</svg:desc>
                </draw:g>
              </table:table-cell>
              <table:table-cell office:value-type="float" office:value="0.109543615069365">
                <text:p>0.109543615069365</text:p>
                <draw:g>
                  <svg:desc>Sheet1.E54:Sheet1.E5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526724780795461">
                <text:p>0.0526724780795461</text:p>
              </table:table-cell>
              <table:table-cell office:value-type="float" office:value="0.0463724857299077">
                <text:p>0.0463724857299077</text:p>
              </table:table-cell>
              <table:table-cell office:value-type="float" office:value="0.054925760430743">
                <text:p>0.054925760430743</text:p>
              </table:table-cell>
              <table:table-cell office:value-type="float" office:value="0.125484170188945">
                <text:p>0.125484170188945</text:p>
              </table:table-cell>
              <table:table-cell office:value-type="float" office:value="0.0344620475499629">
                <text:p>0.0344620475499629</text:p>
              </table:table-cell>
              <table:table-cell office:value-type="float" office:value="0.0864780612462457">
                <text:p>0.0864780612462457</text:p>
              </table:table-cell>
              <table:table-cell office:value-type="float" office:value="0.10381657086668">
                <text:p>0.1038165708666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435800448439965">
                <text:p>0.0435800448439965</text:p>
              </table:table-cell>
              <table:table-cell office:value-type="float" office:value="0.0516257789258508">
                <text:p>0.0516257789258508</text:p>
              </table:table-cell>
              <table:table-cell office:value-type="float" office:value="0.0507619627284765">
                <text:p>0.0507619627284765</text:p>
              </table:table-cell>
              <table:table-cell office:value-type="float" office:value="0.0878880753366512">
                <text:p>0.0878880753366512</text:p>
              </table:table-cell>
              <table:table-cell office:value-type="float" office:value="0.0333464949964924">
                <text:p>0.0333464949964924</text:p>
              </table:table-cell>
              <table:table-cell office:value-type="float" office:value="0.0660672217270689">
                <text:p>0.0660672217270689</text:p>
              </table:table-cell>
              <table:table-cell office:value-type="float" office:value="0.0899450212044903">
                <text:p>0.089945021204490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459600608116463">
                <text:p>0.0459600608116463</text:p>
              </table:table-cell>
              <table:table-cell office:value-type="float" office:value="0.0480938677150841">
                <text:p>0.0480938677150841</text:p>
              </table:table-cell>
              <table:table-cell office:value-type="float" office:value="0.0490162528501068">
                <text:p>0.0490162528501068</text:p>
              </table:table-cell>
              <table:table-cell office:value-type="float" office:value="0.0659659073346293">
                <text:p>0.0659659073346293</text:p>
              </table:table-cell>
              <table:table-cell office:value-type="float" office:value="0.0357262529216919">
                <text:p>0.0357262529216919</text:p>
              </table:table-cell>
              <table:table-cell office:value-type="float" office:value="0.0673367043908406">
                <text:p>0.0673367043908406</text:p>
              </table:table-cell>
              <table:table-cell office:value-type="float" office:value="0.0884888275780545">
                <text:p>0.08848882757805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422cm" svg:height="12.219cm" xlink:href=".." xlink:type="simple" chart:class="chart:line" chart:style-name="ch1">
        <chart:title svg:x="9.093cm" svg:y="0.38cm" chart:style-name="ch2">
          <text:p>F-Measure@20</text:p>
        </chart:title>
        <chart:legend chart:legend-position="end" svg:x="17.273cm" svg:y="4.316cm" style:legend-expansion="high" chart:style-name="ch3"/>
        <chart:plot-area chart:style-name="ch4" table:cell-range-address="Sheet1.C30:Sheet1.C33 Sheet1.B30:Sheet1.B30 Sheet1.F30:Sheet1.F57 Sheet1.B34:Sheet1.B34 Sheet1.B38:Sheet1.B38 Sheet1.B42:Sheet1.B42 Sheet1.B46:Sheet1.B46 Sheet1.B50:Sheet1.B50 Sheet1.B54:Sheet1.B54" chart:data-source-has-labels="both" svg:x="1.439cm" svg:y="1.403cm" svg:width="15.406cm" svg:height="9.591cm">
          <chartooo:coordinate-region svg:x="2.351cm" svg:y="1.602cm" svg:width="13.818cm" svg:height="8.745cm"/>
          <chart:axis chart:dimension="x" chart:name="primary-x" chart:style-name="ch5" chartooo:axis-type="auto">
            <chartooo:date-scale/>
            <chart:title svg:x="8.251cm" svg:y="11.238cm" chart:style-name="ch6">
              <text:p>Percentage</text:p>
            </chart:title>
            <chart:categories table:cell-range-address="Sheet1.C30:Sheet1.C33"/>
          </chart:axis>
          <chart:axis chart:dimension="y" chart:name="primary-y" chart:style-name="ch7">
            <chart:title svg:x="0.451cm" svg:y="7.036cm" chart:style-name="ch8">
              <text:p>F-Measure</text:p>
            </chart:title>
            <chart:grid chart:style-name="ch9" chart:class="major"/>
          </chart:axis>
          <chart:series chart:style-name="ch10" chart:values-cell-range-address="Sheet1.F30:Sheet1.F33" chart:label-cell-address="Sheet1.B30:Sheet1.B30" chart:class="chart:line">
            <chart:data-point chart:repeated="4"/>
          </chart:series>
          <chart:series chart:style-name="ch11" chart:values-cell-range-address="Sheet1.F34:Sheet1.F37" chart:label-cell-address="Sheet1.B34:Sheet1.B34" chart:class="chart:line">
            <chart:data-point chart:repeated="4"/>
          </chart:series>
          <chart:series chart:style-name="ch12" chart:values-cell-range-address="Sheet1.F38:Sheet1.F41" chart:label-cell-address="Sheet1.B38:Sheet1.B38" chart:class="chart:line">
            <chart:data-point chart:repeated="4"/>
          </chart:series>
          <chart:series chart:style-name="ch13" chart:values-cell-range-address="Sheet1.F42:Sheet1.F45" chart:label-cell-address="Sheet1.B42:Sheet1.B42" chart:class="chart:line">
            <chart:data-point chart:repeated="4"/>
          </chart:series>
          <chart:series chart:style-name="ch14" chart:values-cell-range-address="Sheet1.F46:Sheet1.F49" chart:label-cell-address="Sheet1.B46:Sheet1.B46" chart:class="chart:line">
            <chart:data-point chart:repeated="4"/>
          </chart:series>
          <chart:series chart:style-name="ch15" chart:values-cell-range-address="Sheet1.F50:Sheet1.F53" chart:label-cell-address="Sheet1.B50:Sheet1.B50" chart:class="chart:line">
            <chart:data-point chart:repeated="4"/>
          </chart:series>
          <chart:series chart:style-name="ch16" chart:values-cell-range-address="Sheet1.F54:Sheet1.F57" chart:label-cell-address="Sheet1.B54:Sheet1.B54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30:Sheet1.B30</svg:desc>
                </draw:g>
              </table:table-cell>
              <table:table-cell office:value-type="string">
                <text:p>FunkSVD</text:p>
                <draw:g>
                  <svg:desc>Sheet1.B34:Sheet1.B34</svg:desc>
                </draw:g>
              </table:table-cell>
              <table:table-cell office:value-type="string">
                <text:p>ItemItem</text:p>
                <draw:g>
                  <svg:desc>Sheet1.B38:Sheet1.B38</svg:desc>
                </draw:g>
              </table:table-cell>
              <table:table-cell office:value-type="string">
                <text:p>Popularity</text:p>
                <draw:g>
                  <svg:desc>Sheet1.B42:Sheet1.B42</svg:desc>
                </draw:g>
              </table:table-cell>
              <table:table-cell office:value-type="string">
                <text:p>RandomPopularity</text:p>
                <draw:g>
                  <svg:desc>Sheet1.B46:Sheet1.B46</svg:desc>
                </draw:g>
              </table:table-cell>
              <table:table-cell office:value-type="string">
                <text:p>SeedRec</text:p>
                <draw:g>
                  <svg:desc>Sheet1.B50:Sheet1.B50</svg:desc>
                </draw:g>
              </table:table-cell>
              <table:table-cell office:value-type="string">
                <text:p>PosRec</text:p>
                <draw:g>
                  <svg:desc>Sheet1.B54:Sheet1.B54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30:Sheet1.C33</svg:desc>
                </draw:g>
              </table:table-cell>
              <table:table-cell office:value-type="float" office:value="0.0693278061446317">
                <text:p>0.0693278061446317</text:p>
                <draw:g>
                  <svg:desc>Sheet1.F30:Sheet1.F33</svg:desc>
                </draw:g>
              </table:table-cell>
              <table:table-cell office:value-type="float" office:value="0.0657918907365421">
                <text:p>0.0657918907365421</text:p>
                <draw:g>
                  <svg:desc>Sheet1.F34:Sheet1.F37</svg:desc>
                </draw:g>
              </table:table-cell>
              <table:table-cell office:value-type="float" office:value="0.0585884257350745">
                <text:p>0.0585884257350745</text:p>
                <draw:g>
                  <svg:desc>Sheet1.F38:Sheet1.F41</svg:desc>
                </draw:g>
              </table:table-cell>
              <table:table-cell office:value-type="float" office:value="0.18874133726018">
                <text:p>0.18874133726018</text:p>
                <draw:g>
                  <svg:desc>Sheet1.F42:Sheet1.F45</svg:desc>
                </draw:g>
              </table:table-cell>
              <table:table-cell office:value-type="float" office:value="0.0427948694185436">
                <text:p>0.0427948694185436</text:p>
                <draw:g>
                  <svg:desc>Sheet1.F46:Sheet1.F49</svg:desc>
                </draw:g>
              </table:table-cell>
              <table:table-cell office:value-type="float" office:value="0.106023173709229">
                <text:p>0.106023173709229</text:p>
                <draw:g>
                  <svg:desc>Sheet1.F50:Sheet1.F53</svg:desc>
                </draw:g>
              </table:table-cell>
              <table:table-cell office:value-type="float" office:value="0.125247311489858">
                <text:p>0.125247311489858</text:p>
                <draw:g>
                  <svg:desc>Sheet1.F54:Sheet1.F5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616486812684835">
                <text:p>0.0616486812684835</text:p>
              </table:table-cell>
              <table:table-cell office:value-type="float" office:value="0.0504581593073394">
                <text:p>0.0504581593073394</text:p>
              </table:table-cell>
              <table:table-cell office:value-type="float" office:value="0.0647228158359729">
                <text:p>0.0647228158359729</text:p>
              </table:table-cell>
              <table:table-cell office:value-type="float" office:value="0.150787483327897">
                <text:p>0.150787483327897</text:p>
              </table:table-cell>
              <table:table-cell office:value-type="float" office:value="0.0420637836241983">
                <text:p>0.0420637836241983</text:p>
              </table:table-cell>
              <table:table-cell office:value-type="float" office:value="0.0982977338835669">
                <text:p>0.0982977338835669</text:p>
              </table:table-cell>
              <table:table-cell office:value-type="float" office:value="0.117224692824149">
                <text:p>0.11722469282414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554418165926834">
                <text:p>0.0554418165926834</text:p>
              </table:table-cell>
              <table:table-cell office:value-type="float" office:value="0.0567871676482767">
                <text:p>0.0567871676482767</text:p>
              </table:table-cell>
              <table:table-cell office:value-type="float" office:value="0.0600876759457336">
                <text:p>0.0600876759457336</text:p>
              </table:table-cell>
              <table:table-cell office:value-type="float" office:value="0.10753001552939">
                <text:p>0.10753001552939</text:p>
              </table:table-cell>
              <table:table-cell office:value-type="float" office:value="0.040968018112959">
                <text:p>0.040968018112959</text:p>
              </table:table-cell>
              <table:table-cell office:value-type="float" office:value="0.0745988074476616">
                <text:p>0.0745988074476616</text:p>
              </table:table-cell>
              <table:table-cell office:value-type="float" office:value="0.101287963181232">
                <text:p>0.1012879631812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73491316420396">
                <text:p>0.0573491316420396</text:p>
              </table:table-cell>
              <table:table-cell office:value-type="float" office:value="0.052852701142874">
                <text:p>0.052852701142874</text:p>
              </table:table-cell>
              <table:table-cell office:value-type="float" office:value="0.0573257790544691">
                <text:p>0.0573257790544691</text:p>
              </table:table-cell>
              <table:table-cell office:value-type="float" office:value="0.0823805261118972">
                <text:p>0.0823805261118972</text:p>
              </table:table-cell>
              <table:table-cell office:value-type="float" office:value="0.042841149470652">
                <text:p>0.042841149470652</text:p>
              </table:table-cell>
              <table:table-cell office:value-type="float" office:value="0.0750313617190999">
                <text:p>0.0750313617190999</text:p>
              </table:table-cell>
              <table:table-cell office:value-type="float" office:value="0.0990246612040413">
                <text:p>0.09902466120404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826cm" svg:height="11.715cm" xlink:href=".." xlink:type="simple" chart:class="chart:line" chart:style-name="ch1">
        <chart:title svg:x="8.441cm" svg:y="0.37cm" chart:style-name="ch2">
          <text:p>Precision@30</text:p>
        </chart:title>
        <chart:legend chart:legend-position="end" svg:x="15.677cm" svg:y="4.064cm" style:legend-expansion="high" chart:style-name="ch3"/>
        <chart:plot-area chart:style-name="ch4" table:cell-range-address="Sheet1.C58:Sheet1.D61 Sheet1.B58:Sheet1.B58 Sheet1.B62:Sheet1.B62 Sheet1.D62:Sheet1.D85 Sheet1.B66:Sheet1.B66 Sheet1.B70:Sheet1.B70 Sheet1.B74:Sheet1.B74 Sheet1.B78:Sheet1.B78 Sheet1.B82:Sheet1.B82" chart:data-source-has-labels="both" svg:x="1.407cm" svg:y="1.383cm" svg:width="13.874cm" svg:height="9.117cm">
          <chartooo:coordinate-region svg:x="2.319cm" svg:y="1.583cm" svg:width="12.286cm" svg:height="8.27cm"/>
          <chart:axis chart:dimension="x" chart:name="primary-x" chart:style-name="ch5" chartooo:axis-type="auto">
            <chartooo:date-scale/>
            <chart:title svg:x="7.453cm" svg:y="10.734cm" chart:style-name="ch6">
              <text:p>Percentage</text:p>
            </chart:title>
            <chart:categories table:cell-range-address="Sheet1.C58:Sheet1.C61"/>
          </chart:axis>
          <chart:axis chart:dimension="y" chart:name="primary-y" chart:style-name="ch7">
            <chart:title svg:x="0.451cm" svg:y="6.673cm" chart:style-name="ch8">
              <text:p>Precision</text:p>
            </chart:title>
            <chart:grid chart:style-name="ch9" chart:class="major"/>
          </chart:axis>
          <chart:series chart:style-name="ch10" chart:values-cell-range-address="Sheet1.D58:Sheet1.D61" chart:label-cell-address="Sheet1.B58:Sheet1.B58" chart:class="chart:line">
            <chart:data-point chart:repeated="4"/>
          </chart:series>
          <chart:series chart:style-name="ch11" chart:values-cell-range-address="Sheet1.D62:Sheet1.D65" chart:label-cell-address="Sheet1.B62:Sheet1.B62" chart:class="chart:line">
            <chart:data-point chart:repeated="4"/>
          </chart:series>
          <chart:series chart:style-name="ch12" chart:values-cell-range-address="Sheet1.D66:Sheet1.D69" chart:label-cell-address="Sheet1.B66:Sheet1.B66" chart:class="chart:line">
            <chart:data-point chart:repeated="4"/>
          </chart:series>
          <chart:series chart:style-name="ch13" chart:values-cell-range-address="Sheet1.D70:Sheet1.D73" chart:label-cell-address="Sheet1.B70:Sheet1.B70" chart:class="chart:line">
            <chart:data-point chart:repeated="4"/>
          </chart:series>
          <chart:series chart:style-name="ch14" chart:values-cell-range-address="Sheet1.D74:Sheet1.D77" chart:label-cell-address="Sheet1.B74:Sheet1.B74" chart:class="chart:line">
            <chart:data-point chart:repeated="4"/>
          </chart:series>
          <chart:series chart:style-name="ch15" chart:values-cell-range-address="Sheet1.D78:Sheet1.D81" chart:label-cell-address="Sheet1.B78:Sheet1.B78" chart:class="chart:line">
            <chart:data-point chart:repeated="4"/>
          </chart:series>
          <chart:series chart:style-name="ch16" chart:values-cell-range-address="Sheet1.D82:Sheet1.D85" chart:label-cell-address="Sheet1.B82:Sheet1.B82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58:Sheet1.B58</svg:desc>
                </draw:g>
              </table:table-cell>
              <table:table-cell office:value-type="string">
                <text:p>FunkSVD</text:p>
                <draw:g>
                  <svg:desc>Sheet1.B62:Sheet1.B62</svg:desc>
                </draw:g>
              </table:table-cell>
              <table:table-cell office:value-type="string">
                <text:p>ItemItem</text:p>
                <draw:g>
                  <svg:desc>Sheet1.B66:Sheet1.B66</svg:desc>
                </draw:g>
              </table:table-cell>
              <table:table-cell office:value-type="string">
                <text:p>Popularity</text:p>
                <draw:g>
                  <svg:desc>Sheet1.B70:Sheet1.B70</svg:desc>
                </draw:g>
              </table:table-cell>
              <table:table-cell office:value-type="string">
                <text:p>RandomPopularity</text:p>
                <draw:g>
                  <svg:desc>Sheet1.B74:Sheet1.B74</svg:desc>
                </draw:g>
              </table:table-cell>
              <table:table-cell office:value-type="string">
                <text:p>SeedRec</text:p>
                <draw:g>
                  <svg:desc>Sheet1.B78:Sheet1.B78</svg:desc>
                </draw:g>
              </table:table-cell>
              <table:table-cell office:value-type="string">
                <text:p>PosRec</text:p>
                <draw:g>
                  <svg:desc>Sheet1.B82:Sheet1.B82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58:Sheet1.C61</svg:desc>
                </draw:g>
              </table:table-cell>
              <table:table-cell office:value-type="float" office:value="0.0900355871886123">
                <text:p>0.0900355871886123</text:p>
                <draw:g>
                  <svg:desc>Sheet1.D58:Sheet1.D61</svg:desc>
                </draw:g>
              </table:table-cell>
              <table:table-cell office:value-type="float" office:value="0.0366666666666667">
                <text:p>0.0366666666666667</text:p>
                <draw:g>
                  <svg:desc>Sheet1.D62:Sheet1.D65</svg:desc>
                </draw:g>
              </table:table-cell>
              <table:table-cell office:value-type="float" office:value="0.0660130718954248">
                <text:p>0.0660130718954248</text:p>
                <draw:g>
                  <svg:desc>Sheet1.D66:Sheet1.D69</svg:desc>
                </draw:g>
              </table:table-cell>
              <table:table-cell office:value-type="float" office:value="0.182274247491639">
                <text:p>0.182274247491639</text:p>
                <draw:g>
                  <svg:desc>Sheet1.D70:Sheet1.D73</svg:desc>
                </draw:g>
              </table:table-cell>
              <table:table-cell office:value-type="float" office:value="0.0396825396825397">
                <text:p>0.0396825396825397</text:p>
                <draw:g>
                  <svg:desc>Sheet1.D74:Sheet1.D77</svg:desc>
                </draw:g>
              </table:table-cell>
              <table:table-cell office:value-type="float" office:value="0.105685618729097">
                <text:p>0.105685618729097</text:p>
                <draw:g>
                  <svg:desc>Sheet1.D78:Sheet1.D81</svg:desc>
                </draw:g>
              </table:table-cell>
              <table:table-cell office:value-type="float" office:value="0.127015250544663">
                <text:p>0.127015250544663</text:p>
                <draw:g>
                  <svg:desc>Sheet1.D82:Sheet1.D85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810531264692058">
                <text:p>0.0810531264692058</text:p>
              </table:table-cell>
              <table:table-cell office:value-type="float" office:value="0.0366120218579235">
                <text:p>0.0366120218579235</text:p>
              </table:table-cell>
              <table:table-cell office:value-type="float" office:value="0.060485651214128">
                <text:p>0.060485651214128</text:p>
              </table:table-cell>
              <table:table-cell office:value-type="float" office:value="0.166946778711484">
                <text:p>0.166946778711484</text:p>
              </table:table-cell>
              <table:table-cell office:value-type="float" office:value="0.0374784110535405">
                <text:p>0.0374784110535405</text:p>
              </table:table-cell>
              <table:table-cell office:value-type="float" office:value="0.094519927536232">
                <text:p>0.094519927536232</text:p>
              </table:table-cell>
              <table:table-cell office:value-type="float" office:value="0.124312133513757">
                <text:p>0.12431213351375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587448559670786">
                <text:p>0.0587448559670786</text:p>
              </table:table-cell>
              <table:table-cell office:value-type="float" office:value="0.0402714932126696">
                <text:p>0.0402714932126696</text:p>
              </table:table-cell>
              <table:table-cell office:value-type="float" office:value="0.0524492234169652">
                <text:p>0.0524492234169652</text:p>
              </table:table-cell>
              <table:table-cell office:value-type="float" office:value="0.111646981627296">
                <text:p>0.111646981627296</text:p>
              </table:table-cell>
              <table:table-cell office:value-type="float" office:value="0.0366043613707164">
                <text:p>0.0366043613707164</text:p>
              </table:table-cell>
              <table:table-cell office:value-type="float" office:value="0.0768090154211148">
                <text:p>0.0768090154211148</text:p>
              </table:table-cell>
              <table:table-cell office:value-type="float" office:value="0.105637895960476">
                <text:p>0.10563789596047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81488933601614">
                <text:p>0.0581488933601614</text:p>
              </table:table-cell>
              <table:table-cell office:value-type="float" office:value="0.0375275938189846">
                <text:p>0.0375275938189846</text:p>
              </table:table-cell>
              <table:table-cell office:value-type="float" office:value="0.0503253796095448">
                <text:p>0.0503253796095448</text:p>
              </table:table-cell>
              <table:table-cell office:value-type="float" office:value="0.0845379359942466">
                <text:p>0.0845379359942466</text:p>
              </table:table-cell>
              <table:table-cell office:value-type="float" office:value="0.0363970588235293">
                <text:p>0.0363970588235293</text:p>
              </table:table-cell>
              <table:table-cell office:value-type="float" office:value="0.0679298788347508">
                <text:p>0.0679298788347508</text:p>
              </table:table-cell>
              <table:table-cell office:value-type="float" office:value="0.0910965550703535">
                <text:p>0.09109655507035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302cm" svg:height="11.37cm" xlink:href=".." xlink:type="simple" chart:class="chart:line" chart:style-name="ch1">
        <chart:title svg:x="8.483cm" svg:y="0.363cm" chart:style-name="ch2">
          <text:p>Recall@30</text:p>
        </chart:title>
        <chart:legend chart:legend-position="end" svg:x="15.153cm" svg:y="3.892cm" style:legend-expansion="high" chart:style-name="ch3"/>
        <chart:plot-area chart:style-name="ch4" table:cell-range-address="Sheet1.C58:Sheet1.C61 Sheet1.B58:Sheet1.B58 Sheet1.E58:Sheet1.E85 Sheet1.B62:Sheet1.B62 Sheet1.B66:Sheet1.B66 Sheet1.B70:Sheet1.B70 Sheet1.B74:Sheet1.B74 Sheet1.B78:Sheet1.B78 Sheet1.B82:Sheet1.B82" chart:data-source-has-labels="both" svg:x="1.397cm" svg:y="1.369cm" svg:width="13.37cm" svg:height="8.793cm">
          <chartooo:coordinate-region svg:x="2.309cm" svg:y="1.569cm" svg:width="11.782cm" svg:height="7.946cm"/>
          <chart:axis chart:dimension="x" chart:name="primary-x" chart:style-name="ch5" chartooo:axis-type="auto">
            <chartooo:date-scale/>
            <chart:title svg:x="7.191cm" svg:y="10.389cm" chart:style-name="ch6">
              <text:p>Percentage</text:p>
            </chart:title>
            <chart:categories table:cell-range-address="Sheet1.C58:Sheet1.C61"/>
          </chart:axis>
          <chart:axis chart:dimension="y" chart:name="primary-y" chart:style-name="ch7">
            <chart:title svg:x="0.451cm" svg:y="6.285cm" chart:style-name="ch8">
              <text:p>Recall</text:p>
            </chart:title>
            <chart:grid chart:style-name="ch9" chart:class="major"/>
          </chart:axis>
          <chart:series chart:style-name="ch10" chart:values-cell-range-address="Sheet1.E58:Sheet1.E61" chart:label-cell-address="Sheet1.B58:Sheet1.B58" chart:class="chart:line">
            <chart:data-point chart:repeated="4"/>
          </chart:series>
          <chart:series chart:style-name="ch11" chart:values-cell-range-address="Sheet1.E62:Sheet1.E65" chart:label-cell-address="Sheet1.B62:Sheet1.B62" chart:class="chart:line">
            <chart:data-point chart:repeated="4"/>
          </chart:series>
          <chart:series chart:style-name="ch12" chart:values-cell-range-address="Sheet1.E66:Sheet1.E69" chart:label-cell-address="Sheet1.B66:Sheet1.B66" chart:class="chart:line">
            <chart:data-point chart:repeated="4"/>
          </chart:series>
          <chart:series chart:style-name="ch13" chart:values-cell-range-address="Sheet1.E70:Sheet1.E73" chart:label-cell-address="Sheet1.B70:Sheet1.B70" chart:class="chart:line">
            <chart:data-point chart:repeated="4"/>
          </chart:series>
          <chart:series chart:style-name="ch14" chart:values-cell-range-address="Sheet1.E74:Sheet1.E77" chart:label-cell-address="Sheet1.B74:Sheet1.B74" chart:class="chart:line">
            <chart:data-point chart:repeated="4"/>
          </chart:series>
          <chart:series chart:style-name="ch15" chart:values-cell-range-address="Sheet1.E78:Sheet1.E81" chart:label-cell-address="Sheet1.B78:Sheet1.B78" chart:class="chart:line">
            <chart:data-point chart:repeated="4"/>
          </chart:series>
          <chart:series chart:style-name="ch16" chart:values-cell-range-address="Sheet1.E82:Sheet1.E85" chart:label-cell-address="Sheet1.B82:Sheet1.B82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58:Sheet1.B58</svg:desc>
                </draw:g>
              </table:table-cell>
              <table:table-cell office:value-type="string">
                <text:p>FunkSVD</text:p>
                <draw:g>
                  <svg:desc>Sheet1.B62:Sheet1.B62</svg:desc>
                </draw:g>
              </table:table-cell>
              <table:table-cell office:value-type="string">
                <text:p>ItemItem</text:p>
                <draw:g>
                  <svg:desc>Sheet1.B66:Sheet1.B66</svg:desc>
                </draw:g>
              </table:table-cell>
              <table:table-cell office:value-type="string">
                <text:p>Popularity</text:p>
                <draw:g>
                  <svg:desc>Sheet1.B70:Sheet1.B70</svg:desc>
                </draw:g>
              </table:table-cell>
              <table:table-cell office:value-type="string">
                <text:p>RandomPopularity</text:p>
                <draw:g>
                  <svg:desc>Sheet1.B74:Sheet1.B74</svg:desc>
                </draw:g>
              </table:table-cell>
              <table:table-cell office:value-type="string">
                <text:p>SeedRec</text:p>
                <draw:g>
                  <svg:desc>Sheet1.B78:Sheet1.B78</svg:desc>
                </draw:g>
              </table:table-cell>
              <table:table-cell office:value-type="string">
                <text:p>PosRec</text:p>
                <draw:g>
                  <svg:desc>Sheet1.B82:Sheet1.B82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58:Sheet1.C61</svg:desc>
                </draw:g>
              </table:table-cell>
              <table:table-cell office:value-type="float" office:value="0.0952679174612951">
                <text:p>0.0952679174612951</text:p>
                <draw:g>
                  <svg:desc>Sheet1.E58:Sheet1.E61</svg:desc>
                </draw:g>
              </table:table-cell>
              <table:table-cell office:value-type="float" office:value="0.0463980062235192">
                <text:p>0.0463980062235192</text:p>
                <draw:g>
                  <svg:desc>Sheet1.E62:Sheet1.E65</svg:desc>
                </draw:g>
              </table:table-cell>
              <table:table-cell office:value-type="float" office:value="0.0629558990540242">
                <text:p>0.0629558990540242</text:p>
                <draw:g>
                  <svg:desc>Sheet1.E66:Sheet1.E69</svg:desc>
                </draw:g>
              </table:table-cell>
              <table:table-cell office:value-type="float" office:value="0.184209935882985">
                <text:p>0.184209935882985</text:p>
                <draw:g>
                  <svg:desc>Sheet1.E70:Sheet1.E73</svg:desc>
                </draw:g>
              </table:table-cell>
              <table:table-cell office:value-type="float" office:value="0.0399817866588885">
                <text:p>0.0399817866588885</text:p>
                <draw:g>
                  <svg:desc>Sheet1.E74:Sheet1.E77</svg:desc>
                </draw:g>
              </table:table-cell>
              <table:table-cell office:value-type="float" office:value="0.11936296479175">
                <text:p>0.11936296479175</text:p>
                <draw:g>
                  <svg:desc>Sheet1.E78:Sheet1.E81</svg:desc>
                </draw:g>
              </table:table-cell>
              <table:table-cell office:value-type="float" office:value="0.145622705793982">
                <text:p>0.145622705793982</text:p>
                <draw:g>
                  <svg:desc>Sheet1.E82:Sheet1.E85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841354389109927">
                <text:p>0.0841354389109927</text:p>
              </table:table-cell>
              <table:table-cell office:value-type="float" office:value="0.0504274502506222">
                <text:p>0.0504274502506222</text:p>
              </table:table-cell>
              <table:table-cell office:value-type="float" office:value="0.0588701899541415">
                <text:p>0.0588701899541415</text:p>
              </table:table-cell>
              <table:table-cell office:value-type="float" office:value="0.164852980231627">
                <text:p>0.164852980231627</text:p>
              </table:table-cell>
              <table:table-cell office:value-type="float" office:value="0.0382648755996687">
                <text:p>0.0382648755996687</text:p>
              </table:table-cell>
              <table:table-cell office:value-type="float" office:value="0.108568300685034">
                <text:p>0.108568300685034</text:p>
              </table:table-cell>
              <table:table-cell office:value-type="float" office:value="0.142778773432987">
                <text:p>0.14277877343298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536836911970368">
                <text:p>0.0536836911970368</text:p>
              </table:table-cell>
              <table:table-cell office:value-type="float" office:value="0.0505686221350525">
                <text:p>0.0505686221350525</text:p>
              </table:table-cell>
              <table:table-cell office:value-type="float" office:value="0.0552306373657547">
                <text:p>0.0552306373657547</text:p>
              </table:table-cell>
              <table:table-cell office:value-type="float" office:value="0.106213771000043">
                <text:p>0.106213771000043</text:p>
              </table:table-cell>
              <table:table-cell office:value-type="float" office:value="0.03546929179009">
                <text:p>0.03546929179009</text:p>
              </table:table-cell>
              <table:table-cell office:value-type="float" office:value="0.08852249506737">
                <text:p>0.08852249506737</text:p>
              </table:table-cell>
              <table:table-cell office:value-type="float" office:value="0.121694396297436">
                <text:p>0.12169439629743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01430172815313">
                <text:p>0.0501430172815313</text:p>
              </table:table-cell>
              <table:table-cell office:value-type="float" office:value="0.042035172189582">
                <text:p>0.042035172189582</text:p>
              </table:table-cell>
              <table:table-cell office:value-type="float" office:value="0.053334130502176">
                <text:p>0.053334130502176</text:p>
              </table:table-cell>
              <table:table-cell office:value-type="float" office:value="0.0749477187654463">
                <text:p>0.0749477187654463</text:p>
              </table:table-cell>
              <table:table-cell office:value-type="float" office:value="0.0367047684014493">
                <text:p>0.0367047684014493</text:p>
              </table:table-cell>
              <table:table-cell office:value-type="float" office:value="0.08125271284525">
                <text:p>0.08125271284525</text:p>
              </table:table-cell>
              <table:table-cell office:value-type="float" office:value="0.107017519914092">
                <text:p>0.1070175199140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412cm" svg:height="11.317cm" xlink:href=".." xlink:type="simple" chart:class="chart:line" chart:style-name="ch1">
        <chart:title svg:x="8.088cm" svg:y="0.362cm" chart:style-name="ch2">
          <text:p>F-Measure@30</text:p>
        </chart:title>
        <chart:legend chart:legend-position="end" svg:x="15.263cm" svg:y="3.865cm" style:legend-expansion="high" chart:style-name="ch3"/>
        <chart:plot-area chart:style-name="ch4" table:cell-range-address="Sheet1.C58:Sheet1.C61 Sheet1.B58:Sheet1.B58 Sheet1.F58:Sheet1.F85 Sheet1.B62:Sheet1.B62 Sheet1.B66:Sheet1.B66 Sheet1.B70:Sheet1.B70 Sheet1.B74:Sheet1.B74 Sheet1.B78:Sheet1.B78 Sheet1.B82:Sheet1.B82" chart:data-source-has-labels="both" svg:x="1.399cm" svg:y="1.367cm" svg:width="13.476cm" svg:height="8.743cm">
          <chartooo:coordinate-region svg:x="2.311cm" svg:y="1.567cm" svg:width="11.888cm" svg:height="7.896cm"/>
          <chart:axis chart:dimension="x" chart:name="primary-x" chart:style-name="ch5" chartooo:axis-type="auto">
            <chartooo:date-scale/>
            <chart:title svg:x="7.246cm" svg:y="10.336cm" chart:style-name="ch6">
              <text:p>Percentage</text:p>
            </chart:title>
            <chart:categories table:cell-range-address="Sheet1.C58:Sheet1.C61"/>
          </chart:axis>
          <chart:axis chart:dimension="y" chart:name="primary-y" chart:style-name="ch7">
            <chart:title svg:x="0.451cm" svg:y="6.576cm" chart:style-name="ch8">
              <text:p>F-Measure</text:p>
            </chart:title>
            <chart:grid chart:style-name="ch9" chart:class="major"/>
          </chart:axis>
          <chart:series chart:style-name="ch10" chart:values-cell-range-address="Sheet1.F58:Sheet1.F61" chart:label-cell-address="Sheet1.B58:Sheet1.B58" chart:class="chart:line">
            <chart:data-point chart:repeated="4"/>
          </chart:series>
          <chart:series chart:style-name="ch11" chart:values-cell-range-address="Sheet1.F62:Sheet1.F65" chart:label-cell-address="Sheet1.B62:Sheet1.B62" chart:class="chart:line">
            <chart:data-point chart:repeated="4"/>
          </chart:series>
          <chart:series chart:style-name="ch12" chart:values-cell-range-address="Sheet1.F66:Sheet1.F69" chart:label-cell-address="Sheet1.B66:Sheet1.B66" chart:class="chart:line">
            <chart:data-point chart:repeated="4"/>
          </chart:series>
          <chart:series chart:style-name="ch13" chart:values-cell-range-address="Sheet1.F70:Sheet1.F73" chart:label-cell-address="Sheet1.B70:Sheet1.B70" chart:class="chart:line">
            <chart:data-point chart:repeated="4"/>
          </chart:series>
          <chart:series chart:style-name="ch14" chart:values-cell-range-address="Sheet1.F74:Sheet1.F77" chart:label-cell-address="Sheet1.B74:Sheet1.B74" chart:class="chart:line">
            <chart:data-point chart:repeated="4"/>
          </chart:series>
          <chart:series chart:style-name="ch15" chart:values-cell-range-address="Sheet1.F78:Sheet1.F81" chart:label-cell-address="Sheet1.B78:Sheet1.B78" chart:class="chart:line">
            <chart:data-point chart:repeated="4"/>
          </chart:series>
          <chart:series chart:style-name="ch16" chart:values-cell-range-address="Sheet1.F82:Sheet1.F85" chart:label-cell-address="Sheet1.B82:Sheet1.B82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coverage</text:p>
                <draw:g>
                  <svg:desc>Sheet1.B58:Sheet1.B58</svg:desc>
                </draw:g>
              </table:table-cell>
              <table:table-cell office:value-type="string">
                <text:p>FunkSVD</text:p>
                <draw:g>
                  <svg:desc>Sheet1.B62:Sheet1.B62</svg:desc>
                </draw:g>
              </table:table-cell>
              <table:table-cell office:value-type="string">
                <text:p>ItemItem</text:p>
                <draw:g>
                  <svg:desc>Sheet1.B66:Sheet1.B66</svg:desc>
                </draw:g>
              </table:table-cell>
              <table:table-cell office:value-type="string">
                <text:p>Popularity</text:p>
                <draw:g>
                  <svg:desc>Sheet1.B70:Sheet1.B70</svg:desc>
                </draw:g>
              </table:table-cell>
              <table:table-cell office:value-type="string">
                <text:p>RandomPopularity</text:p>
                <draw:g>
                  <svg:desc>Sheet1.B74:Sheet1.B74</svg:desc>
                </draw:g>
              </table:table-cell>
              <table:table-cell office:value-type="string">
                <text:p>SeedRec</text:p>
                <draw:g>
                  <svg:desc>Sheet1.B78:Sheet1.B78</svg:desc>
                </draw:g>
              </table:table-cell>
              <table:table-cell office:value-type="string">
                <text:p>PosRec</text:p>
                <draw:g>
                  <svg:desc>Sheet1.B82:Sheet1.B82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C58:Sheet1.C61</svg:desc>
                </draw:g>
              </table:table-cell>
              <table:table-cell office:value-type="float" office:value="0.0925778808670605">
                <text:p>0.0925778808670605</text:p>
                <draw:g>
                  <svg:desc>Sheet1.F58:Sheet1.F61</svg:desc>
                </draw:g>
              </table:table-cell>
              <table:table-cell office:value-type="float" office:value="0.0409623048885012">
                <text:p>0.0409623048885012</text:p>
                <draw:g>
                  <svg:desc>Sheet1.F62:Sheet1.F65</svg:desc>
                </draw:g>
              </table:table-cell>
              <table:table-cell office:value-type="float" office:value="0.0644482507675954">
                <text:p>0.0644482507675954</text:p>
                <draw:g>
                  <svg:desc>Sheet1.F66:Sheet1.F69</svg:desc>
                </draw:g>
              </table:table-cell>
              <table:table-cell office:value-type="float" office:value="0.183236979748355">
                <text:p>0.183236979748355</text:p>
                <draw:g>
                  <svg:desc>Sheet1.F70:Sheet1.F73</svg:desc>
                </draw:g>
              </table:table-cell>
              <table:table-cell office:value-type="float" office:value="0.039831601132742">
                <text:p>0.039831601132742</text:p>
                <draw:g>
                  <svg:desc>Sheet1.F74:Sheet1.F77</svg:desc>
                </draw:g>
              </table:table-cell>
              <table:table-cell office:value-type="float" office:value="0.112108670847839">
                <text:p>0.112108670847839</text:p>
                <draw:g>
                  <svg:desc>Sheet1.F78:Sheet1.F81</svg:desc>
                </draw:g>
              </table:table-cell>
              <table:table-cell office:value-type="float" office:value="0.135684001668792">
                <text:p>0.135684001668792</text:p>
                <draw:g>
                  <svg:desc>Sheet1.F82:Sheet1.F85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825655257057192">
                <text:p>0.0825655257057192</text:p>
              </table:table-cell>
              <table:table-cell office:value-type="float" office:value="0.0424233021200472">
                <text:p>0.0424233021200472</text:p>
              </table:table-cell>
              <table:table-cell office:value-type="float" office:value="0.059666988085746">
                <text:p>0.059666988085746</text:p>
              </table:table-cell>
              <table:table-cell office:value-type="float" office:value="0.165893273089308">
                <text:p>0.165893273089308</text:p>
              </table:table-cell>
              <table:table-cell office:value-type="float" office:value="0.037867560281693">
                <text:p>0.037867560281693</text:p>
              </table:table-cell>
              <table:table-cell office:value-type="float" office:value="0.101058224825329">
                <text:p>0.101058224825329</text:p>
              </table:table-cell>
              <table:table-cell office:value-type="float" office:value="0.132907062608994">
                <text:p>0.13290706260899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561003550556886">
                <text:p>0.0561003550556886</text:p>
              </table:table-cell>
              <table:table-cell office:value-type="float" office:value="0.0448364451165767">
                <text:p>0.0448364451165767</text:p>
              </table:table-cell>
              <table:table-cell office:value-type="float" office:value="0.053804007872988">
                <text:p>0.053804007872988</text:p>
              </table:table-cell>
              <table:table-cell office:value-type="float" office:value="0.108862627126714">
                <text:p>0.108862627126714</text:p>
              </table:table-cell>
              <table:table-cell office:value-type="float" office:value="0.0360278886197452">
                <text:p>0.0360278886197452</text:p>
              </table:table-cell>
              <table:table-cell office:value-type="float" office:value="0.0822508143626831">
                <text:p>0.0822508143626831</text:p>
              </table:table-cell>
              <table:table-cell office:value-type="float" office:value="0.113099110094369">
                <text:p>0.11309911009436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38500234668113">
                <text:p>0.0538500234668113</text:p>
              </table:table-cell>
              <table:table-cell office:value-type="float" office:value="0.0396536959982478">
                <text:p>0.0396536959982478</text:p>
              </table:table-cell>
              <table:table-cell office:value-type="float" office:value="0.0517860900707367">
                <text:p>0.0517860900707367</text:p>
              </table:table-cell>
              <table:table-cell office:value-type="float" office:value="0.0794544871318343">
                <text:p>0.0794544871318343</text:p>
              </table:table-cell>
              <table:table-cell office:value-type="float" office:value="0.0365502659871977">
                <text:p>0.0365502659871977</text:p>
              </table:table-cell>
              <table:table-cell office:value-type="float" office:value="0.0739963943033249">
                <text:p>0.0739963943033249</text:p>
              </table:table-cell>
              <table:table-cell office:value-type="float" office:value="0.0984173123198051">
                <text:p>0.09841731231980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